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48000037D000002871C5E9F5F2.wmf"/>
  <manifest:file-entry manifest:media-type="" manifest:full-path="Pictures/200001DB000061AB0000584314E7E0FA.wmf"/>
  <manifest:file-entry manifest:media-type="image/png" manifest:full-path="Pictures/100002010000000D0000000D5A19C82F.png"/>
  <manifest:file-entry manifest:media-type="" manifest:full-path="Pictures/2000013C000047BB0000276382172247.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INMittelschrift" svg:font-family="DINMittelschrif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el1" style:family="table" style:master-page-name="First_5f_H_5f_MonoElementm0m0m4m0m0m27m0m0m">
      <style:table-properties style:width="21.003cm" style:rel-width="100%" fo:margin-top="0cm" fo:margin-bottom="0cm" style:page-number="0" table:align="left" table:border-model="collapsing"/>
    </style:style>
    <style:style style:name="Tabel1.A" style:family="table-column">
      <style:table-column-properties style:column-width="21.003cm" style:rel-column-width="12123*"/>
    </style:style>
    <style:style style:name="Tabel1.1" style:family="table-row">
      <style:table-row-properties style:min-row-height="29.704cm" style:keep-together="true" fo:keep-together="auto"/>
    </style:style>
    <style:style style:name="Tabel1.A1" style:family="table-cell">
      <style:table-cell-properties fo:background-color="#c4d6e2" fo:padding-left="0.191cm" fo:padding-right="0.191cm" fo:padding-top="0cm" fo:padding-bottom="0cm" fo:border="none">
        <style:background-image/>
      </style:table-cell-properties>
    </style:style>
    <style:style style:name="Tabel2" style:family="table" style:master-page-name="First_5f_H_5f_MonoElementm0m0m4m0m0m27m0m0m">
      <style:table-properties style:width="13.503cm" fo:margin-top="0cm" fo:margin-bottom="0cm" style:page-number="0" table:align="left" table:border-model="collapsing"/>
    </style:style>
    <style:style style:name="Tabel2.A" style:family="table-column">
      <style:table-column-properties style:column-width="6.502cm"/>
    </style:style>
    <style:style style:name="Tabel2.B" style:family="table-column">
      <style:table-column-properties style:column-width="0.499cm"/>
    </style:style>
    <style:style style:name="Tabel2.1" style:family="table-row">
      <style:table-row-properties style:min-row-height="7.583cm" style:keep-together="true" fo:keep-together="auto"/>
    </style:style>
    <style:style style:name="Tabel2.A1" style:family="table-cell">
      <style:table-cell-properties fo:padding="0cm" fo:border="0.018cm solid #afdfdf"/>
    </style:style>
    <style:style style:name="Tabel3" style:family="table" style:master-page-name="First_5f_H_5f_MonoElementm0m0m6m0m0m27m0m0m">
      <style:table-properties style:width="13.503cm" fo:margin-top="0cm" fo:margin-bottom="0cm" style:page-number="0" table:align="left" table:border-model="collapsing"/>
    </style:style>
    <style:style style:name="Tabel3.A" style:family="table-column">
      <style:table-column-properties style:column-width="13.503cm"/>
    </style:style>
    <style:style style:name="Tabel3.1" style:family="table-row">
      <style:table-row-properties style:min-row-height="10.001cm" style:keep-together="true" fo:keep-together="auto"/>
    </style:style>
    <style:style style:name="Tabel3.A1" style:family="table-cell">
      <style:table-cell-properties fo:background-color="#ffffff" fo:padding="0cm" fo:border="none">
        <style:background-image/>
      </style:table-cell-properties>
    </style:style>
    <style:style style:name="Tabel3.2" style:family="table-row">
      <style:table-row-properties style:min-row-height="6.101cm" style:keep-together="true" fo:keep-together="auto"/>
    </style:style>
    <style:style style:name="Tabel3.A2" style:family="table-cell">
      <style:table-cell-properties style:vertical-align="bottom" fo:background-color="#ffffff" fo:padding="0cm" fo:border="none">
        <style:background-image/>
      </style:table-cell-properties>
    </style:style>
    <style:style style:name="Tabel4" style:family="table">
      <style:table-properties style:width="15.923cm" style:rel-width="100%" fo:margin-top="0cm" fo:margin-bottom="0cm" table:align="left" table:border-model="collapsing"/>
    </style:style>
    <style:style style:name="Tabel4.A" style:family="table-column">
      <style:table-column-properties style:column-width="3.343cm" style:rel-column-width="2092*"/>
    </style:style>
    <style:style style:name="Tabel4.B" style:family="table-column">
      <style:table-column-properties style:column-width="12.58cm" style:rel-column-width="7871*"/>
    </style:style>
    <style:style style:name="Tabel4.A1" style:family="table-cell">
      <style:table-cell-properties fo:background-color="#a6a6a6" fo:padding-left="0.191cm" fo:padding-right="0.191cm" fo:padding-top="0cm" fo:padding-bottom="0cm" fo:border="0.018cm solid #000000">
        <style:background-image/>
      </style:table-cell-properties>
    </style:style>
    <style:style style:name="Tabel4.A2" style:family="table-cell">
      <style:table-cell-properties fo:padding-left="0.191cm" fo:padding-right="0.191cm" fo:padding-top="0cm" fo:padding-bottom="0cm" fo:border="0.018cm solid #000000"/>
    </style:style>
    <style:style style:name="Tabel5" style:family="table">
      <style:table-properties style:width="15.923cm" style:rel-width="100%" fo:margin-top="0cm" fo:margin-bottom="0cm" table:align="left" table:border-model="collapsing"/>
    </style:style>
    <style:style style:name="Tabel5.A" style:family="table-column">
      <style:table-column-properties style:column-width="11.758cm" style:rel-column-width="7357*"/>
    </style:style>
    <style:style style:name="Tabel5.B" style:family="table-column">
      <style:table-column-properties style:column-width="2.083cm" style:rel-column-width="1303*"/>
    </style:style>
    <style:style style:name="Tabel5.1" style:family="table-row">
      <style:table-row-properties style:min-row-height="0.002cm" style:keep-together="false" fo:keep-together="always"/>
    </style:style>
    <style:style style:name="Tabel5.A1" style:family="table-cell">
      <style:table-cell-properties fo:background-color="#b8cce4" fo:padding-left="0.191cm" fo:padding-right="0.191cm" fo:padding-top="0cm" fo:padding-bottom="0cm" fo:border-left="none" fo:border-right="none" fo:border-top="none" fo:border-bottom="0.018cm solid #000000">
        <style:background-image/>
      </style:table-cell-properties>
    </style:style>
    <style:style style:name="Tabel5.A2" style:family="table-cell">
      <style:table-cell-properties fo:padding-left="0.191cm" fo:padding-right="0.191cm" fo:padding-top="0cm" fo:padding-bottom="0cm" fo:border-left="none" fo:border-right="none" fo:border-top="0.018cm solid #000000" fo:border-bottom="0.018cm solid #000000"/>
    </style:style>
    <style:style style:name="Tabel6" style:family="table">
      <style:table-properties style:width="15.923cm" style:rel-width="100%" fo:margin-top="0cm" fo:margin-bottom="0cm" table:align="left" table:border-model="collapsing"/>
    </style:style>
    <style:style style:name="Tabel6.A" style:family="table-column">
      <style:table-column-properties style:column-width="7.269cm" style:rel-column-width="4548*"/>
    </style:style>
    <style:style style:name="Tabel6.B" style:family="table-column">
      <style:table-column-properties style:column-width="3.78cm" style:rel-column-width="2365*"/>
    </style:style>
    <style:style style:name="Tabel6.C" style:family="table-column">
      <style:table-column-properties style:column-width="1.132cm" style:rel-column-width="709*"/>
    </style:style>
    <style:style style:name="Tabel6.D" style:family="table-column">
      <style:table-column-properties style:column-width="3.741cm" style:rel-column-width="2341*"/>
    </style:style>
    <style:style style:name="Tabel6.1" style:family="table-row">
      <style:table-row-properties style:min-row-height="0.672cm" style:keep-together="false" fo:keep-together="always"/>
    </style:style>
    <style:style style:name="Tabel6.A1" style:family="table-cell">
      <style:table-cell-properties fo:background-color="#b8cce4" fo:padding-left="0.191cm" fo:padding-right="0.191cm" fo:padding-top="0cm" fo:padding-bottom="0cm" fo:border-left="none" fo:border-right="none" fo:border-top="none" fo:border-bottom="0.018cm solid #000000">
        <style:background-image/>
      </style:table-cell-properties>
    </style:style>
    <style:style style:name="Tabel6.2" style:family="table-row">
      <style:table-row-properties style:min-row-height="0.002cm" style:keep-together="false" fo:keep-together="always"/>
    </style:style>
    <style:style style:name="Tabel6.A2" style:family="table-cell">
      <style:table-cell-properties fo:padding-left="0.191cm" fo:padding-right="0.191cm" fo:padding-top="0cm" fo:padding-bottom="0cm" fo:border-left="none" fo:border-right="none" fo:border-top="0.018cm solid #000000" fo:border-bottom="0.018cm solid #000000"/>
    </style:style>
    <style:style style:name="Tabel7" style:family="table">
      <style:table-properties style:width="15.923cm" style:rel-width="100%" fo:margin-top="0cm" fo:margin-bottom="0cm" table:align="left" table:border-model="collapsing"/>
    </style:style>
    <style:style style:name="Tabel7.A" style:family="table-column">
      <style:table-column-properties style:column-width="7.269cm" style:rel-column-width="4548*"/>
    </style:style>
    <style:style style:name="Tabel7.B" style:family="table-column">
      <style:table-column-properties style:column-width="3.78cm" style:rel-column-width="2365*"/>
    </style:style>
    <style:style style:name="Tabel7.C" style:family="table-column">
      <style:table-column-properties style:column-width="1.132cm" style:rel-column-width="709*"/>
    </style:style>
    <style:style style:name="Tabel7.D" style:family="table-column">
      <style:table-column-properties style:column-width="3.741cm" style:rel-column-width="2341*"/>
    </style:style>
    <style:style style:name="Tabel7.1" style:family="table-row">
      <style:table-row-properties style:min-row-height="0.672cm" style:keep-together="false" fo:keep-together="always"/>
    </style:style>
    <style:style style:name="Tabel7.A1" style:family="table-cell">
      <style:table-cell-properties fo:background-color="#b8cce4" fo:padding-left="0.191cm" fo:padding-right="0.191cm" fo:padding-top="0cm" fo:padding-bottom="0cm" fo:border-left="none" fo:border-right="none" fo:border-top="none" fo:border-bottom="0.018cm solid #000000">
        <style:background-image/>
      </style:table-cell-properties>
    </style:style>
    <style:style style:name="Tabel7.2" style:family="table-row">
      <style:table-row-properties style:min-row-height="0.002cm" style:keep-together="false" fo:keep-together="always"/>
    </style:style>
    <style:style style:name="Tabel7.A2" style:family="table-cell">
      <style:table-cell-properties fo:padding-left="0.191cm" fo:padding-right="0.191cm" fo:padding-top="0cm" fo:padding-bottom="0cm" fo:border-left="none" fo:border-right="none" fo:border-top="0.018cm solid #000000" fo:border-bottom="0.018cm solid #000000"/>
    </style:style>
    <style:style style:name="Tabel8" style:family="table">
      <style:table-properties style:width="15.923cm" style:rel-width="100%" fo:margin-top="0cm" fo:margin-bottom="0cm" table:align="left" table:border-model="collapsing"/>
    </style:style>
    <style:style style:name="Tabel8.A" style:family="table-column">
      <style:table-column-properties style:column-width="7.269cm" style:rel-column-width="4548*"/>
    </style:style>
    <style:style style:name="Tabel8.B" style:family="table-column">
      <style:table-column-properties style:column-width="3.78cm" style:rel-column-width="2365*"/>
    </style:style>
    <style:style style:name="Tabel8.C" style:family="table-column">
      <style:table-column-properties style:column-width="1.132cm" style:rel-column-width="709*"/>
    </style:style>
    <style:style style:name="Tabel8.D" style:family="table-column">
      <style:table-column-properties style:column-width="3.741cm" style:rel-column-width="2341*"/>
    </style:style>
    <style:style style:name="Tabel8.1" style:family="table-row">
      <style:table-row-properties style:min-row-height="0.672cm" style:keep-together="false" fo:keep-together="always"/>
    </style:style>
    <style:style style:name="Tabel8.A1" style:family="table-cell">
      <style:table-cell-properties fo:background-color="#b8cce4" fo:padding-left="0.191cm" fo:padding-right="0.191cm" fo:padding-top="0cm" fo:padding-bottom="0cm" fo:border-left="none" fo:border-right="none" fo:border-top="none" fo:border-bottom="0.018cm solid #000000">
        <style:background-image/>
      </style:table-cell-properties>
    </style:style>
    <style:style style:name="Tabel8.2" style:family="table-row">
      <style:table-row-properties style:min-row-height="0.002cm" style:keep-together="false" fo:keep-together="always"/>
    </style:style>
    <style:style style:name="Tabel8.A2" style:family="table-cell">
      <style:table-cell-properties fo:padding-left="0.191cm" fo:padding-right="0.191cm" fo:padding-top="0cm" fo:padding-bottom="0cm" fo:border-left="none" fo:border-right="none" fo:border-top="0.018cm solid #000000" fo:border-bottom="0.018cm solid #000000"/>
    </style:style>
    <style:style style:name="Tabel9" style:family="table">
      <style:table-properties style:width="15.923cm" style:rel-width="100%" fo:margin-top="0cm" fo:margin-bottom="0cm" table:align="left" table:border-model="collapsing"/>
    </style:style>
    <style:style style:name="Tabel9.A" style:family="table-column">
      <style:table-column-properties style:column-width="7.269cm" style:rel-column-width="4548*"/>
    </style:style>
    <style:style style:name="Tabel9.B" style:family="table-column">
      <style:table-column-properties style:column-width="3.78cm" style:rel-column-width="2365*"/>
    </style:style>
    <style:style style:name="Tabel9.C" style:family="table-column">
      <style:table-column-properties style:column-width="1.132cm" style:rel-column-width="709*"/>
    </style:style>
    <style:style style:name="Tabel9.D" style:family="table-column">
      <style:table-column-properties style:column-width="3.741cm" style:rel-column-width="2341*"/>
    </style:style>
    <style:style style:name="Tabel9.1" style:family="table-row">
      <style:table-row-properties style:min-row-height="0.672cm" style:keep-together="false" fo:keep-together="always"/>
    </style:style>
    <style:style style:name="Tabel9.A1" style:family="table-cell">
      <style:table-cell-properties fo:background-color="#b8cce4" fo:padding-left="0.191cm" fo:padding-right="0.191cm" fo:padding-top="0cm" fo:padding-bottom="0cm" fo:border-left="none" fo:border-right="none" fo:border-top="none" fo:border-bottom="0.018cm solid #000000">
        <style:background-image/>
      </style:table-cell-properties>
    </style:style>
    <style:style style:name="Tabel9.2" style:family="table-row">
      <style:table-row-properties style:min-row-height="0.002cm" style:keep-together="false" fo:keep-together="always"/>
    </style:style>
    <style:style style:name="Tabel9.A2" style:family="table-cell">
      <style:table-cell-properties fo:padding-left="0.191cm" fo:padding-right="0.191cm" fo:padding-top="0cm" fo:padding-bottom="0cm" fo:border-left="none" fo:border-right="none" fo:border-top="0.018cm solid #000000" fo:border-bottom="0.018cm solid #000000"/>
    </style:style>
    <style:style style:name="Tabel10" style:family="table">
      <style:table-properties style:width="15.923cm" style:rel-width="100%" fo:margin-top="0cm" fo:margin-bottom="0cm" table:align="left" table:border-model="collapsing"/>
    </style:style>
    <style:style style:name="Tabel10.A" style:family="table-column">
      <style:table-column-properties style:column-width="8.327cm" style:rel-column-width="5210*"/>
    </style:style>
    <style:style style:name="Tabel10.B" style:family="table-column">
      <style:table-column-properties style:column-width="4.891cm" style:rel-column-width="3061*"/>
    </style:style>
    <style:style style:name="Tabel10.C" style:family="table-column">
      <style:table-column-properties style:column-width="2.704cm" style:rel-column-width="1692*"/>
    </style:style>
    <style:style style:name="Tabel10.1" style:family="table-row">
      <style:table-row-properties style:min-row-height="0.002cm" style:keep-together="false" fo:keep-together="always"/>
    </style:style>
    <style:style style:name="Tabel10.A1" style:family="table-cell">
      <style:table-cell-properties fo:background-color="#b8cce4" fo:padding-left="0.191cm" fo:padding-right="0.191cm" fo:padding-top="0cm" fo:padding-bottom="0cm" fo:border-left="none" fo:border-right="none" fo:border-top="none" fo:border-bottom="0.018cm solid #000000">
        <style:background-image/>
      </style:table-cell-properties>
    </style:style>
    <style:style style:name="Tabel10.A2" style:family="table-cell">
      <style:table-cell-properties fo:padding-left="0.191cm" fo:padding-right="0.191cm" fo:padding-top="0cm" fo:padding-bottom="0cm" fo:border-left="none" fo:border-right="none" fo:border-top="0.018cm solid #000000" fo:border-bottom="0.018cm solid #000000"/>
    </style:style>
    <style:style style:name="Tabel11" style:family="table">
      <style:table-properties style:width="17.574cm" fo:margin-top="0cm" fo:margin-bottom="0cm" table:align="left" table:border-model="collapsing"/>
    </style:style>
    <style:style style:name="Tabel11.A" style:family="table-column">
      <style:table-column-properties style:column-width="3.856cm"/>
    </style:style>
    <style:style style:name="Tabel11.B" style:family="table-column">
      <style:table-column-properties style:column-width="1.96cm"/>
    </style:style>
    <style:style style:name="Tabel11.1" style:family="table-row">
      <style:table-row-properties style:min-row-height="2.704cm" style:keep-together="false" fo:keep-together="always"/>
    </style:style>
    <style:style style:name="Tabel11.A1" style:family="table-cell">
      <style:table-cell-properties fo:padding-left="0.191cm" fo:padding-right="0.191cm" fo:padding-top="0cm" fo:padding-bottom="0cm" fo:border="0.018cm solid #000000"/>
    </style:style>
    <style:style style:name="Tabel11.B1" style:family="table-cell">
      <style:table-cell-properties style:vertical-align="middle" fo:padding-left="0.191cm" fo:padding-right="0.191cm" fo:padding-top="0cm" fo:padding-bottom="0cm" fo:border="0.018cm solid #000000"/>
    </style:style>
    <style:style style:name="Tabel11.B2" style:family="table-cell">
      <style:table-cell-properties fo:background-color="#eeece1" fo:padding-left="0.191cm" fo:padding-right="0.191cm" fo:padding-top="0cm" fo:padding-bottom="0cm" fo:border="0.018cm solid #000000">
        <style:background-image/>
      </style:table-cell-properties>
    </style:style>
    <style:style style:name="Tabel11.C5" style:family="table-cell">
      <style:table-cell-properties fo:background-color="#ffffff" fo:padding-left="0.191cm" fo:padding-right="0.191cm" fo:padding-top="0cm" fo:padding-bottom="0cm" fo:border="0.018cm solid #000000">
        <style:background-image/>
      </style:table-cell-properties>
    </style:style>
    <style:style style:name="Tabel12" style:family="table">
      <style:table-properties style:width="11.695cm" fo:margin-top="0cm" fo:margin-bottom="0cm" table:align="left" table:border-model="collapsing"/>
    </style:style>
    <style:style style:name="Tabel12.A" style:family="table-column">
      <style:table-column-properties style:column-width="3.856cm"/>
    </style:style>
    <style:style style:name="Tabel12.B" style:family="table-column">
      <style:table-column-properties style:column-width="1.96cm"/>
    </style:style>
    <style:style style:name="Tabel12.1" style:family="table-row">
      <style:table-row-properties style:min-row-height="0.746cm" style:keep-together="false" fo:keep-together="always"/>
    </style:style>
    <style:style style:name="Tabel12.A1" style:family="table-cell">
      <style:table-cell-properties fo:padding-left="0.191cm" fo:padding-right="0.191cm" fo:padding-top="0cm" fo:padding-bottom="0cm" fo:border="0.018cm solid #000000"/>
    </style:style>
    <style:style style:name="Tabel12.B2" style:family="table-cell">
      <style:table-cell-properties fo:background-color="#eeece1" fo:padding-left="0.191cm" fo:padding-right="0.191cm" fo:padding-top="0cm" fo:padding-bottom="0cm" fo:border="0.018cm solid #000000">
        <style:background-image/>
      </style:table-cell-properties>
    </style:style>
    <style:style style:name="Tabel12.C5" style:family="table-cell">
      <style:table-cell-properties fo:background-color="#ffffff" fo:padding-left="0.191cm" fo:padding-right="0.191cm" fo:padding-top="0cm" fo:padding-bottom="0cm" fo:border="0.018cm solid #000000">
        <style:background-image/>
      </style:table-cell-properties>
    </style:style>
    <style:style style:name="Tabel13" style:family="table">
      <style:table-properties style:width="15.923cm" style:rel-width="100%" fo:margin-top="0cm" fo:margin-bottom="0cm" table:align="left" table:border-model="collapsing"/>
    </style:style>
    <style:style style:name="Tabel13.A" style:family="table-column">
      <style:table-column-properties style:column-width="7.34cm" style:rel-column-width="4592*"/>
    </style:style>
    <style:style style:name="Tabel13.B" style:family="table-column">
      <style:table-column-properties style:column-width="2.732cm" style:rel-column-width="1710*"/>
    </style:style>
    <style:style style:name="Tabel13.C" style:family="table-column">
      <style:table-column-properties style:column-width="1.826cm" style:rel-column-width="1142*"/>
    </style:style>
    <style:style style:name="Tabel13.D" style:family="table-column">
      <style:table-column-properties style:column-width="4.025cm" style:rel-column-width="2519*"/>
    </style:style>
    <style:style style:name="Tabel13.1" style:family="table-row">
      <style:table-row-properties style:min-row-height="0.002cm" style:keep-together="false" fo:keep-together="always"/>
    </style:style>
    <style:style style:name="Tabel13.A1" style:family="table-cell">
      <style:table-cell-properties fo:background-color="#b8cce4" fo:padding-left="0.191cm" fo:padding-right="0.191cm" fo:padding-top="0cm" fo:padding-bottom="0cm" fo:border-left="none" fo:border-right="none" fo:border-top="none" fo:border-bottom="0.018cm solid #000000">
        <style:background-image/>
      </style:table-cell-properties>
    </style:style>
    <style:style style:name="Tabel13.A2" style:family="table-cell">
      <style:table-cell-properties fo:padding-left="0.191cm" fo:padding-right="0.191cm" fo:padding-top="0cm" fo:padding-bottom="0cm" fo:border-left="none" fo:border-right="none" fo:border-top="0.018cm solid #000000" fo:border-bottom="0.018cm solid #000000"/>
    </style:style>
    <style:style style:name="Tabel14" style:family="table">
      <style:table-properties style:width="15.923cm" style:rel-width="100%" fo:margin-top="0cm" fo:margin-bottom="0cm" table:align="left" table:border-model="collapsing"/>
    </style:style>
    <style:style style:name="Tabel14.A" style:family="table-column">
      <style:table-column-properties style:column-width="6.013cm" style:rel-column-width="3763*"/>
    </style:style>
    <style:style style:name="Tabel14.B" style:family="table-column">
      <style:table-column-properties style:column-width="2.916cm" style:rel-column-width="1824*"/>
    </style:style>
    <style:style style:name="Tabel14.C" style:family="table-column">
      <style:table-column-properties style:column-width="2.574cm" style:rel-column-width="1610*"/>
    </style:style>
    <style:style style:name="Tabel14.D" style:family="table-column">
      <style:table-column-properties style:column-width="2.21cm" style:rel-column-width="1383*"/>
    </style:style>
    <style:style style:name="Tabel14.1" style:family="table-row">
      <style:table-row-properties style:min-row-height="0.002cm" style:keep-together="false" fo:keep-together="always"/>
    </style:style>
    <style:style style:name="Tabel14.A1" style:family="table-cell">
      <style:table-cell-properties fo:background-color="#b8cce4" fo:padding-left="0.191cm" fo:padding-right="0.191cm" fo:padding-top="0cm" fo:padding-bottom="0cm" fo:border-left="none" fo:border-right="none" fo:border-top="none" fo:border-bottom="0.018cm solid #000000">
        <style:background-image/>
      </style:table-cell-properties>
    </style:style>
    <style:style style:name="Tabel14.A2" style:family="table-cell">
      <style:table-cell-properties fo:padding-left="0.191cm" fo:padding-right="0.191cm" fo:padding-top="0cm" fo:padding-bottom="0cm" fo:border-left="none" fo:border-right="none" fo:border-top="0.018cm solid #000000" fo:border-bottom="0.018cm solid #000000"/>
    </style:style>
    <style:style style:name="Tabel15" style:family="table">
      <style:table-properties style:width="15.923cm" style:rel-width="100%" fo:margin-top="0cm" fo:margin-bottom="0cm" table:align="left" table:border-model="collapsing"/>
    </style:style>
    <style:style style:name="Tabel15.A" style:family="table-column">
      <style:table-column-properties style:column-width="7.269cm" style:rel-column-width="4548*"/>
    </style:style>
    <style:style style:name="Tabel15.B" style:family="table-column">
      <style:table-column-properties style:column-width="3.78cm" style:rel-column-width="2365*"/>
    </style:style>
    <style:style style:name="Tabel15.C" style:family="table-column">
      <style:table-column-properties style:column-width="1.132cm" style:rel-column-width="709*"/>
    </style:style>
    <style:style style:name="Tabel15.D" style:family="table-column">
      <style:table-column-properties style:column-width="3.741cm" style:rel-column-width="2341*"/>
    </style:style>
    <style:style style:name="Tabel15.1" style:family="table-row">
      <style:table-row-properties style:min-row-height="0.672cm" style:keep-together="false" fo:keep-together="always"/>
    </style:style>
    <style:style style:name="Tabel15.A1" style:family="table-cell">
      <style:table-cell-properties fo:background-color="#b8cce4" fo:padding-left="0.191cm" fo:padding-right="0.191cm" fo:padding-top="0cm" fo:padding-bottom="0cm" fo:border-left="none" fo:border-right="none" fo:border-top="none" fo:border-bottom="0.018cm solid #000000">
        <style:background-image/>
      </style:table-cell-properties>
    </style:style>
    <style:style style:name="Tabel15.2" style:family="table-row">
      <style:table-row-properties style:min-row-height="0.002cm" style:keep-together="false" fo:keep-together="always"/>
    </style:style>
    <style:style style:name="Tabel15.A2" style:family="table-cell">
      <style:table-cell-properties fo:padding-left="0.191cm" fo:padding-right="0.191cm" fo:padding-top="0cm" fo:padding-bottom="0cm" fo:border-left="none" fo:border-right="none" fo:border-top="0.018cm solid #000000" fo:border-bottom="0.018cm solid #000000"/>
    </style:style>
    <style:style style:name="Tabel16" style:family="table">
      <style:table-properties style:width="15.923cm" style:rel-width="100%" fo:margin-top="0cm" fo:margin-bottom="0cm" table:align="left" table:border-model="collapsing"/>
    </style:style>
    <style:style style:name="Tabel16.A" style:family="table-column">
      <style:table-column-properties style:column-width="7.269cm" style:rel-column-width="4548*"/>
    </style:style>
    <style:style style:name="Tabel16.B" style:family="table-column">
      <style:table-column-properties style:column-width="3.78cm" style:rel-column-width="2365*"/>
    </style:style>
    <style:style style:name="Tabel16.C" style:family="table-column">
      <style:table-column-properties style:column-width="1.132cm" style:rel-column-width="709*"/>
    </style:style>
    <style:style style:name="Tabel16.D" style:family="table-column">
      <style:table-column-properties style:column-width="3.741cm" style:rel-column-width="2341*"/>
    </style:style>
    <style:style style:name="Tabel16.1" style:family="table-row">
      <style:table-row-properties style:min-row-height="0.672cm" style:keep-together="false" fo:keep-together="always"/>
    </style:style>
    <style:style style:name="Tabel16.A1" style:family="table-cell">
      <style:table-cell-properties fo:background-color="#b8cce4" fo:padding-left="0.191cm" fo:padding-right="0.191cm" fo:padding-top="0cm" fo:padding-bottom="0cm" fo:border-left="none" fo:border-right="none" fo:border-top="none" fo:border-bottom="0.018cm solid #000000">
        <style:background-image/>
      </style:table-cell-properties>
    </style:style>
    <style:style style:name="Tabel16.2" style:family="table-row">
      <style:table-row-properties style:min-row-height="0.002cm" style:keep-together="false" fo:keep-together="always"/>
    </style:style>
    <style:style style:name="Tabel16.A2" style:family="table-cell">
      <style:table-cell-properties fo:padding-left="0.191cm" fo:padding-right="0.191cm" fo:padding-top="0cm" fo:padding-bottom="0cm" fo:border-left="none" fo:border-right="none" fo:border-top="0.018cm solid #000000" fo:border-bottom="0.018cm solid #000000"/>
    </style:style>
    <style:style style:name="Tabel17" style:family="table">
      <style:table-properties style:width="15.923cm" style:rel-width="100%" fo:margin-top="0cm" fo:margin-bottom="0cm" table:align="left" table:border-model="collapsing"/>
    </style:style>
    <style:style style:name="Tabel17.A" style:family="table-column">
      <style:table-column-properties style:column-width="7.269cm" style:rel-column-width="4548*"/>
    </style:style>
    <style:style style:name="Tabel17.B" style:family="table-column">
      <style:table-column-properties style:column-width="3.78cm" style:rel-column-width="2365*"/>
    </style:style>
    <style:style style:name="Tabel17.C" style:family="table-column">
      <style:table-column-properties style:column-width="1.132cm" style:rel-column-width="709*"/>
    </style:style>
    <style:style style:name="Tabel17.D" style:family="table-column">
      <style:table-column-properties style:column-width="3.741cm" style:rel-column-width="2341*"/>
    </style:style>
    <style:style style:name="Tabel17.1" style:family="table-row">
      <style:table-row-properties style:min-row-height="0.672cm" style:keep-together="false" fo:keep-together="always"/>
    </style:style>
    <style:style style:name="Tabel17.A1" style:family="table-cell">
      <style:table-cell-properties fo:background-color="#b8cce4" fo:padding-left="0.191cm" fo:padding-right="0.191cm" fo:padding-top="0cm" fo:padding-bottom="0cm" fo:border-left="none" fo:border-right="none" fo:border-top="none" fo:border-bottom="0.018cm solid #000000">
        <style:background-image/>
      </style:table-cell-properties>
    </style:style>
    <style:style style:name="Tabel17.2" style:family="table-row">
      <style:table-row-properties style:min-row-height="0.002cm" style:keep-together="false" fo:keep-together="always"/>
    </style:style>
    <style:style style:name="Tabel17.A2" style:family="table-cell">
      <style:table-cell-properties fo:padding-left="0.191cm" fo:padding-right="0.191cm" fo:padding-top="0cm" fo:padding-bottom="0cm" fo:border-left="none" fo:border-right="none" fo:border-top="0.018cm solid #000000" fo:border-bottom="0.018cm solid #000000"/>
    </style:style>
    <style:style style:name="Tabel18" style:family="table">
      <style:table-properties style:width="15.923cm" style:rel-width="100%" fo:margin-top="0cm" fo:margin-bottom="0cm" table:align="left" table:border-model="collapsing"/>
    </style:style>
    <style:style style:name="Tabel18.A" style:family="table-column">
      <style:table-column-properties style:column-width="7.269cm" style:rel-column-width="4548*"/>
    </style:style>
    <style:style style:name="Tabel18.B" style:family="table-column">
      <style:table-column-properties style:column-width="3.78cm" style:rel-column-width="2365*"/>
    </style:style>
    <style:style style:name="Tabel18.C" style:family="table-column">
      <style:table-column-properties style:column-width="1.132cm" style:rel-column-width="709*"/>
    </style:style>
    <style:style style:name="Tabel18.D" style:family="table-column">
      <style:table-column-properties style:column-width="3.741cm" style:rel-column-width="2341*"/>
    </style:style>
    <style:style style:name="Tabel18.1" style:family="table-row">
      <style:table-row-properties style:min-row-height="0.672cm" style:keep-together="false" fo:keep-together="always"/>
    </style:style>
    <style:style style:name="Tabel18.A1" style:family="table-cell">
      <style:table-cell-properties fo:background-color="#b8cce4" fo:padding-left="0.191cm" fo:padding-right="0.191cm" fo:padding-top="0cm" fo:padding-bottom="0cm" fo:border-left="none" fo:border-right="none" fo:border-top="none" fo:border-bottom="0.018cm solid #000000">
        <style:background-image/>
      </style:table-cell-properties>
    </style:style>
    <style:style style:name="Tabel18.2" style:family="table-row">
      <style:table-row-properties style:min-row-height="0.002cm" style:keep-together="false" fo:keep-together="always"/>
    </style:style>
    <style:style style:name="Tabel18.A2" style:family="table-cell">
      <style:table-cell-properties fo:padding-left="0.191cm" fo:padding-right="0.191cm" fo:padding-top="0cm" fo:padding-bottom="0cm" fo:border-left="none" fo:border-right="none" fo:border-top="0.018cm solid #000000" fo:border-bottom="0.018cm solid #000000"/>
    </style:style>
    <style:style style:name="Tabel19" style:family="table">
      <style:table-properties style:width="15.923cm" style:rel-width="100%" fo:margin-top="0cm" fo:margin-bottom="0cm" table:align="left" table:border-model="collapsing"/>
    </style:style>
    <style:style style:name="Tabel19.A" style:family="table-column">
      <style:table-column-properties style:column-width="7.269cm" style:rel-column-width="4548*"/>
    </style:style>
    <style:style style:name="Tabel19.B" style:family="table-column">
      <style:table-column-properties style:column-width="3.78cm" style:rel-column-width="2365*"/>
    </style:style>
    <style:style style:name="Tabel19.C" style:family="table-column">
      <style:table-column-properties style:column-width="1.132cm" style:rel-column-width="709*"/>
    </style:style>
    <style:style style:name="Tabel19.D" style:family="table-column">
      <style:table-column-properties style:column-width="3.741cm" style:rel-column-width="2341*"/>
    </style:style>
    <style:style style:name="Tabel19.1" style:family="table-row">
      <style:table-row-properties style:min-row-height="0.672cm" style:keep-together="false" fo:keep-together="always"/>
    </style:style>
    <style:style style:name="Tabel19.A1" style:family="table-cell">
      <style:table-cell-properties fo:background-color="#b8cce4" fo:padding-left="0.191cm" fo:padding-right="0.191cm" fo:padding-top="0cm" fo:padding-bottom="0cm" fo:border-left="none" fo:border-right="none" fo:border-top="none" fo:border-bottom="0.018cm solid #000000">
        <style:background-image/>
      </style:table-cell-properties>
    </style:style>
    <style:style style:name="Tabel19.2" style:family="table-row">
      <style:table-row-properties style:min-row-height="0.002cm" style:keep-together="false" fo:keep-together="always"/>
    </style:style>
    <style:style style:name="Tabel19.A2" style:family="table-cell">
      <style:table-cell-properties fo:padding-left="0.191cm" fo:padding-right="0.191cm" fo:padding-top="0cm" fo:padding-bottom="0cm" fo:border-left="none" fo:border-right="none" fo:border-top="0.018cm solid #000000" fo:border-bottom="0.018cm solid #000000"/>
    </style:style>
    <style:style style:name="Tabel20" style:family="table">
      <style:table-properties style:width="15.923cm" style:rel-width="100%" fo:margin-top="0cm" fo:margin-bottom="0cm" table:align="left" table:border-model="collapsing"/>
    </style:style>
    <style:style style:name="Tabel20.A" style:family="table-column">
      <style:table-column-properties style:column-width="7.269cm" style:rel-column-width="4548*"/>
    </style:style>
    <style:style style:name="Tabel20.B" style:family="table-column">
      <style:table-column-properties style:column-width="3.78cm" style:rel-column-width="2365*"/>
    </style:style>
    <style:style style:name="Tabel20.C" style:family="table-column">
      <style:table-column-properties style:column-width="1.132cm" style:rel-column-width="709*"/>
    </style:style>
    <style:style style:name="Tabel20.D" style:family="table-column">
      <style:table-column-properties style:column-width="3.741cm" style:rel-column-width="2341*"/>
    </style:style>
    <style:style style:name="Tabel20.1" style:family="table-row">
      <style:table-row-properties style:min-row-height="0.672cm" style:keep-together="false" fo:keep-together="always"/>
    </style:style>
    <style:style style:name="Tabel20.A1" style:family="table-cell">
      <style:table-cell-properties fo:background-color="#b8cce4" fo:padding-left="0.191cm" fo:padding-right="0.191cm" fo:padding-top="0cm" fo:padding-bottom="0cm" fo:border-left="none" fo:border-right="none" fo:border-top="none" fo:border-bottom="0.018cm solid #000000">
        <style:background-image/>
      </style:table-cell-properties>
    </style:style>
    <style:style style:name="Tabel20.2" style:family="table-row">
      <style:table-row-properties style:min-row-height="0.002cm" style:keep-together="false" fo:keep-together="always"/>
    </style:style>
    <style:style style:name="Tabel20.A2" style:family="table-cell">
      <style:table-cell-properties fo:padding-left="0.191cm" fo:padding-right="0.191cm" fo:padding-top="0cm" fo:padding-bottom="0cm" fo:border-left="none" fo:border-right="none" fo:border-top="0.018cm solid #000000" fo:border-bottom="0.018cm solid #000000"/>
    </style:style>
    <style:style style:name="Tabel21" style:family="table">
      <style:table-properties style:width="15.923cm" style:rel-width="100%" fo:margin-top="0cm" fo:margin-bottom="0cm" table:align="left" table:border-model="collapsing"/>
    </style:style>
    <style:style style:name="Tabel21.A" style:family="table-column">
      <style:table-column-properties style:column-width="7.269cm" style:rel-column-width="4548*"/>
    </style:style>
    <style:style style:name="Tabel21.B" style:family="table-column">
      <style:table-column-properties style:column-width="3.78cm" style:rel-column-width="2365*"/>
    </style:style>
    <style:style style:name="Tabel21.C" style:family="table-column">
      <style:table-column-properties style:column-width="1.132cm" style:rel-column-width="709*"/>
    </style:style>
    <style:style style:name="Tabel21.D" style:family="table-column">
      <style:table-column-properties style:column-width="3.741cm" style:rel-column-width="2341*"/>
    </style:style>
    <style:style style:name="Tabel21.1" style:family="table-row">
      <style:table-row-properties style:min-row-height="0.672cm" style:keep-together="false" fo:keep-together="always"/>
    </style:style>
    <style:style style:name="Tabel21.A1" style:family="table-cell">
      <style:table-cell-properties fo:background-color="#b8cce4" fo:padding-left="0.191cm" fo:padding-right="0.191cm" fo:padding-top="0cm" fo:padding-bottom="0cm" fo:border-left="none" fo:border-right="none" fo:border-top="none" fo:border-bottom="0.018cm solid #000000">
        <style:background-image/>
      </style:table-cell-properties>
    </style:style>
    <style:style style:name="Tabel21.2" style:family="table-row">
      <style:table-row-properties style:min-row-height="0.002cm" style:keep-together="false" fo:keep-together="always"/>
    </style:style>
    <style:style style:name="Tabel21.A2" style:family="table-cell">
      <style:table-cell-properties fo:padding-left="0.191cm" fo:padding-right="0.191cm" fo:padding-top="0cm" fo:padding-bottom="0cm" fo:border-left="none" fo:border-right="none" fo:border-top="0.018cm solid #000000" fo:border-bottom="0.018cm solid #000000"/>
    </style:style>
    <style:style style:name="Tabel22" style:family="table">
      <style:table-properties style:width="15.923cm" style:rel-width="100%" fo:margin-top="0cm" fo:margin-bottom="0cm" table:align="left" table:border-model="collapsing"/>
    </style:style>
    <style:style style:name="Tabel22.A" style:family="table-column">
      <style:table-column-properties style:column-width="7.269cm" style:rel-column-width="4548*"/>
    </style:style>
    <style:style style:name="Tabel22.B" style:family="table-column">
      <style:table-column-properties style:column-width="3.78cm" style:rel-column-width="2365*"/>
    </style:style>
    <style:style style:name="Tabel22.C" style:family="table-column">
      <style:table-column-properties style:column-width="1.132cm" style:rel-column-width="709*"/>
    </style:style>
    <style:style style:name="Tabel22.D" style:family="table-column">
      <style:table-column-properties style:column-width="3.741cm" style:rel-column-width="2341*"/>
    </style:style>
    <style:style style:name="Tabel22.1" style:family="table-row">
      <style:table-row-properties style:min-row-height="0.672cm" style:keep-together="false" fo:keep-together="always"/>
    </style:style>
    <style:style style:name="Tabel22.A1" style:family="table-cell">
      <style:table-cell-properties fo:background-color="#b8cce4" fo:padding-left="0.191cm" fo:padding-right="0.191cm" fo:padding-top="0cm" fo:padding-bottom="0cm" fo:border-left="none" fo:border-right="none" fo:border-top="none" fo:border-bottom="0.018cm solid #000000">
        <style:background-image/>
      </style:table-cell-properties>
    </style:style>
    <style:style style:name="Tabel22.2" style:family="table-row">
      <style:table-row-properties style:min-row-height="0.002cm" style:keep-together="false" fo:keep-together="always"/>
    </style:style>
    <style:style style:name="Tabel22.A2" style:family="table-cell">
      <style:table-cell-properties fo:padding-left="0.191cm" fo:padding-right="0.191cm" fo:padding-top="0cm" fo:padding-bottom="0cm" fo:border-left="none" fo:border-right="none" fo:border-top="0.018cm solid #000000" fo:border-bottom="0.018cm solid #000000"/>
    </style:style>
    <style:style style:name="P1" style:family="paragraph" style:parent-style-name="Standard">
      <style:paragraph-properties fo:margin-left="0cm" fo:margin-right="0cm" fo:margin-top="0cm" fo:margin-bottom="0cm" fo:orphans="2" fo:widows="2" fo:text-indent="0cm" style:auto-text-indent="false"/>
    </style:style>
    <style:style style:name="P2" style:family="paragraph" style:parent-style-name="header">
      <style:paragraph-properties fo:margin-left="0cm" fo:margin-right="0cm" fo:orphans="2" fo:widows="2" fo:text-indent="0cm" style:auto-text-indent="false">
        <style:tab-stops>
          <style:tab-stop style:position="7.62cm" style:type="center"/>
          <style:tab-stop style:position="15.24cm" style:type="right"/>
        </style:tab-stops>
      </style:paragraph-properties>
    </style:style>
    <style:style style:name="P3" style:family="paragraph" style:parent-style-name="footer">
      <style:paragraph-properties fo:margin-left="0cm" fo:margin-right="0cm" fo:orphans="2" fo:widows="2" fo:text-indent="0cm" style:auto-text-indent="false">
        <style:tab-stops>
          <style:tab-stop style:position="7.62cm" style:type="center"/>
          <style:tab-stop style:position="15.24cm" style:type="right"/>
        </style:tab-stops>
      </style:paragraph-properties>
    </style:style>
    <style:style style:name="P4" style:family="paragraph" style:parent-style-name="footer">
      <style:paragraph-properties fo:margin-left="0cm" fo:margin-right="0cm" fo:orphans="2" fo:widows="2" fo:text-indent="0cm" style:auto-text-indent="false">
        <style:tab-stops>
          <style:tab-stop style:position="2cm"/>
          <style:tab-stop style:position="7.62cm" style:type="center"/>
          <style:tab-stop style:position="15.24cm" style:type="right"/>
        </style:tab-stops>
      </style:paragraph-properties>
    </style:style>
    <style:style style:name="P5" style:family="paragraph" style:parent-style-name="Normal">
      <style:paragraph-properties fo:margin-left="0cm" fo:margin-right="0cm" fo:orphans="2" fo:widows="2" fo:text-indent="0cm" style:auto-text-indent="false"/>
    </style:style>
    <style:style style:name="P6" style:family="paragraph" style:parent-style-name="Normal">
      <style:paragraph-properties fo:margin-left="0cm" fo:margin-right="0cm" fo:orphans="2" fo:widows="2" fo:text-indent="0cm" style:auto-text-indent="false" style:text-autospace="none"/>
    </style:style>
    <style:style style:name="P7" style:family="paragraph" style:parent-style-name="Normal">
      <style:paragraph-properties fo:margin-left="0cm" fo:margin-right="0cm" fo:orphans="2" fo:widows="2" fo:text-indent="0cm" style:auto-text-indent="false"/>
      <style:text-properties fo:color="#ffffff"/>
    </style:style>
    <style:style style:name="P8" style:family="paragraph" style:parent-style-name="Normal">
      <style:paragraph-properties fo:margin-left="0cm" fo:margin-right="0cm" fo:orphans="2" fo:widows="2" fo:text-indent="0cm" style:auto-text-indent="false"/>
      <style:text-properties fo:color="#000000" style:font-name="Arial"/>
    </style:style>
    <style:style style:name="P9" style:family="paragraph" style:parent-style-name="Normal">
      <style:paragraph-properties fo:margin-left="0cm" fo:margin-right="0cm" fo:orphans="2" fo:widows="2" fo:text-indent="0cm" style:auto-text-indent="false"/>
      <style:text-properties style:font-size-complex="10pt"/>
    </style:style>
    <style:style style:name="P10" style:family="paragraph" style:parent-style-name="Normal">
      <style:paragraph-properties fo:margin-left="0cm" fo:margin-right="0cm" fo:text-align="center" style:justify-single-word="false" fo:orphans="2" fo:widows="2" fo:text-indent="0cm" style:auto-text-indent="false"/>
      <style:text-properties style:font-size-complex="10pt"/>
    </style:style>
    <style:style style:name="P11" style:family="paragraph" style:parent-style-name="Normal">
      <style:paragraph-properties fo:margin-left="0cm" fo:margin-right="0cm" fo:orphans="2" fo:widows="2" fo:text-indent="0cm" style:auto-text-indent="false"/>
      <style:text-properties fo:font-style="italic"/>
    </style:style>
    <style:style style:name="P12" style:family="paragraph" style:parent-style-name="Normal">
      <style:paragraph-properties fo:margin-left="0cm" fo:margin-right="0cm" fo:orphans="2" fo:widows="2" fo:text-indent="0cm" style:auto-text-indent="false"/>
      <style:text-properties style:language-asian="da" style:country-asian="DK" style:font-size-complex="10pt"/>
    </style:style>
    <style:style style:name="P13" style:family="paragraph" style:parent-style-name="Normal">
      <style:paragraph-properties fo:margin-left="0cm" fo:margin-right="0cm" fo:orphans="2" fo:widows="2" fo:text-indent="0cm" style:auto-text-indent="false" style:text-autospace="none"/>
      <style:text-properties fo:font-size="8pt" style:language-asian="da" style:country-asian="DK" style:font-size-complex="8pt"/>
    </style:style>
    <style:style style:name="P14" style:family="paragraph" style:parent-style-name="Title">
      <style:paragraph-properties fo:margin-left="0cm" fo:margin-right="0cm" fo:orphans="2" fo:widows="2" fo:text-indent="0cm" style:auto-text-indent="false"/>
    </style:style>
    <style:style style:name="P15" style:family="paragraph" style:parent-style-name="Subtitle">
      <style:paragraph-properties fo:margin-left="0cm" fo:margin-right="0cm" fo:orphans="2" fo:widows="2" fo:text-indent="0cm" style:auto-text-indent="false">
        <style:tab-stops>
          <style:tab-stop style:position="6.033cm"/>
        </style:tab-stops>
      </style:paragraph-properties>
    </style:style>
    <style:style style:name="P16" style:family="paragraph" style:parent-style-name="Broedtekst">
      <style:paragraph-properties fo:margin-left="0cm" fo:margin-right="0cm" fo:orphans="2" fo:widows="2" fo:text-indent="0cm" style:auto-text-indent="false"/>
    </style:style>
    <style:style style:name="P17" style:family="paragraph" style:parent-style-name="Broedtekst">
      <style:paragraph-properties fo:margin-left="0cm" fo:margin-right="0cm" fo:orphans="2" fo:widows="2" fo:text-indent="0cm" style:auto-text-indent="false"/>
      <style:text-properties fo:font-size="10pt" style:font-size-complex="10pt"/>
    </style:style>
    <style:style style:name="P18" style:family="paragraph" style:parent-style-name="Broedtekst">
      <style:paragraph-properties fo:margin-left="0cm" fo:margin-right="0cm" fo:text-align="end" style:justify-single-word="false" fo:orphans="2" fo:widows="2" fo:text-indent="0cm" style:auto-text-indent="false"/>
      <style:text-properties fo:font-size="8pt" style:font-size-complex="8pt"/>
    </style:style>
    <style:style style:name="P19" style:family="paragraph" style:parent-style-name="Broedtekst">
      <style:paragraph-properties fo:margin-left="0cm" fo:margin-right="0cm" fo:text-align="center" style:justify-single-word="false" fo:orphans="2" fo:widows="2" fo:text-indent="0cm" style:auto-text-indent="false"/>
      <style:text-properties fo:font-size="8pt" style:font-size-complex="8pt"/>
    </style:style>
    <style:style style:name="P20" style:family="paragraph" style:parent-style-name="Broedtekst">
      <style:paragraph-properties fo:margin-left="0cm" fo:margin-right="0cm" fo:text-align="center" style:justify-single-word="false" fo:orphans="2" fo:widows="2" fo:text-indent="0cm" style:auto-text-indent="false"/>
    </style:style>
    <style:style style:name="P21" style:family="paragraph" style:parent-style-name="BilledtekstX">
      <style:paragraph-properties fo:margin-left="0cm" fo:margin-right="0cm" fo:orphans="2" fo:widows="2" fo:text-indent="0cm" style:auto-text-indent="false"/>
    </style:style>
    <style:style style:name="P22" style:family="paragraph" style:parent-style-name="Broedtekst">
      <style:paragraph-properties fo:margin-left="0cm" fo:margin-right="0cm" fo:margin-top="0.071cm" fo:margin-bottom="0.071cm" fo:orphans="2" fo:widows="2" fo:text-indent="0cm" style:auto-text-indent="false"/>
    </style:style>
    <style:style style:name="P23" style:family="paragraph" style:parent-style-name="Broedtekst">
      <style:paragraph-properties fo:margin-left="0cm" fo:margin-right="0cm" fo:margin-top="0.071cm" fo:margin-bottom="0.071cm" fo:orphans="2" fo:widows="2" fo:text-indent="0cm" style:auto-text-indent="false"/>
      <style:text-properties fo:font-size="8pt" fo:letter-spacing="normal" style:font-size-complex="8pt"/>
    </style:style>
    <style:style style:name="P24" style:family="paragraph" style:parent-style-name="Normal">
      <style:paragraph-properties fo:margin-left="0cm" fo:margin-right="0cm" fo:margin-top="0.071cm" fo:margin-bottom="0.071cm" fo:orphans="2" fo:widows="2" fo:text-indent="0cm" style:auto-text-indent="false"/>
    </style:style>
    <style:style style:name="P25" style:family="paragraph" style:parent-style-name="Normal">
      <style:paragraph-properties fo:margin-left="0cm" fo:margin-right="0cm" fo:margin-top="0.071cm" fo:margin-bottom="0.071cm" fo:orphans="2" fo:widows="2" fo:text-indent="0cm" style:auto-text-indent="false"/>
      <style:text-properties fo:font-size="8pt" fo:letter-spacing="normal" style:font-size-complex="8pt"/>
    </style:style>
    <style:style style:name="P26" style:family="paragraph" style:parent-style-name="Normal">
      <style:paragraph-properties fo:margin-left="0cm" fo:margin-right="0cm" fo:margin-top="0.071cm" fo:margin-bottom="0.071cm" fo:keep-together="always" fo:orphans="2" fo:widows="2" fo:text-indent="0cm" style:auto-text-indent="false" fo:keep-with-next="always"/>
    </style:style>
    <style:style style:name="P27" style:family="paragraph" style:parent-style-name="Normal">
      <style:paragraph-properties fo:margin-left="0cm" fo:margin-right="0cm" fo:margin-top="0.071cm" fo:margin-bottom="0.071cm" fo:keep-together="always" fo:orphans="2" fo:widows="2" fo:text-indent="0cm" style:auto-text-indent="false" fo:keep-with-next="always"/>
      <style:text-properties fo:font-size="8pt" fo:letter-spacing="normal" style:font-size-complex="8pt"/>
    </style:style>
    <style:style style:name="P28" style:family="paragraph" style:parent-style-name="Normal">
      <style:paragraph-properties fo:margin-left="0cm" fo:margin-right="0cm" fo:margin-top="0.071cm" fo:margin-bottom="0.071cm" fo:orphans="2" fo:widows="2" fo:text-indent="0cm" style:auto-text-indent="false" fo:keep-with-next="always"/>
      <style:text-properties fo:font-size="8pt" fo:letter-spacing="normal" style:font-size-complex="8pt"/>
    </style:style>
    <style:style style:name="P29" style:family="paragraph" style:parent-style-name="Broedtekst">
      <style:paragraph-properties fo:margin-left="0cm" fo:margin-right="0cm" fo:keep-together="always" fo:orphans="2" fo:widows="2" fo:text-indent="0cm" style:auto-text-indent="false" fo:keep-with-next="always"/>
    </style:style>
    <style:style style:name="P30" style:family="paragraph" style:parent-style-name="caption">
      <style:paragraph-properties fo:margin-left="0cm" fo:margin-right="0cm" fo:text-align="center" style:justify-single-word="false" fo:orphans="2" fo:widows="2" fo:text-indent="0cm" style:auto-text-indent="false"/>
    </style:style>
    <style:style style:name="P31" style:family="paragraph" style:parent-style-name="footnote_20_symbol">
      <style:paragraph-properties fo:margin-left="0cm" fo:margin-right="0cm" fo:orphans="2" fo:widows="2" fo:text-indent="0cm" style:auto-text-indent="false"/>
    </style:style>
    <style:style style:name="P32" style:family="paragraph" style:parent-style-name="Normal">
      <style:paragraph-properties fo:margin-left="0cm" fo:margin-right="0cm" fo:margin-top="0.106cm" fo:margin-bottom="0.106cm" fo:orphans="2" fo:widows="2" fo:text-indent="0cm" style:auto-text-indent="false"/>
    </style:style>
    <style:style style:name="P33" style:family="paragraph" style:parent-style-name="Normal">
      <style:paragraph-properties fo:margin-left="0cm" fo:margin-right="0cm" fo:margin-top="0.106cm" fo:margin-bottom="0.106cm" fo:orphans="2" fo:widows="2" fo:text-indent="0cm" style:auto-text-indent="false"/>
      <style:text-properties fo:font-size="8.5pt" fo:letter-spacing="normal" style:font-size-complex="8.5pt"/>
    </style:style>
    <style:style style:name="P34" style:family="paragraph" style:parent-style-name="footer">
      <style:paragraph-properties fo:margin-left="0cm" fo:margin-right="0.635cm" fo:orphans="2" fo:widows="2" fo:text-indent="0.635cm" style:auto-text-indent="false">
        <style:tab-stops>
          <style:tab-stop style:position="7.62cm" style:type="center"/>
          <style:tab-stop style:position="15.24cm" style:type="right"/>
        </style:tab-stops>
      </style:paragraph-properties>
    </style:style>
    <style:style style:name="P35" style:family="paragraph" style:parent-style-name="Contents_20_1">
      <style:paragraph-properties fo:margin-left="0cm" fo:margin-right="4.101cm" fo:orphans="2" fo:widows="2" fo:text-indent="10.005cm" style:auto-text-indent="false">
        <style:tab-stops>
          <style:tab-stop style:position="13.506cm" style:type="right"/>
        </style:tab-stops>
      </style:paragraph-properties>
    </style:style>
    <style:style style:name="P36" style:family="paragraph" style:parent-style-name="Contents_20_2">
      <style:paragraph-properties fo:margin-left="0cm" fo:margin-right="4.101cm" fo:orphans="2" fo:widows="2" fo:text-indent="1.005cm" style:auto-text-indent="false">
        <style:tab-stops>
          <style:tab-stop style:position="5.507cm"/>
          <style:tab-stop style:position="13.506cm" style:type="right"/>
          <style:tab-stop style:position="16.984cm" style:type="right"/>
        </style:tab-stops>
      </style:paragraph-properties>
    </style:style>
    <style:style style:name="P37" style:family="paragraph" style:parent-style-name="Normal">
      <style:paragraph-properties fo:margin-left="1.27cm" fo:margin-right="0cm" fo:orphans="2" fo:widows="2" fo:text-indent="0cm" style:auto-text-indent="false"/>
    </style:style>
    <style:style style:name="P38" style:family="paragraph" style:parent-style-name="Broedtekst">
      <style:paragraph-properties fo:margin-left="0.199cm" fo:margin-right="0.199cm" fo:orphans="2" fo:widows="2" fo:text-indent="0cm" style:auto-text-indent="false"/>
    </style:style>
    <style:style style:name="P39" style:family="paragraph" style:parent-style-name="Footer">
      <style:paragraph-properties fo:margin-left="0cm" fo:margin-right="0cm" fo:margin-top="0cm" fo:margin-bottom="0cm" fo:orphans="2" fo:widows="2" fo:text-indent="0cm" style:auto-text-indent="false"/>
    </style:style>
    <style:style style:name="P40" style:family="paragraph" style:parent-style-name="Normal" style:master-page-name="First_5f_H_5f_MonoElementm0m0m4m0m0m27m0m0m">
      <style:paragraph-properties fo:margin-left="0cm" fo:margin-right="0cm" fo:orphans="2" fo:widows="2" fo:text-indent="0cm" style:auto-text-indent="false" style:page-number="auto"/>
    </style:style>
    <style:style style:name="P41" style:family="paragraph" style:parent-style-name="Normal" style:list-style-name="L1">
      <style:paragraph-properties fo:margin-left="0cm" fo:margin-right="0cm" fo:orphans="2" fo:widows="2" fo:text-indent="0cm" style:auto-text-indent="false"/>
    </style:style>
    <style:style style:name="P42" style:family="paragraph" style:parent-style-name="Normal" style:list-style-name="L2">
      <style:paragraph-properties fo:margin-left="0cm" fo:margin-right="0cm" fo:orphans="2" fo:widows="2" fo:text-indent="0cm" style:auto-text-indent="false"/>
    </style:style>
    <style:style style:name="P43" style:family="paragraph" style:parent-style-name="Normal" style:list-style-name="L3">
      <style:paragraph-properties fo:margin-left="0cm" fo:margin-right="0cm" fo:orphans="2" fo:widows="2" fo:text-indent="0cm" style:auto-text-indent="false"/>
    </style:style>
    <style:style style:name="P44" style:family="paragraph" style:parent-style-name="Normal">
      <style:paragraph-properties fo:margin-left="0cm" fo:margin-right="0cm" fo:orphans="2" fo:widows="2" fo:text-indent="0cm" style:auto-text-indent="false"/>
      <style:text-properties fo:font-style="italic"/>
    </style:style>
    <style:style style:name="P45" style:family="paragraph" style:parent-style-name="Normal" style:list-style-name="L2">
      <style:paragraph-properties fo:margin-left="0cm" fo:margin-right="0cm" fo:orphans="2" fo:widows="2" fo:text-indent="0cm" style:auto-text-indent="false"/>
      <style:text-properties fo:font-style="italic"/>
    </style:style>
    <style:style style:name="P46" style:family="paragraph" style:parent-style-name="Normal">
      <style:paragraph-properties fo:margin-left="0cm" fo:margin-right="0cm" fo:orphans="2" fo:widows="2" fo:text-indent="0cm" style:auto-text-indent="false"/>
      <style:text-properties style:font-size-complex="10pt"/>
    </style:style>
    <style:style style:name="P47" style:family="paragraph" style:parent-style-name="Normal">
      <style:paragraph-properties fo:margin-left="0cm" fo:margin-right="0cm" fo:orphans="2" fo:widows="2" fo:text-indent="0cm" style:auto-text-indent="false"/>
      <style:text-properties fo:font-weight="bold" style:font-size-complex="10pt"/>
    </style:style>
    <style:style style:name="P48" style:family="paragraph" style:parent-style-name="Normal">
      <style:paragraph-properties fo:margin-left="0cm" fo:margin-right="0cm" fo:orphans="2" fo:widows="2" fo:text-indent="0cm" style:auto-text-indent="false"/>
      <style:text-properties style:language-asian="da" style:country-asian="DK" style:font-size-complex="10pt"/>
    </style:style>
    <style:style style:name="P49" style:family="paragraph" style:parent-style-name="Normal">
      <style:paragraph-properties fo:margin-left="0cm" fo:margin-right="0cm" fo:text-align="center" style:justify-single-word="false" fo:orphans="2" fo:widows="2" fo:text-indent="0cm" style:auto-text-indent="false"/>
      <style:text-properties fo:font-size="12pt" style:language-asian="da" style:country-asian="DK"/>
    </style:style>
    <style:style style:name="P50" style:family="paragraph" style:parent-style-name="Normal">
      <style:paragraph-properties fo:margin-left="0cm" fo:margin-right="0cm" fo:orphans="2" fo:widows="2" fo:text-indent="0cm" style:auto-text-indent="false" style:text-autospace="none"/>
      <style:text-properties fo:font-size="8pt" style:language-asian="da" style:country-asian="DK" style:font-size-complex="8pt" style:font-weight-complex="bold"/>
    </style:style>
    <style:style style:name="P51" style:family="paragraph" style:parent-style-name="Normal">
      <style:paragraph-properties fo:margin-left="0cm" fo:margin-right="0cm" fo:orphans="2" fo:widows="2" fo:text-indent="0cm" style:auto-text-indent="false" style:text-autospace="none"/>
      <style:text-properties fo:font-size="8pt" style:language-asian="da" style:country-asian="DK" style:font-size-complex="8pt"/>
    </style:style>
    <style:style style:name="P52" style:family="paragraph" style:parent-style-name="Normal">
      <style:paragraph-properties fo:margin-left="0cm" fo:margin-right="0cm" fo:orphans="2" fo:widows="2" fo:text-indent="0cm" style:auto-text-indent="false"/>
      <style:text-properties fo:font-size="8pt" style:font-size-complex="8pt"/>
    </style:style>
    <style:style style:name="P53" style:family="paragraph" style:parent-style-name="Normal">
      <style:paragraph-properties fo:margin-left="0cm" fo:margin-right="0cm" fo:margin-top="0.071cm" fo:margin-bottom="0.071cm" fo:orphans="2" fo:widows="2" fo:text-indent="0cm" style:auto-text-indent="false"/>
      <style:text-properties fo:font-size="8pt" style:font-size-complex="8pt"/>
    </style:style>
    <style:style style:name="P54" style:family="paragraph" style:parent-style-name="Normal">
      <style:paragraph-properties fo:margin-left="0cm" fo:margin-right="0cm" fo:margin-top="0.071cm" fo:margin-bottom="0.071cm" fo:orphans="2" fo:widows="2" fo:text-indent="0cm" style:auto-text-indent="false"/>
      <style:text-properties fo:font-size="8pt" style:language-asian="da" style:country-asian="DK" style:font-size-complex="8pt"/>
    </style:style>
    <style:style style:name="P55" style:family="paragraph" style:parent-style-name="Normal">
      <style:paragraph-properties fo:margin-left="0cm" fo:margin-right="0cm" fo:margin-top="0.071cm" fo:margin-bottom="0.071cm" fo:keep-together="always" fo:orphans="2" fo:widows="2" fo:text-indent="0cm" style:auto-text-indent="false" fo:keep-with-next="always"/>
      <style:text-properties fo:font-size="8pt" style:font-size-complex="8pt"/>
    </style:style>
    <style:style style:name="P56" style:family="paragraph" style:parent-style-name="Normal">
      <style:paragraph-properties fo:margin-left="0cm" fo:margin-right="0cm" fo:margin-top="0.071cm" fo:margin-bottom="0.071cm" fo:orphans="2" fo:widows="2" fo:text-indent="0cm" style:auto-text-indent="false" fo:keep-with-next="always"/>
      <style:text-properties fo:font-size="8pt" style:font-size-complex="8pt"/>
    </style:style>
    <style:style style:name="P57" style:family="paragraph" style:parent-style-name="Heading_20_2">
      <style:paragraph-properties fo:margin-left="0cm" fo:margin-right="0cm" fo:orphans="2" fo:widows="2" fo:text-indent="0cm" style:auto-text-indent="false"/>
    </style:style>
    <style:style style:name="P58" style:family="paragraph" style:parent-style-name="Heading_20_2">
      <style:paragraph-properties fo:margin-left="0cm" fo:margin-right="0cm" fo:orphans="2" fo:widows="2" fo:text-indent="0cm" style:auto-text-indent="false"/>
      <style:text-properties style:language-asian="da" style:country-asian="DK"/>
    </style:style>
    <style:style style:name="P59" style:family="paragraph" style:parent-style-name="Heading_20_2">
      <style:paragraph-properties fo:margin-left="0cm" fo:margin-right="0cm" fo:orphans="2" fo:widows="2" fo:text-indent="0cm" style:auto-text-indent="false" fo:break-before="page"/>
    </style:style>
    <style:style style:name="P60" style:family="paragraph" style:parent-style-name="Broedtekst">
      <style:paragraph-properties fo:margin-left="0cm" fo:margin-right="0cm" fo:margin-top="0.071cm" fo:margin-bottom="0.071cm" fo:orphans="2" fo:widows="2" fo:text-indent="0cm" style:auto-text-indent="false"/>
      <style:text-properties fo:font-size="8pt" style:font-size-complex="8pt"/>
    </style:style>
    <style:style style:name="P61" style:family="paragraph" style:parent-style-name="Broedtekst">
      <style:paragraph-properties fo:margin-left="0cm" fo:margin-right="0cm" fo:text-align="end" style:justify-single-word="false" fo:orphans="2" fo:widows="2" fo:text-indent="0cm" style:auto-text-indent="false"/>
      <style:text-properties fo:font-size="8pt" style:font-size-complex="8pt"/>
    </style:style>
    <style:style style:name="P62" style:family="paragraph" style:parent-style-name="Broedtekst">
      <style:paragraph-properties fo:margin-left="0cm" fo:margin-right="0cm" fo:orphans="2" fo:widows="2" fo:text-indent="0cm" style:auto-text-indent="false"/>
      <style:text-properties fo:font-size="8pt" style:font-size-complex="8pt"/>
    </style:style>
    <style:style style:name="P63" style:family="paragraph" style:parent-style-name="Broedtekst">
      <style:paragraph-properties fo:margin-left="0cm" fo:margin-right="0cm" fo:text-align="center" style:justify-single-word="false" fo:orphans="2" fo:widows="2" fo:text-indent="0cm" style:auto-text-indent="false"/>
      <style:text-properties fo:font-size="8pt" style:font-size-complex="8pt"/>
    </style:style>
    <style:style style:name="P64" style:family="paragraph" style:parent-style-name="Broedtekst">
      <style:paragraph-properties fo:margin-left="0cm" fo:margin-right="0cm" fo:orphans="2" fo:widows="2" fo:text-indent="0cm" style:auto-text-indent="false"/>
      <style:text-properties fo:font-size="10pt" fo:font-weight="bold" style:font-size-complex="10pt"/>
    </style:style>
    <style:style style:name="P65" style:family="paragraph" style:parent-style-name="Broedtekst">
      <style:paragraph-properties fo:margin-left="0.199cm" fo:margin-right="0.199cm" fo:orphans="2" fo:widows="2" fo:text-indent="0cm" style:auto-text-indent="false"/>
      <style:text-properties fo:font-size="8pt" style:font-size-complex="8pt"/>
    </style:style>
    <style:style style:name="P66" style:family="paragraph" style:parent-style-name="header">
      <style:paragraph-properties fo:margin-left="0cm" fo:margin-right="0cm" fo:orphans="2" fo:widows="2" fo:text-indent="0cm" style:auto-text-indent="false">
        <style:tab-stops>
          <style:tab-stop style:position="7.62cm" style:type="center"/>
          <style:tab-stop style:position="15.24cm" style:type="right"/>
        </style:tab-stops>
      </style:paragraph-properties>
      <style:text-properties fo:language="da" fo:country="DK" style:language-asian="da" style:country-asian="DK"/>
    </style:style>
    <style:style style:name="P67" style:family="paragraph" style:parent-style-name="header">
      <style:paragraph-properties fo:margin-left="0cm" fo:margin-right="0cm" fo:orphans="2" fo:widows="2" fo:text-indent="0cm" style:auto-text-indent="false">
        <style:tab-stops>
          <style:tab-stop style:position="7.62cm" style:type="center"/>
          <style:tab-stop style:position="15.24cm" style:type="right"/>
        </style:tab-stops>
      </style:paragraph-properties>
      <style:text-properties fo:language="da" fo:country="DK"/>
    </style:style>
    <style:style style:name="P68" style:family="paragraph" style:parent-style-name="header">
      <style:paragraph-properties fo:margin-left="0cm" fo:margin-right="0cm" fo:orphans="2" fo:widows="2" fo:text-indent="0cm" style:auto-text-indent="false">
        <style:tab-stops>
          <style:tab-stop style:position="7.62cm" style:type="center"/>
          <style:tab-stop style:position="15.24cm" style:type="right"/>
        </style:tab-stops>
      </style:paragraph-properties>
      <style:text-properties fo:color="#ffffff"/>
    </style:style>
    <style:style style:name="P69" style:family="paragraph" style:parent-style-name="header">
      <style:paragraph-properties fo:margin-left="0cm" fo:margin-right="0cm" fo:margin-top="0cm" fo:margin-bottom="0cm" fo:orphans="2" fo:widows="2" fo:text-indent="0cm" style:auto-text-indent="false">
        <style:tab-stops>
          <style:tab-stop style:position="7.62cm" style:type="center"/>
          <style:tab-stop style:position="15.24cm" style:type="right"/>
        </style:tab-stops>
      </style:paragraph-properties>
    </style:style>
    <style:style style:name="P70" style:family="paragraph" style:parent-style-name="indhold_20_overskrift" style:master-page-name="First_5f_H_5f_MonoElementm2m0m25m0m0m27m0m0m">
      <style:paragraph-properties fo:margin-left="0cm" fo:margin-right="0cm" fo:orphans="2" fo:widows="2" fo:text-indent="0cm" style:auto-text-indent="false" style:page-number="auto">
        <style:tab-stops>
          <style:tab-stop style:position="13.97cm"/>
        </style:tab-stops>
      </style:paragraph-properties>
    </style:style>
    <style:style style:name="P71" style:family="paragraph" style:parent-style-name="footer">
      <style:paragraph-properties fo:margin-left="0cm" fo:margin-right="0cm" fo:margin-top="0cm" fo:margin-bottom="0cm" fo:orphans="2" fo:widows="2" fo:text-indent="0cm" style:auto-text-indent="false"/>
    </style:style>
    <style:style style:name="P72" style:family="paragraph" style:parent-style-name="Title" style:master-page-name="First_5f_H_5f_MonoElementm0m0m6m0m0m27m0m0m">
      <style:paragraph-properties fo:margin-left="0cm" fo:margin-right="0cm" fo:orphans="2" fo:widows="2" fo:text-indent="0cm" style:auto-text-indent="false" style:page-number="auto"/>
    </style:style>
    <style:style style:name="P73" style:family="paragraph" style:parent-style-name="footnote_20_symbol">
      <style:paragraph-properties fo:margin-left="0cm" fo:margin-right="0cm" fo:orphans="2" fo:widows="2" fo:text-indent="0cm" style:auto-text-indent="false"/>
      <style:text-properties fo:font-size="8pt" style:font-size-complex="8pt"/>
    </style:style>
    <style:style style:name="P74" style:family="paragraph" style:parent-style-name="Standard" style:master-page-name="First_5f_H_5f_MonoElementm0m0m2m0m0m27m0m0m">
      <style:paragraph-properties fo:margin-left="0cm" fo:margin-right="0cm" fo:margin-top="0cm" fo:margin-bottom="0cm" fo:orphans="2" fo:widows="2" fo:text-indent="0cm" style:auto-text-indent="false" style:page-number="auto"/>
    </style:style>
    <style:style style:name="P75" style:family="paragraph" style:parent-style-name="Standard">
      <style:paragraph-properties fo:margin-left="0cm" fo:margin-right="0cm" fo:margin-top="0cm" fo:margin-bottom="0cm" fo:orphans="2" fo:widows="2" fo:text-indent="0cm" style:auto-text-indent="false"/>
      <style:text-properties fo:background-color="#ffff00"/>
    </style:style>
    <style:style style:name="P76" style:family="paragraph" style:parent-style-name="Standard">
      <style:paragraph-properties fo:margin-left="0cm" fo:margin-right="0cm" fo:margin-top="0cm" fo:margin-bottom="0cm" fo:orphans="2" fo:widows="2" fo:text-indent="0cm" style:auto-text-indent="false"/>
      <style:text-properties fo:font-size="8pt" style:language-asian="da" style:country-asian="DK" style:font-name-complex="Verdana" style:font-size-complex="8pt"/>
    </style:style>
    <style:style style:name="T1" style:family="text">
      <style:text-properties fo:font-style="italic"/>
    </style:style>
    <style:style style:name="T2" style:family="text">
      <style:text-properties fo:color="#0000ff" style:font-name="Arial"/>
    </style:style>
    <style:style style:name="T3" style:family="text">
      <style:text-properties fo:color="#0000ff" fo:font-size="8pt" style:font-size-complex="8pt"/>
    </style:style>
    <style:style style:name="T4" style:family="text">
      <style:text-properties fo:color="#000000" style:font-name="Arial"/>
    </style:style>
    <style:style style:name="T5" style:family="text">
      <style:text-properties style:font-name="Arial" fo:font-size="10pt" style:font-name-complex="Arial" style:font-size-complex="10pt"/>
    </style:style>
    <style:style style:name="T6" style:family="text">
      <style:text-properties style:font-name="DINMittelschrift" fo:language="da" fo:country="DK" fo:font-weight="normal"/>
    </style:style>
    <style:style style:name="T7" style:family="text">
      <style:text-properties style:font-size-complex="10pt"/>
    </style:style>
    <style:style style:name="T8" style:family="text">
      <style:text-properties style:language-asian="da" style:country-asian="DK" style:font-size-complex="10pt"/>
    </style:style>
    <style:style style:name="T9" style:family="text">
      <style:text-properties fo:font-weight="bold"/>
    </style:style>
    <style:style style:name="T10" style:family="text">
      <style:text-properties fo:font-size="10pt" style:font-size-complex="10pt"/>
    </style:style>
    <style:style style:name="T11" style:family="text">
      <style:text-properties fo:font-size="10pt" fo:font-style="italic" style:font-size-complex="10pt"/>
    </style:style>
    <style:style style:name="T12" style:family="text">
      <style:text-properties fo:font-size="8pt" style:font-size-complex="8pt"/>
    </style:style>
    <style:style style:name="T13" style:family="text">
      <style:text-properties fo:font-size="8pt" style:language-asian="da" style:country-asian="DK" style:font-size-complex="8pt"/>
    </style:style>
    <style:style style:name="T14" style:family="text">
      <style:text-properties fo:font-size="8pt" style:language-asian="da" style:country-asian="DK" style:font-size-complex="8pt" style:font-weight-complex="bold"/>
    </style:style>
    <style:style style:name="T15" style:family="text">
      <style:text-properties fo:font-size="8.5pt" fo:font-weight="bold" style:font-weight-complex="bold"/>
    </style:style>
    <style:style style:name="T16" style:family="text">
      <style:text-properties fo:font-size="8.5pt" style:font-size-complex="8.5pt"/>
    </style:style>
    <style:style style:name="T17" style:family="text"/>
    <style:style style:name="fr1" style:family="graphic" style:parent-style-name="Frame">
      <style:graphic-properties style:wrap="parallel" style:number-wrapped-paragraphs="no-limit" style:vertical-pos="from-top" style:vertical-rel="paragraph-content" style:horizontal-pos="right" style:horizontal-rel="paragraph-content" fo:padding="0.15cm" fo:border="none"/>
    </style:style>
    <style:style style:name="fr2" style:family="graphic" style:parent-style-name="Graphics">
      <style:graphic-properties style:wrap="run-through" style:number-wrapped-paragraphs="no-limit" style:vertical-pos="from-top" style:vertical-rel="paragraph-content" style:horizontal-pos="from-left" style:horizontal-rel="paragraph" fo:background-color="#ffffff" style:background-transparency="100%" fo:padding-left="0.254cm" fo:padding-right="0.254cm" fo:padding-top="0.127cm" fo:padding-bottom="0.127cm" fo:border="none" style:flow-with-text="true">
        <style:background-image/>
      </style:graphic-properties>
    </style:style>
    <style:style style:name="fr3" style:family="graphic" style:parent-style-name="Graphics">
      <style:graphic-properties style:wrap="run-through" style:number-wrapped-paragraphs="no-limit" style:vertical-pos="from-top" style:vertical-rel="page" style:horizontal-pos="from-left" style:horizontal-rel="page" fo:background-color="#ffffff" style:background-transparency="100%" fo:padding-left="0.254cm" fo:padding-right="0.254cm" fo:padding-top="0.127cm" fo:padding-bottom="0.127cm" fo:border="none" style:flow-with-text="true">
        <style:background-image/>
      </style:graphic-properties>
    </style:style>
    <style:style style:name="fr4" style:family="graphic" style:parent-style-name="Frame">
      <style:graphic-properties style:wrap="parallel" style:number-wrapped-paragraphs="no-limit" style:vertical-pos="top" style:vertical-rel="paragraph-content" style:horizontal-pos="center" style:horizontal-rel="paragraph-content" fo:padding="0.15cm" fo:border="none"/>
    </style:style>
    <style:style style:name="fr5" style:family="graphic" style:parent-style-name="Graphics">
      <style:graphic-properties fo:margin-left="0.319cm" fo:margin-right="0.319cm" fo:margin-top="0cm" fo:margin-bottom="0cm"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Symbol" text:bullet-char="">
        <style:list-level-properties text:space-before="0.635cm" text:min-label-width="0.635cm"/>
        <style:text-properties style:font-name="Symbol"/>
      </text:list-level-style-bullet>
      <text:list-level-style-bullet text:level="2" text:bullet-char="○">
        <style:list-level-properties text:space-before="1.905cm" text:min-label-width="0.635cm"/>
        <style:text-properties style:font-name="Courier New"/>
      </text:list-level-style-bullet>
      <text:list-level-style-bullet text:level="3" text:bullet-char="">
        <style:list-level-properties text:space-before="3.175cm" text:min-label-width="0.635cm"/>
        <style:text-properties style:font-name="Wingdings"/>
      </text:list-level-style-bullet>
      <text:list-level-style-bullet text:level="4" text:style-name="BulletSymbol" text:bullet-char="">
        <style:list-level-properties text:space-before="4.445cm" text:min-label-width="0.635cm"/>
        <style:text-properties style:font-name="Symbol"/>
      </text:list-level-style-bullet>
      <text:list-level-style-bullet text:level="5" text:bullet-char="○">
        <style:list-level-properties text:space-before="5.715cm" text:min-label-width="0.635cm"/>
        <style:text-properties style:font-name="Courier New"/>
      </text:list-level-style-bullet>
      <text:list-level-style-bullet text:level="6" text:bullet-char="">
        <style:list-level-properties text:space-before="6.985cm" text:min-label-width="0.635cm"/>
        <style:text-properties style:font-name="Wingdings"/>
      </text:list-level-style-bullet>
      <text:list-level-style-bullet text:level="7" text:style-name="BulletSymbol" text:bullet-char="">
        <style:list-level-properties text:space-before="8.255cm" text:min-label-width="0.635cm"/>
        <style:text-properties style:font-name="Symbol"/>
      </text:list-level-style-bullet>
      <text:list-level-style-bullet text:level="8" text:bullet-char="○">
        <style:list-level-properties text:space-before="9.525cm" text:min-label-width="0.635cm"/>
        <style:text-properties style:font-name="Courier New"/>
      </text:list-level-style-bullet>
      <text:list-level-style-bullet text:leve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a">
        <style:list-level-properties text:space-before="1.905cm" text:min-label-width="0.635cm"/>
      </text:list-level-style-number>
      <text:list-level-style-number text:level="3" style:num-suffix="." style:num-format="i">
        <style:list-level-properties text:space-before="3.494cm" text:min-label-width="0.318cm"/>
      </text:list-level-style-number>
      <text:list-level-style-number text:level="4" style:num-suffix="." style:num-format="1">
        <style:list-level-properties text:space-before="4.445cm" text:min-label-width="0.635cm"/>
      </text:list-level-style-number>
      <text:list-level-style-number text:level="5" style:num-suffix="." style:num-format="a">
        <style:list-level-properties text:space-before="5.715cm" text:min-label-width="0.635cm"/>
      </text:list-level-style-number>
      <text:list-level-style-number text:level="6" style:num-suffix="." style:num-format="i">
        <style:list-level-properties text:space-before="7.304cm" text:min-label-width="0.318cm"/>
      </text:list-level-style-number>
      <text:list-level-style-number text:level="7" style:num-suffix="." style:num-format="1">
        <style:list-level-properties text:space-before="8.255cm" text:min-label-width="0.635cm"/>
      </text:list-level-style-number>
      <text:list-level-style-number text:level="8" style:num-suffix="." style:num-format="a">
        <style:list-level-properties text:space-before="9.525cm" text:min-label-width="0.635cm"/>
      </text:list-level-style-number>
      <text:list-level-style-number text:level="9" style:num-suffix="." style:num-format="i">
        <style:list-level-properties text:space-before="11.114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Symbol" text:bullet-char="">
        <style:list-level-properties text:space-before="0.635cm" text:min-label-width="0.635cm"/>
        <style:text-properties style:font-name="Symbol"/>
      </text:list-level-style-bullet>
      <text:list-level-style-bullet text:level="2" text:bullet-char="○">
        <style:list-level-properties text:space-before="1.905cm" text:min-label-width="0.635cm"/>
        <style:text-properties style:font-name="Courier New"/>
      </text:list-level-style-bullet>
      <text:list-level-style-bullet text:level="3" text:bullet-char="">
        <style:list-level-properties text:space-before="3.175cm" text:min-label-width="0.635cm"/>
        <style:text-properties style:font-name="Wingdings"/>
      </text:list-level-style-bullet>
      <text:list-level-style-bullet text:level="4" text:style-name="BulletSymbol" text:bullet-char="">
        <style:list-level-properties text:space-before="4.445cm" text:min-label-width="0.635cm"/>
        <style:text-properties style:font-name="Symbol"/>
      </text:list-level-style-bullet>
      <text:list-level-style-bullet text:level="5" text:bullet-char="○">
        <style:list-level-properties text:space-before="5.715cm" text:min-label-width="0.635cm"/>
        <style:text-properties style:font-name="Courier New"/>
      </text:list-level-style-bullet>
      <text:list-level-style-bullet text:level="6" text:bullet-char="">
        <style:list-level-properties text:space-before="6.985cm" text:min-label-width="0.635cm"/>
        <style:text-properties style:font-name="Wingdings"/>
      </text:list-level-style-bullet>
      <text:list-level-style-bullet text:level="7" text:style-name="BulletSymbol" text:bullet-char="">
        <style:list-level-properties text:space-before="8.255cm" text:min-label-width="0.635cm"/>
        <style:text-properties style:font-name="Symbol"/>
      </text:list-level-style-bullet>
      <text:list-level-style-bullet text:level="8" text:bullet-char="○">
        <style:list-level-properties text:space-before="9.525cm" text:min-label-width="0.635cm"/>
        <style:text-properties style:font-name="Courier New"/>
      </text:list-level-style-bullet>
      <text:list-level-style-bullet text:leve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svg:stroke-color="#000000" draw:fill-color="#ffffff"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Frame11" text:anchor-type="page" text:anchor-page-number="4" svg:x="15.732cm" svg:y="3.27cm" svg:width="0.953cm" svg:height="0.953cm" draw:z-index="33">
        <draw:text-box>
          <text:p text:style-name="P67">&gt;</text:p>
        </draw:text-box>
      </draw:frame>
      <draw:line text:anchor-type="page" text:anchor-page-number="0" draw:z-index="8" draw:name="Frame1" draw:style-name="gr1" svg:x1="2cm" svg:y1="1.7cm" svg:x2="19.001cm" svg:y2="1.7cm">
        <text:p/>
      </draw:line>
      <draw:line text:anchor-type="page" text:anchor-page-number="0" draw:z-index="9" draw:name="Frame1" draw:style-name="gr1" svg:x1="2cm" svg:y1="1.7cm" svg:x2="19.001cm" svg:y2="1.7cm">
        <text:p/>
      </draw:line>
      <draw:line text:anchor-type="page" text:anchor-page-number="0" draw:z-index="10" draw:name="Frame1" draw:style-name="gr1" svg:x1="2cm" svg:y1="1.7cm" svg:x2="19.001cm" svg:y2="1.7cm">
        <text:p/>
      </draw:line>
      <draw:line text:anchor-type="page" text:anchor-page-number="0" draw:z-index="11" draw:name="Frame1" draw:style-name="gr1" svg:x1="2cm" svg:y1="4.401cm" svg:x2="19.001cm" svg:y2="4.401cm">
        <text:p/>
      </draw:line>
      <draw:line text:anchor-type="page" text:anchor-page-number="0" draw:z-index="12" draw:name="Frame1" draw:style-name="gr1" svg:x1="2cm" svg:y1="4.401cm" svg:x2="19.001cm" svg:y2="4.401cm">
        <text:p/>
      </draw:line>
      <draw:line text:anchor-type="page" text:anchor-page-number="0" draw:z-index="13" draw:name="Frame1" draw:style-name="gr1" svg:x1="2cm" svg:y1="4.401cm" svg:x2="19.001cm" svg:y2="4.401cm">
        <text:p/>
      </draw:line>
      <draw:line text:anchor-type="page" text:anchor-page-number="4" draw:z-index="18" draw:name="Frame1" draw:style-name="gr1" svg:x1="2cm" svg:y1="1.7cm" svg:x2="19.001cm" svg:y2="1.7cm">
        <text:p/>
      </draw:line>
      <draw:line text:anchor-type="page" text:anchor-page-number="4" draw:z-index="20" draw:name="Frame1" draw:style-name="gr1" svg:x1="2cm" svg:y1="4.401cm" svg:x2="19.001cm" svg:y2="4.401cm">
        <text:p/>
      </draw:line>
      <draw:line text:anchor-type="page" text:anchor-page-number="4" draw:z-index="21" draw:name="Frame1" draw:style-name="gr1" svg:x1="2cm" svg:y1="11.001cm" svg:x2="19.001cm" svg:y2="11.001cm">
        <text:p/>
      </draw:line>
      <draw:line text:anchor-type="page" text:anchor-page-number="4" draw:z-index="23" draw:name="Frame1" draw:style-name="gr1" svg:x1="2cm" svg:y1="28.303cm" svg:x2="19.001cm" svg:y2="28.303cm">
        <text:p/>
      </draw:line>
      <draw:line text:anchor-type="page" text:anchor-page-number="5" draw:z-index="25" draw:name="Frame1" draw:style-name="gr1" svg:x1="2cm" svg:y1="1.7cm" svg:x2="19.001cm" svg:y2="1.7cm">
        <text:p/>
      </draw:line>
      <draw:line text:anchor-type="page" text:anchor-page-number="5" draw:z-index="26" draw:name="Frame1" draw:style-name="gr1" svg:x1="2cm" svg:y1="4.401cm" svg:x2="19.001cm" svg:y2="4.401cm">
        <text:p/>
      </draw:line>
      <draw:line text:anchor-type="page" text:anchor-page-number="5" draw:z-index="27" draw:name="Frame1" draw:style-name="gr1" svg:x1="2cm" svg:y1="28.303cm" svg:x2="19.001cm" svg:y2="28.303cm">
        <text:p/>
      </draw:line>
      <draw:line text:anchor-type="page" text:anchor-page-number="2" draw:z-index="28" draw:name="Frame1" draw:style-name="gr1" svg:x1="2cm" svg:y1="1.7cm" svg:x2="19.001cm" svg:y2="1.7cm">
        <text:p/>
      </draw:line>
      <draw:line text:anchor-type="page" text:anchor-page-number="2" draw:z-index="29" draw:name="Frame1" draw:style-name="gr1" svg:x1="2cm" svg:y1="4.401cm" svg:x2="19.001cm" svg:y2="4.401cm">
        <text:p/>
      </draw:line>
      <draw:line text:anchor-type="page" text:anchor-page-number="2" draw:z-index="30" draw:name="Frame1" draw:style-name="gr1" svg:x1="2cm" svg:y1="28.303cm" svg:x2="19.001cm" svg:y2="28.303cm">
        <text:p/>
      </draw:line>
      <draw:line text:anchor-type="page" text:anchor-page-number="2" draw:z-index="31" draw:name="Frame1" draw:style-name="gr1" svg:x1="2cm" svg:y1="11.001cm" svg:x2="19.001cm" svg:y2="11.001cm">
        <text:p/>
      </draw:line>
      <text:section text:style-name="Sect1" text:name="S_MonoElementm0m0m2m0m0m27m0m0m">
        <text:p text:style-name="P74"/>
        <text:p text:style-name="P1"/>
        <text:p text:style-name="P5"/>
      </text:section>
      <text:section text:style-name="Sect1" text:name="S_MonoElementm0m0m4m0m0m27m0m0m">
        <table:table table:name="Tabel1" table:style-name="Tabel1">
          <table:table-column table:style-name="Tabel1.A"/>
          <table:table-row table:style-name="Tabel1.1">
            <table:table-cell table:style-name="Tabel1.A1" office:value-type="string">
              <table:table table:name="Tabel2" table:style-name="Tabel2">
                <table:table-column table:style-name="Tabel2.A"/>
                <table:table-column table:style-name="Tabel2.B"/>
                <table:table-column table:style-name="Tabel2.A"/>
                <table:table-row table:style-name="Tabel2.1">
                  <table:table-cell table:style-name="Tabel2.A1" office:value-type="string">
                    <text:p text:style-name="P40"><text:span text:style-name="Kolofon_20_tekst"><text:span text:style-name="T1">Specifikation af serviceinterface for </text:span></text:span><text:span text:style-name="Kolofon_20_tekst"><text:span text:style-name="T1">P</text:span></text:span><text:span text:style-name="Kolofon_20_tekst"><text:span text:style-name="T1">e</text:span></text:span><text:span text:style-name="Kolofon_20_tekst"><text:span text:style-name="T1">r</text:span></text:span><text:span text:style-name="Kolofon_20_tekst"><text:span text:style-name="T1">son</text:span></text:span><text:span text:style-name="Kolofon_20_tekst"><text:span text:style-name="T1">(Part)</text:span></text:span></text:p>
                    <text:p text:style-name="P5"><text:span text:style-name="Kolofon_20_tekst"/></text:p>
                    <text:p text:style-name="P5"><text:span text:style-name="Kolofon_20_tekst">Denne standard kan frit anvendes af alle. Citeres der fra standarden i andre publ</text:span><text:span text:style-name="Kolofon_20_tekst">i</text:span><text:span text:style-name="Kolofon_20_tekst">kationer til offentligheden, skal der ang</text:span><text:span text:style-name="Kolofon_20_tekst">i</text:span><text:span text:style-name="Kolofon_20_tekst">ves korrekt kildehenvisning.</text:span></text:p>
                    <text:p text:style-name="P5"/>
                    <text:p text:style-name="P5"><text:span text:style-name="Kolofon_20_tekst">Standarden er udarbejdet af</text:span><text:span text:style-name="Kolofon_20_tekst"> en arbejd</text:span><text:span text:style-name="Kolofon_20_tekst">s</text:span><text:span text:style-name="Kolofon_20_tekst">gruppe under OIO-udvalget for s</text:span><text:span text:style-name="Kolofon_20_tekst">ags- og dokument</text:span><text:span text:style-name="Kolofon_20_tekst">området</text:span><text:span text:style-name="Kolofon_20_tekst">.</text:span></text:p>
                    <text:p text:style-name="P5"/>
                    <text:p text:style-name="P5"><text:span text:style-name="Kolofon_20_tekst">Kontaktperson for OIO-udvalget:</text:span></text:p>
                    <text:p text:style-name="P5"/>
                    <text:p text:style-name="P5"><text:span text:style-name="Kolofon_20_tekst">Carsten Ramsdahl Rohd</text:span><text:span text:style-name="Kolofon_20_tekst">e</text:span><text:span text:style-name="Kolofon_20_tekst"> </text:span></text:p>
                    <text:p text:style-name="P5"><text:span text:style-name="Kolofon_20_tekst">E-m</text:span><text:span text:style-name="Kolofon_20_tekst">ail: </text:span><text:a xlink:type="simple" xlink:href="mailto:carr@itst.dk"><text:span text:style-name="Internet_20_link"><text:span text:style-name="T2">carr@itst.dk</text:span></text:span></text:a><text:span text:style-name="Kolofon_20_tekst">. </text:span></text:p>
                    <text:p text:style-name="P5"><text:span text:style-name="Kolofon_20_tekst">Direkte telefon: +45 </text:span><text:span text:style-name="T4">3337 9273</text:span></text:p>
                    <text:p text:style-name="P5"/>
                    <text:p text:style-name="P7"/>
                  </table:table-cell>
                  <table:table-cell table:style-name="Tabel2.A1" office:value-type="string">
                    <text:p text:style-name="P7"/>
                  </table:table-cell>
                  <table:table-cell table:style-name="Tabel2.A1" office:value-type="string">
                    <text:p text:style-name="P5"><text:span text:style-name="Kolofon_20_tekst">Udgivet af:</text:span></text:p>
                    <text:p text:style-name="P5"><text:span text:style-name="Kolofon_20_tekst">IT- &amp; Telestyrelsen</text:span></text:p>
                    <text:p text:style-name="P5"/>
                    <text:p text:style-name="P5"><text:span text:style-name="Kolofon_20_tekst">Holsteinsgade 63</text:span></text:p>
                    <text:p text:style-name="P5"><text:span text:style-name="Kolofon_20_tekst">2100</text:span><text:span text:style-name="Kolofon_20_tekst"> </text:span><text:span text:style-name="Kolofon_20_tekst">København Ø</text:span></text:p>
                    <text:p text:style-name="P5"/>
                    <text:p text:style-name="P5"><text:span text:style-name="Kolofon_20_tekst">Telefon: </text:span><text:span text:style-name="Kolofon_20_tekst">+45 </text:span><text:span text:style-name="Kolofon_20_tekst">3545 0000</text:span></text:p>
                    <text:p text:style-name="P5"><text:span text:style-name="Kolofon_20_tekst">Fax: </text:span><text:span text:style-name="Kolofon_20_tekst">+45 </text:span><text:span text:style-name="Kolofon_20_tekst">3545 0010</text:span></text:p>
                    <text:p text:style-name="P5"/>
                    <text:p text:style-name="P5"/>
                    <text:p text:style-name="P5"><text:span text:style-name="Kolofon_20_tekst">Publikationen kan hentes</text:span></text:p>
                    <text:p text:style-name="P5"><text:span text:style-name="Kolofon_20_tekst">på IT</text:span><text:span text:style-name="Kolofon_20_tekst">- &amp; Telestyrelsens</text:span></text:p>
                    <text:p text:style-name="P5"><text:span text:style-name="Kolofon_20_tekst">h</text:span><text:span text:style-name="Kolofon_20_tekst">jemmeside: </text:span></text:p>
                    <text:p text:style-name="P5"><text:span text:style-name="Kolofon_20_tekst">http://www.itst.dk</text:span></text:p>
                    <text:p text:style-name="P8"/>
                  </table:table-cell>
                </table:table-row>
              </table:table>
              <text:p text:style-name="Standard"><draw:frame draw:style-name="fr2" draw:name="Frame1" text:anchor-type="paragraph" svg:x="15.563cm" svg:y="3.251cm" svg:width="0.635cm" svg:height="0.953cm" draw:z-index="32"><draw:text-box><text:p text:style-name="P68">&gt;</text:p></draw:text-box></draw:frame></text:p>
            </table:table-cell>
          </table:table-row>
        </table:table>
        <text:p text:style-name="P5"><text:soft-page-break/></text:p>
      </text:section>
      <text:section text:style-name="Sect1" text:name="S_MonoElementm0m0m6m0m0m27m0m0m">
        <table:table table:name="Tabel3" table:style-name="Tabel3">
          <table:table-column table:style-name="Tabel3.A"/>
          <table:table-row table:style-name="Tabel3.1">
            <table:table-cell table:style-name="Tabel3.A1" office:value-type="string">
              <text:p text:style-name="P72"><text:title/></text:p>
              <text:p text:style-name="P14">Udkast</text:p>
              <text:p text:style-name="P15"/>
              <text:p text:style-name="P15"/>
              <text:p text:style-name="P15"/>
              <text:p text:style-name="P15"/>
              <text:p text:style-name="P15"/>
              <text:p text:style-name="P15"/>
            </table:table-cell>
          </table:table-row>
          <table:table-row table:style-name="Tabel3.2">
            <table:table-cell table:style-name="Tabel3.A2" office:value-type="string">
              <text:p text:style-name="P16"><text:span text:style-name="T5">OIO-udvalget for </text:span><text:span text:style-name="T5">sags- og dokumentområdet</text:span></text:p>
              <text:p text:style-name="P16"/>
            </table:table-cell>
          </table:table-row>
        </table:table>
        <text:p text:style-name="P5"/>
      </text:section>
      <text:section text:style-name="Sect1" text:name="S_MonoElementm2m0m25m0m0m27m0m0m">
        <text:p text:style-name="P70">Indhold<text:tab/><text:span text:style-name="Header_20_Char"><text:span text:style-name="T6">&gt;</text:span></text:span></text:p>
        <text:table-of-content text:style-name="Sect1" text:name="Table of Contents1">
          <text:table-of-content-source text:outline-level="3"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2">
              <text:index-source-style text:style-name="Broedtekst"/>
            </text:index-source-styles>
          </text:table-of-content-source>
          <text:index-body>
            <text:p text:style-name="P35">Indledning<text:tab/>5</text:p>
            <text:p text:style-name="P36">Forord<text:tab/>5</text:p>
            <text:p text:style-name="P36">Formål med forretningsservice for Person(Part)<text:tab/>5</text:p>
            <text:p text:style-name="P36">Formål med Serviceinterface Person<text:tab/>7</text:p>
            <text:p text:style-name="P36">Begrebsliste<text:tab/>8</text:p>
            <text:p text:style-name="P35">Serviceinterface Person<text:tab/>9</text:p>
            <text:p text:style-name="P35">Person<text:tab/>11</text:p>
            <text:p text:style-name="P36">Attributter:<text:tab/>11</text:p>
            <text:p text:style-name="P36">Tilstande<text:tab/>12</text:p>
            <text:p text:style-name="P36">Relationer<text:tab/>13</text:p>
            <text:p text:style-name="P36">Operationer<text:tab/>15</text:p>
            <text:p text:style-name="P35">Adresse<text:tab/>16</text:p>
            <text:p text:style-name="P36">Attributter:<text:tab/>16</text:p>
            <text:p text:style-name="P35">Kontaktkanal<text:tab/>18</text:p>
            <text:p text:style-name="P36">Attributter:<text:tab/>18</text:p>
          </text:index-body>
        </text:table-of-content>
      </text:section>
      <text:p text:style-name="P57"><text:bookmark-start text:name="_Toc263321454"/><text:bookmark-start text:name="_Toc242843888"/>Formål med forretningsservice for <text:bookmark-end text:name="_Toc242843888"/>Person(Part)<text:bookmark-end text:name="_Toc263321454"/></text:p>
      <text:p text:style-name="P1">Nærværende dokument er en beskrivelse af en dataservice om personer. Disse personer kan eventuelt optræde som parter i offentlig dansk forvaltning. </text:p>
      <text:p text:style-name="P1"/>
      <text:p text:style-name="P1">I Danmark bliver alle borgere tildelt et personnummer i CPR, og der knyttes hertil i CPR-registret en række oplysninger, der karakteriserer denne borger på tværs af alle de forretninger, denne borger vil have med det offentlige livet igennem. Det er oplysninger som navne, bopælsadresse, civilstand, slægtskab, ud- og indrejse, forsvinding og genfinding, tilknytning til kommune, m.fl.<text:note text:id="ftn1" text:note-class="footnote"><text:note-citation>1</text:note-citation><text:note-body><text:p text:style-name="P31"><text:span text:style-name="T12">For en fuldstændig liste, se CPRs udtræksvejledning for offentlige brugere: </text:span><text:a xlink:type="simple" xlink:href="http://www.cpr.dk/cpr_artikler/Files/Fil1/4270.pdf"><text:span text:style-name="Internet_20_link"><text:span text:style-name="T3">Udtræksvejledning for offentlige brugere (http://www.cpr.dk/cpr_artikler/Files/Fil1/4270.pdf)</text:span></text:span></text:a></text:p></text:note-body></text:note></text:p>
      <text:p text:style-name="P1"/>
      <text:p text:style-name="P1">Et udsnit af disse oplysninger skal være til stede i en høj kvalitet ved enhver forretning, en borger har med det offentlige. Den sædvanlige term for disse data er stamdata om personen. Den nødvendige kvalitet leveres af CPR-kontoret under Indenrigs og Sundhedsministeriet, der via personregistrering gennem Kirkeministeriet og sygehusene og gennem folkeregisterregistrering i kommunerne opretter og vedligeholder CPR oplysningerne.</text:p>
      <text:p text:style-name="P1"/>
      <text:p text:style-name="P1">I mange år har det været muligt at abonnere på en maskinel overførsel af de oplysninger, en given forvaltning har brug for til et lokalt system hos forvaltningen. Denne har været tilgængelig med månedlige, ugentlige eller natlige opdateringer alt efter behov fra 70’erne frem til i dag. Senest er realtidsopdateringer kommet til i 2006.</text:p>
      <text:p text:style-name="P1"/>
      <text:p text:style-name="P1">I takt med at sagsbehandlere og andre medarbejdere i kommuner, amter og statsinstitutioner gennem tiden har fået digitale redskaber til at støtte deres arbejde, så har der naturligvis til disse været stillet krav om at applikationens stamdata valideres mod CPR. Dette er realiseret enten ved ændringsudtræk fra CPR direkte til den enkelte <text:soft-page-break/>applikation, eller gennem at oprette en lokal CPR-kopi, som applikationerne så validerer op imod.</text:p>
      <text:p text:style-name="P1"/>
      <text:p text:style-name="P1">Uanset ad hvilken vej valideringen sker, så har denne udvikling medført, at det enkelte it-system bygger en opdateringsfunktion ud fra sine forudsætninger og med den datastruktur, der nu passer heri. Resultatet er, at f.eks. en kommunes it-afdeling typisk står med 20-30 lidt forskellige opdateringskørsler, som drives af forskellige leverandører. Erfaringen hermed viser at dette trækker mange ressourcer:</text:p>
      <text:list xml:id="list1303909758" text:style-name="L1">
        <text:list-item>
          <text:p text:style-name="P41">Der skabes en tæt 1-1 binding mellem fagsystem og persondatasnitflade med den konsekvens, at der skal foretages justeringer til potentielt flere fagsystemer, når en persondatasnitflade opdateres eller udskiftes.</text:p>
        </text:list-item>
        <text:list-item>
          <text:p text:style-name="P41">Det er erfaringsmæssigt en udfordring for leverandørerne at implementere en stabil opdateringslogik, herunder tolke indholdet af persondatasnitfladen korrekt.</text:p>
        </text:list-item>
        <text:list-item>
          <text:p text:style-name="P41">Der skal holdes øje med at opdateringsjob afvikles uden fejl. Ofte indgår opdateringsjobs i en fast kæde (dvs. et vellykket job A’s afvikling er en forudsætning for job B, som er en forudsætning for job C osv.). Alt i alt udfordringer til planlægning, konfiguration, vedligehold og overvågning af mange jobs, som en it-funktion kan have svært ved at kunne gennemskue og håndtere.</text:p>
        </text:list-item>
        <text:list-item>
          <text:p text:style-name="P41">Når det alligevel går galt, så er ansvarsplaceringen mellem fagsystem, myndighedens it-funktion og snitfladeleverandøren uklar. Fejltyperne er mange. F.eks. jobs der fejler, forkert eller uventet dataindhold, ikke styrede programopdateringer mv.</text:p>
        </text:list-item>
      </text:list>
      <text:p text:style-name="P1"/>
      <text:p text:style-name="P1">Endelig er alle opdateringer baseret på, at serviceaftageren henter opdateringer hos serviceudbyderen med en fast frekvens (pull). Så længe behovet for oplysningernes aktualitet er en uge eller 24 timer fungerer dette fint. Men der er i stigende grad behov for bedre aktualitet helt op til realtime. Her bliver pull opdateringer kostbare for den serviceudbyder, der har mange kunder på de samme services. Et rationelt alternativ er at serviceudbyderen gennem et abonnementsystem udbyder hændelser til serviceaftager om den enkelte person, når opdateringer i oplysninger om én person finder sted (push).</text:p>
      <text:p text:style-name="P1"/>
      <text:p text:style-name="P1">Et antal personer, som ikke er borgere eller som blot ikke har et personnummer, indgår også som parter i sagsbehandling. Det kan være færøske borgere, fra danske mindretal syd for grænsen, grænsegængere, flygtninge, asylsøgere, visum-ansøgere m.fl. Denne interface-specifikation omfatter også stamdata for disse personer. Data om disse personer kan ikke indhentes fra CPR. Integrationsministeriet arbejder på et register over personer som bør kunne tilgås fra denne standard.</text:p>
      <text:p text:style-name="P11"/>
      <text:p text:style-name="P5"><text:span text:style-name="T1">Med det formål at nedbringe omkostningerne til vedligeholdelse af CPR-oplysninger, så </text:span><text:span text:style-name="T1">opfylder Person</text:span><text:span text:style-name="T1">(Part</text:span><text:span text:style-name="T1">) behovet for</text:span><text:span text:style-name="T1"> </text:span></text:p>
      <text:list xml:id="list248214827" text:style-name="L2">
        <text:list-item>
          <text:p text:style-name="P45">En fællesoffentlig obligatorisk anvendelse af OIOXML for personers stamdata</text:p>
        </text:list-item>
        <text:list-item>
          <text:p text:style-name="P42"><text:span text:style-name="T1">At denne standard er konstrueret, så den kan muliggøre udstedelse af hændelser om begivenheder i stamdatas udvikling, som er vigtige for kvalitet i og effektivisering af fo</text:span><text:span text:style-name="T1">r</text:span><text:span text:style-name="T1">valtningen</text:span></text:p>
        </text:list-item>
      </text:list>
      <text:p text:style-name="P1"/>
      <text:p text:style-name="P1">Udviklingen gennem de sidste 15 år har gjort internet, mobiltelefoner og geografisk stedbestemmelse til en naturlig del af en borgers hverdag. Alle disse spiller i dag en vigtig rolle i forvaltningen gennem anvendelse af email, SMS og geografisk orienterede analyser, hvor fagorienterede data om personer via deres adresse kan knyttes til et geografisk punkt.</text:p>
      <text:p text:style-name="P1"/>
      <text:p text:style-name="P1">Dermed er de nødvendige tværgående personstamdata for forvaltninger blevet udvidet med oplysninger, der ikke er til stede i CPR, kontaktkanaler (som email-adresse og mobilnummer) og Adressepunkt. Kontaktkanaler opdateres og vedligeholdes nu lokalt i mange forskellige applikationer, mens den sidste kvalitetssikres af KMS under Miljøministeriet, og holdes opdateret af kommunerne gennem BBR registret.</text:p>
      <text:p text:style-name="P1"/>
      <text:p text:style-name="P1"><text:soft-page-break/>Når man ser bort fra adressepunkt, er der imidlertid ikke nogen formel kvalitetssikring af de nye stamoplysninger, men det er op til indehaveren egen tilskyndelse at vedligeholde dem. Dertil opgives disse oplysninger ofte i en helt konkret sammenhæng, og er ikke tænkt til en generel anvendelse i andre sammenhænge. Endelig udvikles de mulige kommunikationskanaler hastigt i antal og formater. Derfor understøtter Person(Part) det forretningsmæssige behov for at have mulighed for at kommunikere en kontaktkanal og den kontekst, den er begrænset til.</text:p>
      <text:p text:style-name="P5"/>
      <text:p text:style-name="P1"/>
      <text:p text:style-name="P11">Med det formål at kunne udbyde nye stamoplysninger, der er relevante for forvaltningen, er der behov for at standarden indeholder data, der kan oplyse om kontaktkanaler og de kontekster, de er begrænset til. </text:p>
      <text:p text:style-name="P57"><text:bookmark-start text:name="_Toc242843889"/></text:p>
      <text:p text:style-name="P57"><text:bookmark-start text:name="_Toc263321455"/>Formål med Serviceinterface Person<text:bookmark-end text:name="_Toc242843889"/><text:bookmark-end text:name="_Toc263321455"/></text:p>
      <text:p text:style-name="P1"><text:bookmark-start text:name="_Toc242843890"/></text:p>
      <text:p text:style-name="P5">Formålet med Serviceinterface Person er, at definere attributter, tilstande, relationer og operationer baseret på de generelle egenskaber for sag og dokument, således at serviceinterfacet kan opfylde de forretningsmæssige behov beskrevet ovenfor.</text:p>
      <text:p text:style-name="P1"/>
      <text:p text:style-name="P1">Målene, der skal udløse den forretningsmæssige nytteværdi, er bl.a.</text:p>
      <text:list xml:id="list1221830222" text:style-name="L3">
        <text:list-item>
          <text:p text:style-name="P43">At CPR kan tilbyde dette serviceinterface i relation til Person og dennes bopælsadresse</text:p>
        </text:list-item>
        <text:list-item>
          <text:p text:style-name="P43">At hvis forretningsmodellerne for CPR stadig gør det rationelt for offentlige organisationer at vedligeholde en kopi af persondata, eller at performancekrav nødvendiggør denne løsning, at disse lokale kopier da tilgås alene gennem Person(Part) serviceinterfacet</text:p>
        </text:list-item>
        <text:list-item>
          <text:p text:style-name="P43">At alle myndigheder, der administrerer personer uden dansk personnummer, kan udbyde og aftage stamoplysninger gennem dette interface </text:p>
        </text:list-item>
        <text:list-item>
          <text:p text:style-name="P43">At alle serviceaftagere, f.eks. fagsystemer, tilgår personoplysninger gennem dette interface</text:p>
        </text:list-item>
        <text:list-item>
          <text:p text:style-name="P43">At der indarbejdes tilstande, der giver mulighed for hændelsesbeskeder, der er centrale for mange forvaltningsprocesser</text:p>
        </text:list-item>
      </text:list>
      <text:p text:style-name="P37"/>
      <text:p text:style-name="P1">Hermed understreges det klart, at standarden definerer et serviceinterface, som kan bruges af alle applikationer i en organisation, og at serviceinterfaces kan monteres oven på eksisterende applikationer, der i dag indeholder alle, eller kan bringes til at indeholde alle de oplysninger, som specificeres i denne standard. </text:p>
      <text:p text:style-name="P1"/>
      <text:p text:style-name="P1">I specifikationen er der taget udgangspunkt i det arbejde, der allerede er udført på området. Specielt: <text:s/></text:p>
      <text:list xml:id="list1318843350" text:continue-numbering="true" text:style-name="L3">
        <text:list-item>
          <text:p text:style-name="P43">At CPR-kontoret i 2009 har igangsat en modernisering af CPR datas opbygning og servicestruktur, som vil betyde at alle CPR-data, der efterspørges vil blive tilgængelige gennem OIOXML og webservices i løbet af 2010 og 2011.</text:p>
        </text:list-item>
        <text:list-item>
          <text:p text:style-name="P43">At adresser og adressepunkter er tilgængelige gennem de Officielle Standard Adresser og Koordinater (OSAK) hos OIS, der er baseret på BBR, ESR, KKR og CPRs vejregister og UTM koordinater<text:note text:id="ftn2" text:note-class="footnote"><text:note-citation>2</text:note-citation><text:note-body><text:p text:style-name="P32"><text:span text:style-name="T15">OSAK</text:span><text:span text:style-name="T16"> står for Officielle Standardadresser og Koordinater. OSAK er ikke et basisregister, men et særligt dat</text:span><text:span text:style-name="T16">a</text:span><text:span text:style-name="T16">sæt som kun findes på OIS, og som indeholder foreningsmængden af de adresser som findes i Bygnings- og B</text:span><text:span text:style-name="T16">o</text:span><text:span text:style-name="T16">ligregisteret (BBR) og krydsreferencesystemet (KRR). Adresserne i OSAK består således præcis af de adresser som kommunerne har registreret i BBR eller KRR. </text:span></text:p><text:p text:style-name="P33"/></text:note-body></text:note> <text:s text:c="3"/></text:p>
        </text:list-item>
      </text:list>
      <text:p text:style-name="P57"/>
      <text:p text:style-name="P16"/>
      <text:p text:style-name="P57"><text:soft-page-break/></text:p>
      <text:p text:style-name="P59"><text:bookmark-start text:name="_Toc263321456"/>Begrebsliste<text:bookmark-end text:name="_Toc242843890"/><text:bookmark-end text:name="_Toc263321456"/></text:p>
      <text:p text:style-name="P9">I det følgende beskrives de begreber, der er anvendt i specifikation vedrørende Person.</text:p>
      <text:p text:style-name="P9"/>
      <table:table table:name="Tabel4" table:style-name="Tabel4">
        <table:table-column table:style-name="Tabel4.A"/>
        <table:table-column table:style-name="Tabel4.B"/>
        <table:table-row>
          <table:table-cell table:style-name="Tabel4.A1" office:value-type="string">
            <text:p text:style-name="P47">Begreb</text:p>
          </table:table-cell>
          <table:table-cell table:style-name="Tabel4.A1" office:value-type="string">
            <text:p text:style-name="P47">Forklaring</text:p>
          </table:table-cell>
        </table:table-row>
        <table:table-row>
          <table:table-cell table:style-name="Tabel4.A2" office:value-type="string">
            <text:p text:style-name="P9">Adresse</text:p>
          </table:table-cell>
          <table:table-cell table:style-name="Tabel4.A2" office:value-type="string">
            <text:p text:style-name="P5"><text:span text:style-name="T7">En adresse er vejnavne, husnumre, etage- og dørbetegnelser mv. således som de forefindes i BBR, CPR og CVR registrene og er defineret i OIOXMLs adresseguide, tilføjet et adressepunkt som defineret af OIOXMLs dokume</text:span><text:span text:style-name="T7">n</text:span><text:span text:style-name="T7">tationsguide for adressepunkt. Adresse indgår som attribut i Person.</text:span></text:p>
          </table:table-cell>
        </table:table-row>
        <table:table-row>
          <table:table-cell table:style-name="Tabel4.A2" office:value-type="string">
            <text:p text:style-name="P9">Aktør</text:p>
          </table:table-cell>
          <table:table-cell table:style-name="Tabel4.A2" office:value-type="string">
            <text:p text:style-name="P5"><text:span text:style-name="T7">Den medarbejder, organisatorisk enhed eller det it-system, der udfører en given aktivitet eller den person, som har ansvaret for sagen (det er den o</text:span><text:span text:style-name="T7">r</text:span><text:span text:style-name="T7">ganisatoriske enhed, der har det formelle ansvar). Begrebet kommer fra standarden for Organisation.</text:span></text:p>
          </table:table-cell>
        </table:table-row>
        <table:table-row>
          <table:table-cell table:style-name="Tabel4.A2" office:value-type="string">
            <text:p text:style-name="P9">Part</text:p>
          </table:table-cell>
          <table:table-cell table:style-name="Tabel4.A2" office:value-type="string">
            <text:p text:style-name="P5"><text:span text:style-name="T8">Er en person, virksomhed, organisationsaktør eller adresse, som er tilkny</text:span><text:span text:style-name="T8">t</text:span><text:span text:style-name="T8">tet sagen</text:span></text:p>
          </table:table-cell>
        </table:table-row>
        <table:table-row>
          <table:table-cell table:style-name="Tabel4.A2" office:value-type="string">
            <text:p text:style-name="P9">Person</text:p>
          </table:table-cell>
          <table:table-cell table:style-name="Tabel4.A2" office:value-type="string">
            <text:p text:style-name="P5"><text:span text:style-name="T7">En person er en borger, typisk identificeret gennem sit </text:span><text:span text:style-name="T7">personnummer</text:span><text:span text:style-name="T7"> eller sit nationale erstatningspersonnummer. En person behøver dog ikke at v</text:span><text:span text:style-name="T7">æ</text:span><text:span text:style-name="T7">re opført i CPR ved registeringen af personen (hvilket fx er tilfældet for f</text:span><text:span text:style-name="T7">æ</text:span><text:span text:style-name="T7">ringer og visum-ansøgere) men kan i nogle tilfælde senere få tildelt et pe</text:span><text:span text:style-name="T7">r</text:span><text:span text:style-name="T7">sonnummer.</text:span></text:p>
          </table:table-cell>
        </table:table-row>
      </table:table>
      <text:p text:style-name="P21">Tabel <text:sequence text:ref-name="refTable0" text:name="Table" style:num-format="1">1</text:sequence> Begrebsliste</text:p>
      <text:p text:style-name="Heading_20_1"><draw:frame draw:style-name="fr4" draw:name="3" text:anchor-type="paragraph" fo:min-width="0.041cm" draw:z-index="14"><draw:text-box fo:min-height="0cm"><text:p text:style-name="Heading_20_1"><text:bookmark-start text:name="_Toc263321457"/>Serviceinterface Person<text:bookmark-end text:name="_Toc263321457"/></text:p></draw:text-box></draw:frame></text:p>
      <text:p text:style-name="P5"><text:span text:style-name="T8">Part er i Referencearkitektur for sags- og dokumentområdet defineret som en person, virkso</text:span><text:span text:style-name="T8">m</text:span><text:span text:style-name="T8">hed, organisationsaktør eller adresse, som en sag vedrører. Denne standard omhandler en Pe</text:span><text:span text:style-name="T8">r</text:span><text:span text:style-name="T8">son som specialisering af Part.</text:span></text:p>
      <text:p text:style-name="P12"/>
      <text:p text:style-name="P12">Personer kan ofte, men ikke altid, identificeres via et personnummer.</text:p>
      <text:p text:style-name="P5"/>
      <text:p text:style-name="P5"><text:span text:style-name="T8">Part defineres som en abstrakt klasse, der specialiseres </text:span><text:span text:style-name="T8">i </text:span><text:span text:style-name="T8">klassen</text:span><text:span text:style-name="T8"> Person</text:span><text:span text:style-name="T8"> og Aktør</text:span><text:span text:style-name="T8">.</text:span><text:span text:style-name="T8"> En abstrakt klasse agerer som samlende begreb for en række klasser, men kaldes abstrakt når der ikke må findes nogen objekter af denne type som ikke samtidigt er en af underklasserne. En Part må s</text:span><text:span text:style-name="T8">å</text:span><text:span text:style-name="T8">ledes kun eksistere</text:span><text:span text:style-name="T8">,</text:span><text:span text:style-name="T8"> når den har formen Person </text:span><text:span text:style-name="T8">eller Aktør </text:span><text:span text:style-name="T8">inden for denne standard.</text:span></text:p>
      <text:p text:style-name="P12"/>
      <text:p text:style-name="P5"><text:span text:style-name="T8">Vær opmærksom på</text:span><text:span text:style-name="T8">,</text:span><text:span text:style-name="T8"> at serviceinterfacet for Organisation definerer aktører, </text:span><text:span text:style-name="T8">i betydningen af at være </text:span><text:span text:style-name="T8">dem</text:span><text:span text:style-name="T8">,</text:span><text:span text:style-name="T8"> der er sagsbehandlende. Heriblandt f.eks. OrganisatoriskFunktion og Bruger. Alle aktørtyper har en relation til </text:span><text:span text:style-name="T8">Person</text:span><text:span text:style-name="T8"> og kan ad den vej se </text:span><text:span text:style-name="T8">oplysningerne i Person</text:span><text:span text:style-name="T8">. </text:span></text:p>
      <text:p text:style-name="P9"/>
      <text:p text:style-name="P49"><draw:frame draw:style-name="fr6" draw:name="Picture 3" text:anchor-type="as-char" svg:width="17.242cm" svg:height="15.572cm" draw:z-index="19"><draw:image xlink:href="Pictures/200001DB000061AB0000584314E7E0FA.wmf" xlink:type="simple" xlink:show="embed" xlink:actuate="onLoad"/></draw:frame></text:p>
      <text:p text:style-name="P10"/>
      <text:p text:style-name="P1"><text:soft-page-break/>Her beskrives klasserne til person-attributter kort:</text:p>
      <text:p text:style-name="P1"><text:span text:style-name="T9">PersonEgenskaber</text:span> indeholder de generiske attributter ved en person, uanset om data stammer fra CPR eller fra andre kilder.</text:p>
      <text:p text:style-name="P9"/>
      <text:p text:style-name="P1"><text:span text:style-name="T9">UdenlandskBorgerData</text:span> indeholder data om udenlandsk borger, når denne ikke er identificeret ved et personnummer.</text:p>
      <text:p text:style-name="P9"/>
      <text:p text:style-name="P1"><text:span text:style-name="T9">CprData: </text:span>For personer, der er borgere i Danmark, findes et antal attributter, der autoritativt vedligeholdes i CPR. De er tilgængelige i denne klasse.</text:p>
      <text:p text:style-name="P10"/>
      <text:p text:style-name="P1"><text:span text:style-name="T9">Ukendt</text:span><text:span text:style-name="T9">BorgerData</text:span> indeholder data om personer som af forskellige årsager har fået tildelt et erstatnings-personnummer.</text:p>
      <text:p text:style-name="P17"/>
      <text:p text:style-name="P16"><text:span text:style-name="T10">Serviceinterface </text:span><text:span text:style-name="T10">Person</text:span><text:span text:style-name="T10"> udveksler følgende forretningsobjekter:</text:span></text:p>
      <text:p text:style-name="P17"/>
      <table:table table:name="Tabel5" table:style-name="Tabel5">
        <table:table-column table:style-name="Tabel5.A"/>
        <table:table-column table:style-name="Tabel5.B" table:number-columns-repeated="2"/>
        <table:table-header-rows>
          <table:table-row table:style-name="Tabel5.1">
            <table:table-cell table:style-name="Tabel5.A1" office:value-type="string">
              <text:p text:style-name="P60">Beskrivelse</text:p>
            </table:table-cell>
            <table:table-cell table:style-name="Tabel5.A1" office:value-type="string">
              <text:p text:style-name="P60">Specialiserer</text:p>
            </table:table-cell>
            <table:table-cell table:style-name="Tabel5.A1" office:value-type="string">
              <text:p text:style-name="P60">Betegnelse</text:p>
            </table:table-cell>
          </table:table-row>
        </table:table-header-rows>
        <table:table-row table:style-name="Tabel5.1">
          <table:table-cell table:style-name="Tabel5.A2" office:value-type="string">
            <text:p text:style-name="P24"><text:span text:style-name="T12">En person er en borger</text:span><text:span text:style-name="T12">, typisk</text:span><text:span text:style-name="T12"> identificeret gennem sit </text:span><text:span text:style-name="T12">personnummer</text:span><text:span text:style-name="T12"> eller sit </text:span><text:span text:style-name="T12">nationale erstatningspersonnummer</text:span><text:span text:style-name="T12">. En person behøver dog ikke at være opført i CPR ved </text:span><text:span text:style-name="T12">reg</text:span><text:span text:style-name="T12">i</text:span><text:span text:style-name="T12">streringen</text:span><text:span text:style-name="T12"> af personen (hvilket fx er tilfældet for færinger og visum-ansøgere) men kan i nogle tilfælde senere få </text:span><text:span text:style-name="T12">tildelt </text:span><text:span text:style-name="T12">et personnummer.</text:span></text:p>
          </table:table-cell>
          <table:table-cell table:style-name="Tabel5.A2" office:value-type="string">
            <text:p text:style-name="P60">Part</text:p>
          </table:table-cell>
          <table:table-cell table:style-name="Tabel5.A2" office:value-type="string">
            <text:p text:style-name="P53">Person</text:p>
          </table:table-cell>
        </table:table-row>
      </table:table>
      <text:p text:style-name="P21">Tabel <text:sequence text:ref-name="refTable1" text:name="Table" style:num-format="1">2</text:sequence></text:p>
      <text:p text:style-name="P1"/>
      <text:p text:style-name="P1"/>
      <text:p text:style-name="Heading_20_1"><draw:frame draw:style-name="fr4" draw:name="4" text:anchor-type="paragraph" fo:min-width="0.041cm" draw:z-index="15"><draw:text-box fo:min-height="0cm"><text:p text:style-name="Heading_20_1"><text:bookmark-start text:name="_Toc263321458"/>Person<text:bookmark-end text:name="_Toc263321458"/></text:p></draw:text-box></draw:frame></text:p>
      <text:p text:style-name="P1"/>
      <text:p text:style-name="P1"/>
      <text:p text:style-name="P1"><text:bookmark-start text:name="_Toc242843893"/></text:p>
      <text:p text:style-name="P1"/>
      <text:p text:style-name="P1">En person kan identificeres i varierende grad, alt efter om vedkommende har et personnummer, er udlænding eller skal behandles af en myndighed uden at vedkommendes identitet er klarlagt. Det kunne være under hospitalsindlæggelse uden vedkommende er i stand til at opgive sit personnummer eller som arrestant uden villighed til at opgive sit personnummer.</text:p>
      <text:p text:style-name="P1"/>
      <text:p text:style-name="P1">Dette stiller krav til en fleksibilitet i hvilke data, der kan udveksles om personen. Kun hvis personen er identificeret vis sit personnummer kan CPR bidrage med autoritative oplysninger. I andre tilfælde kan Integrationsministeriet bidrage med autoritative oplysninger uden at CPR kender vedkommende. </text:p>
      <text:p text:style-name="P1"/>
      <text:p text:style-name="P1">Derfor er Person kombineret af en klasse med oplysninger, som oftest må formodes at kunne tilvejebringes, evt. udledt fra den af de underliggende autoritative kilder, suppleret af data fra en af flere mulige klasser.</text:p>
      <text:p text:style-name="P1"/>
      <text:p text:style-name="P1">En given Person vil på et givet virknings-tidspunkt kun indeholde data fra én af de følgende klasser <text:span text:style-name="T1">UdenlandskBorgerData, UkendtBorgerData, CPRdata</text:span>. Når en person eksempelvis går fra at være kendt under et erstatnings-personnummer til at være kendt under sit egentlige personnummer, vil det resultere i en ny registrering i klassen CprData til erstatning for den tidligere registrering i klassen UkendtBorger.</text:p>
      <text:p text:style-name="P57"><text:bookmark-start text:name="_Toc263321459"/>Attributter<text:bookmark-end text:name="_Toc242843893"/><text:note text:id="ftn3" text:note-class="footnote"><text:note-citation>3</text:note-citation><text:note-body><text:p text:style-name="P31"><text:span text:style-name="T12">De</text:span> <text:span text:style-name="T12">generelle egenskaber bevirker at </text:span><text:span text:style-name="T12">attributterne samlet </text:span><text:span text:style-name="T12">har ’virkning’ og dermed kan skifte over tid</text:span><text:span text:style-name="T12">. UUID og objek</text:span><text:span text:style-name="T12">t</text:span><text:span text:style-name="T12">type kan dog ikke ændres og har således heller ikke virknings-registreringer knyttet til sig.</text:span></text:p></text:note-body></text:note>:<text:bookmark-end text:name="_Toc263321459"/></text:p>
      <text:p text:style-name="P1"/>
      <text:p text:style-name="P11">Fra klassen PersonEgenskaber:</text:p>
      <text:p text:style-name="P1"/>
      <table:table table:name="Tabel6" table:style-name="Tabel6">
        <table:table-column table:style-name="Tabel6.A"/>
        <table:table-column table:style-name="Tabel6.B"/>
        <table:table-column table:style-name="Tabel6.C"/>
        <table:table-column table:style-name="Tabel6.D"/>
        <table:table-header-rows>
          <table:table-row table:style-name="Tabel6.1">
            <table:table-cell table:style-name="Tabel6.A1" office:value-type="string">
              <text:p text:style-name="P60">Beskrivelse</text:p>
            </table:table-cell>
            <table:table-cell table:style-name="Tabel6.A1" office:value-type="string">
              <text:p text:style-name="P60">Værdisæt</text:p>
            </table:table-cell>
            <table:table-cell table:style-name="Tabel6.A1" office:value-type="string">
              <text:p text:style-name="P60">Obl.</text:p>
            </table:table-cell>
            <table:table-cell table:style-name="Tabel6.A1" office:value-type="string">
              <text:p text:style-name="P60">Betegnelse</text:p>
            </table:table-cell>
          </table:table-row>
        </table:table-header-rows>
        <table:table-row table:style-name="Tabel6.2">
          <table:table-cell table:style-name="Tabel6.A2" office:value-type="string">
            <text:p text:style-name="P50">Personens navn</text:p>
          </table:table-cell>
          <table:table-cell table:style-name="Tabel6.A2" office:value-type="string">
            <text:p text:style-name="P55">Tekst</text:p>
          </table:table-cell>
          <table:table-cell table:style-name="Tabel6.A2" office:value-type="string">
            <text:p text:style-name="P60">Nej</text:p>
          </table:table-cell>
          <table:table-cell table:style-name="Tabel6.A2" office:value-type="string">
            <text:p text:style-name="P13">navn</text:p>
          </table:table-cell>
        </table:table-row>
        <table:table-row table:style-name="Tabel6.2">
          <table:table-cell table:style-name="Tabel6.A2" office:value-type="string">
            <text:p text:style-name="P50">Personens køn</text:p>
          </table:table-cell>
          <table:table-cell table:style-name="Tabel6.A2" office:value-type="string">
            <text:p text:style-name="P55">Køn</text:p>
          </table:table-cell>
          <table:table-cell table:style-name="Tabel6.A2" office:value-type="string">
            <text:p text:style-name="P60">Nej</text:p>
          </table:table-cell>
          <table:table-cell table:style-name="Tabel6.A2" office:value-type="string">
            <text:p text:style-name="P13">køn</text:p>
          </table:table-cell>
        </table:table-row>
        <table:table-row table:style-name="Tabel6.2">
          <table:table-cell table:style-name="Tabel6.A2" office:value-type="string">
            <text:p text:style-name="P50">Fødselsdato for personen</text:p>
          </table:table-cell>
          <table:table-cell table:style-name="Tabel6.A2" office:value-type="string">
            <text:p text:style-name="P55">Dato</text:p>
          </table:table-cell>
          <table:table-cell table:style-name="Tabel6.A2" office:value-type="string">
            <text:p text:style-name="P60">Nej</text:p>
          </table:table-cell>
          <table:table-cell table:style-name="Tabel6.A2" office:value-type="string">
            <text:p text:style-name="P13">fødselsDato</text:p>
          </table:table-cell>
        </table:table-row>
        <table:table-row table:style-name="Tabel6.2">
          <table:table-cell table:style-name="Tabel6.A2" office:value-type="string">
            <text:p text:style-name="P6"><text:span text:style-name="T13">Kontaktkanal: En angivelse af den eller de kontakt-kanaler (fx som telefonummer eller email-adresse) som en person kan kontaktes gennem. Denne info</text:span><text:span text:style-name="T13">r</text:span><text:span text:style-name="T13">mation overføres ikke fra CPR-registeret, men kan overføres når personen udveksles fx mellem fa</text:span><text:span text:style-name="T13">g</text:span><text:span text:style-name="T13">systemer. Hver kontaktkanal ledsages af et kontekst-felt, som beskriver forhold om brugen af kontaktk</text:span><text:span text:style-name="T13">a</text:span><text:span text:style-name="T13">nalen</text:span></text:p>
          </table:table-cell>
          <table:table-cell table:style-name="Tabel6.A2" office:value-type="string">
            <text:p text:style-name="P55">KontaktKanal</text:p>
          </table:table-cell>
          <table:table-cell table:style-name="Tabel6.A2" office:value-type="string">
            <text:p text:style-name="P60">Nej</text:p>
          </table:table-cell>
          <table:table-cell table:style-name="Tabel6.A2" office:value-type="string">
            <text:p text:style-name="P13">kontaktKanal</text:p>
          </table:table-cell>
        </table:table-row>
        <table:table-row table:style-name="Tabel6.2">
          <table:table-cell table:style-name="Tabel6.A2" office:value-type="string">
            <text:p text:style-name="P6"><text:span text:style-name="T14">Adresser som personen kontaktes på. Det kan fx v</text:span><text:span text:style-name="T14">æ</text:span><text:span text:style-name="T14">re sommerhusadresse eller adresse på en </text:span><text:span text:style-name="T14">partner</text:span></text:p>
          </table:table-cell>
          <table:table-cell table:style-name="Tabel6.A2" office:value-type="string">
            <text:p text:style-name="P55">Adresse</text:p>
          </table:table-cell>
          <table:table-cell table:style-name="Tabel6.A2" office:value-type="string">
            <text:p text:style-name="P60">Nej</text:p>
          </table:table-cell>
          <table:table-cell table:style-name="Tabel6.A2" office:value-type="string">
            <text:p text:style-name="P13">andreAdresser</text:p>
          </table:table-cell>
        </table:table-row>
      </table:table>
      <text:p text:style-name="P1"/>
      <text:p text:style-name="P1"/>
      <text:p text:style-name="P11">Fra klassen UdenlandskBorgerData</text:p>
      <text:p text:style-name="P75">&lt;her afventer vi en eventuel dialog med Integrationsministeriet for yderligere information&gt;</text:p>
      <text:p text:style-name="P1"/>
      <table:table table:name="Tabel7" table:style-name="Tabel7">
        <table:table-column table:style-name="Tabel7.A"/>
        <table:table-column table:style-name="Tabel7.B"/>
        <table:table-column table:style-name="Tabel7.C"/>
        <table:table-column table:style-name="Tabel7.D"/>
        <table:table-header-rows>
          <table:table-row table:style-name="Tabel7.1">
            <table:table-cell table:style-name="Tabel7.A1" office:value-type="string">
              <text:p text:style-name="P60">Beskrivelse</text:p>
            </table:table-cell>
            <table:table-cell table:style-name="Tabel7.A1" office:value-type="string">
              <text:p text:style-name="P60">Værdisæt</text:p>
            </table:table-cell>
            <table:table-cell table:style-name="Tabel7.A1" office:value-type="string">
              <text:p text:style-name="P60">Obl.</text:p>
            </table:table-cell>
            <table:table-cell table:style-name="Tabel7.A1" office:value-type="string">
              <text:p text:style-name="P60">Betegnelse</text:p>
            </table:table-cell>
          </table:table-row>
        </table:table-header-rows>
        <table:table-row table:style-name="Tabel7.2">
          <table:table-cell table:style-name="Tabel7.A2" office:value-type="string">
            <text:p text:style-name="P50">Opholdstilladelse</text:p>
          </table:table-cell>
          <table:table-cell table:style-name="Tabel7.A2" office:value-type="string">
            <text:p text:style-name="P27"/>
          </table:table-cell>
          <table:table-cell table:style-name="Tabel7.A2" office:value-type="string">
            <text:p text:style-name="P23"/>
          </table:table-cell>
          <table:table-cell table:style-name="Tabel7.A2" office:value-type="string">
            <text:p text:style-name="P13"/>
          </table:table-cell>
        </table:table-row>
        <table:table-row table:style-name="Tabel7.2">
          <table:table-cell table:style-name="Tabel7.A2" office:value-type="string">
            <text:p text:style-name="P50">Udlændingenummer</text:p>
          </table:table-cell>
          <table:table-cell table:style-name="Tabel7.A2" office:value-type="string">
            <text:p text:style-name="P27"/>
          </table:table-cell>
          <table:table-cell table:style-name="Tabel7.A2" office:value-type="string">
            <text:p text:style-name="P23"/>
          </table:table-cell>
          <table:table-cell table:style-name="Tabel7.A2" office:value-type="string">
            <text:p text:style-name="P13"/>
          </table:table-cell>
        </table:table-row>
        <table:table-row table:style-name="Tabel7.2">
          <table:table-cell table:style-name="Tabel7.A2" office:value-type="string">
            <text:p text:style-name="P50">Statsborgerskaber</text:p>
          </table:table-cell>
          <table:table-cell table:style-name="Tabel7.A2" office:value-type="string">
            <text:p text:style-name="P27"/>
          </table:table-cell>
          <table:table-cell table:style-name="Tabel7.A2" office:value-type="string">
            <text:p text:style-name="P23"/>
          </table:table-cell>
          <table:table-cell table:style-name="Tabel7.A2" office:value-type="string">
            <text:p text:style-name="P13"/>
          </table:table-cell>
        </table:table-row>
      </table:table>
      <text:p text:style-name="P1"><text:soft-page-break/></text:p>
      <text:p text:style-name="P11">Fra klassen UkendtBorger</text:p>
      <text:p text:style-name="P1"/>
      <table:table table:name="Tabel8" table:style-name="Tabel8">
        <table:table-column table:style-name="Tabel8.A"/>
        <table:table-column table:style-name="Tabel8.B"/>
        <table:table-column table:style-name="Tabel8.C"/>
        <table:table-column table:style-name="Tabel8.D"/>
        <table:table-header-rows>
          <table:table-row table:style-name="Tabel8.1">
            <table:table-cell table:style-name="Tabel8.A1" office:value-type="string">
              <text:p text:style-name="P60">Beskrivelse</text:p>
            </table:table-cell>
            <table:table-cell table:style-name="Tabel8.A1" office:value-type="string">
              <text:p text:style-name="P60">Værdisæt</text:p>
            </table:table-cell>
            <table:table-cell table:style-name="Tabel8.A1" office:value-type="string">
              <text:p text:style-name="P60">Obl.</text:p>
            </table:table-cell>
            <table:table-cell table:style-name="Tabel8.A1" office:value-type="string">
              <text:p text:style-name="P60">Betegnelse</text:p>
            </table:table-cell>
          </table:table-row>
        </table:table-header-rows>
        <table:table-row table:style-name="Tabel8.2">
          <table:table-cell table:style-name="Tabel8.A2" office:value-type="string">
            <text:p text:style-name="P6"><text:span text:style-name="T14">Erstatnings-personnummer, som tildeles personer, som skal sagsbehandles</text:span><text:span text:style-name="T14">,</text:span><text:span text:style-name="T14"> men hvor det egentlige personnummer ikke kendes eller der er tale om en udenlandsk borger</text:span></text:p>
          </table:table-cell>
          <table:table-cell table:style-name="Tabel8.A2" office:value-type="string">
            <text:p text:style-name="P27"/>
          </table:table-cell>
          <table:table-cell table:style-name="Tabel8.A2" office:value-type="string">
            <text:p text:style-name="P60">Ja</text:p>
          </table:table-cell>
          <table:table-cell table:style-name="Tabel8.A2" office:value-type="string">
            <text:p text:style-name="P13">erstatningsPersonnummer</text:p>
          </table:table-cell>
        </table:table-row>
      </table:table>
      <text:p text:style-name="P1"/>
      <text:p text:style-name="P1"/>
      <text:p text:style-name="P5"><text:span text:style-name="T1">Fra klassen </text:span><text:span text:style-name="T1">CprData</text:span></text:p>
      <text:p text:style-name="P17"/>
      <table:table table:name="Tabel9" table:style-name="Tabel9">
        <table:table-column table:style-name="Tabel9.A"/>
        <table:table-column table:style-name="Tabel9.B"/>
        <table:table-column table:style-name="Tabel9.C"/>
        <table:table-column table:style-name="Tabel9.D"/>
        <table:table-header-rows>
          <table:table-row table:style-name="Tabel9.1">
            <table:table-cell table:style-name="Tabel9.A1" office:value-type="string">
              <text:p text:style-name="P60">Beskrivelse</text:p>
            </table:table-cell>
            <table:table-cell table:style-name="Tabel9.A1" office:value-type="string">
              <text:p text:style-name="P60">Værdisæt</text:p>
            </table:table-cell>
            <table:table-cell table:style-name="Tabel9.A1" office:value-type="string">
              <text:p text:style-name="P60">Obl.</text:p>
            </table:table-cell>
            <table:table-cell table:style-name="Tabel9.A1" office:value-type="string">
              <text:p text:style-name="P60">Betegnelse</text:p>
            </table:table-cell>
          </table:table-row>
        </table:table-header-rows>
        <table:table-row table:style-name="Tabel9.2">
          <table:table-cell table:style-name="Tabel9.A2" office:value-type="string">
            <text:p text:style-name="P6"><text:span text:style-name="T14">Fornavn: </text:span><text:span text:style-name="T13">En persons fornavn(e)</text:span></text:p>
          </table:table-cell>
          <table:table-cell table:style-name="Tabel9.A2" office:value-type="string">
            <text:p text:style-name="P55">Tekst</text:p>
          </table:table-cell>
          <table:table-cell table:style-name="Tabel9.A2" office:value-type="string">
            <text:p text:style-name="P60">Ja</text:p>
          </table:table-cell>
          <table:table-cell table:style-name="Tabel9.A2" office:value-type="string">
            <text:p text:style-name="P13">PersonGivenName</text:p>
          </table:table-cell>
        </table:table-row>
        <table:table-row table:style-name="Tabel9.2">
          <table:table-cell table:style-name="Tabel9.A2" office:value-type="string">
            <text:p text:style-name="P50">Mellemnavne</text:p>
          </table:table-cell>
          <table:table-cell table:style-name="Tabel9.A2" office:value-type="string">
            <text:p text:style-name="P55">Tekst</text:p>
          </table:table-cell>
          <table:table-cell table:style-name="Tabel9.A2" office:value-type="string">
            <text:p text:style-name="P60">Nej</text:p>
          </table:table-cell>
          <table:table-cell table:style-name="Tabel9.A2" office:value-type="string">
            <text:p text:style-name="P13">PersonMiddleName</text:p>
          </table:table-cell>
        </table:table-row>
        <table:table-row table:style-name="Tabel9.2">
          <table:table-cell table:style-name="Tabel9.A2" office:value-type="string">
            <text:p text:style-name="P50">Efternavn(e)</text:p>
          </table:table-cell>
          <table:table-cell table:style-name="Tabel9.A2" office:value-type="string">
            <text:p text:style-name="P55">Tekst</text:p>
          </table:table-cell>
          <table:table-cell table:style-name="Tabel9.A2" office:value-type="string">
            <text:p text:style-name="P60">Ja</text:p>
          </table:table-cell>
          <table:table-cell table:style-name="Tabel9.A2" office:value-type="string">
            <text:p text:style-name="P13">PersonSurnameName</text:p>
          </table:table-cell>
        </table:table-row>
        <table:table-row table:style-name="Tabel9.2">
          <table:table-cell table:style-name="Tabel9.A2" office:value-type="string">
            <text:p text:style-name="P6"><text:span text:style-name="T14">Kaldenavn: </text:span><text:span text:style-name="T13">Til angivelse af et andet navn end pers</text:span><text:span text:style-name="T13">o</text:span><text:span text:style-name="T13">nens officielt registrerede navn.</text:span></text:p>
          </table:table-cell>
          <table:table-cell table:style-name="Tabel9.A2" office:value-type="string">
            <text:p text:style-name="P55">Tekst</text:p>
          </table:table-cell>
          <table:table-cell table:style-name="Tabel9.A2" office:value-type="string">
            <text:p text:style-name="P60">Nej</text:p>
          </table:table-cell>
          <table:table-cell table:style-name="Tabel9.A2" office:value-type="string">
            <text:p text:style-name="P13">PersonShortName</text:p>
          </table:table-cell>
        </table:table-row>
        <table:table-row table:style-name="Tabel9.2">
          <table:table-cell table:style-name="Tabel9.A2" office:value-type="string">
            <text:p text:style-name="P52">Adresseringsnavn: Et, evt. forkortet, navn til brug for adresse-angivelse på labels og i rudekuverter</text:p>
          </table:table-cell>
          <table:table-cell table:style-name="Tabel9.A2" office:value-type="string">
            <text:p text:style-name="P52">Tekst</text:p>
          </table:table-cell>
          <table:table-cell table:style-name="Tabel9.A2" office:value-type="string">
            <text:p text:style-name="P60">Nej</text:p>
          </table:table-cell>
          <table:table-cell table:style-name="Tabel9.A2" office:value-type="string">
            <text:p text:style-name="P55">AddresseeName</text:p>
          </table:table-cell>
        </table:table-row>
        <table:table-row table:style-name="Tabel9.2">
          <table:table-cell table:style-name="Tabel9.A2" office:value-type="string">
            <text:p text:style-name="P6"><text:span text:style-name="T14">Navne</text:span><text:span text:style-name="T14">- og adresse</text:span><text:span text:style-name="T14">beskyttelse</text:span></text:p>
          </table:table-cell>
          <table:table-cell table:style-name="Tabel9.A2" office:value-type="string">
            <text:p text:style-name="P52">Ja/Nej</text:p>
          </table:table-cell>
          <table:table-cell table:style-name="Tabel9.A2" office:value-type="string">
            <text:p text:style-name="P60">Nej</text:p>
          </table:table-cell>
          <table:table-cell table:style-name="Tabel9.A2" office:value-type="string">
            <text:p text:style-name="P6"><text:span text:style-name="T13">PersonInformation</text:span><text:span text:style-name="T13">ProctectionIndicator</text:span></text:p>
          </table:table-cell>
        </table:table-row>
        <table:table-row table:style-name="Tabel9.2">
          <table:table-cell table:style-name="Tabel9.A2" office:value-type="string">
            <text:p text:style-name="P6"><text:span text:style-name="T14">Fødselsdatousikkerhed: </text:span><text:span text:style-name="T13">Angiver at fødselsdatoen</text:span></text:p>
            <text:p text:style-name="P6"><text:span text:style-name="T13">er usikker, hvilket vil sige, at det ikke har været m</text:span><text:span text:style-name="T13">u</text:span><text:span text:style-name="T13">ligt af verificere datoens korrekthed.</text:span></text:p>
          </table:table-cell>
          <table:table-cell table:style-name="Tabel9.A2" office:value-type="string">
            <text:p text:style-name="P52">Ja/Nej</text:p>
          </table:table-cell>
          <table:table-cell table:style-name="Tabel9.A2" office:value-type="string">
            <text:p text:style-name="P60">Nej</text:p>
          </table:table-cell>
          <table:table-cell table:style-name="Tabel9.A2" office:value-type="string">
            <text:p text:style-name="P13">BirthDateUncertainty-</text:p>
            <text:p text:style-name="P13">Indicator</text:p>
          </table:table-cell>
        </table:table-row>
        <table:table-row table:style-name="Tabel9.2">
          <table:table-cell table:style-name="Tabel9.A2" office:value-type="string">
            <text:p text:style-name="P55">Køn</text:p>
          </table:table-cell>
          <table:table-cell table:style-name="Tabel9.A2" office:value-type="string">
            <text:p text:style-name="P52">mand</text:p>
            <text:p text:style-name="P52">kvinde</text:p>
            <text:p text:style-name="P52">ukendt</text:p>
          </table:table-cell>
          <table:table-cell table:style-name="Tabel9.A2" office:value-type="string">
            <text:p text:style-name="P60">Ja</text:p>
          </table:table-cell>
          <table:table-cell table:style-name="Tabel9.A2" office:value-type="string">
            <text:p text:style-name="P55">PersonGenderCode</text:p>
          </table:table-cell>
        </table:table-row>
        <table:table-row table:style-name="Tabel9.2">
          <table:table-cell table:style-name="Tabel9.A2" office:value-type="string">
            <text:p text:style-name="P26"><text:span text:style-name="T12">Personnummer</text:span><text:span text:style-name="T12">: En persons personnummer i henhold til bekendtgørelse af lov om Det Centrale Personreg</text:span><text:span text:style-name="T12">i</text:span><text:span text:style-name="T12">ster, jf. lov nr. 426 af 31. maj 2000, med de ændri</text:span><text:span text:style-name="T12">n</text:span><text:span text:style-name="T12">ger, der følger af § 16 i lov nr. 409 af 6. juni 2002, lov nr. 379 af 28. maj 2003 og lov nr. 68 af 4. febr</text:span><text:span text:style-name="T12">u</text:span><text:span text:style-name="T12">ar 2004.</text:span></text:p>
          </table:table-cell>
          <table:table-cell table:style-name="Tabel9.A2" office:value-type="string">
            <text:p text:style-name="P52">Se OIOXML</text:p>
          </table:table-cell>
          <table:table-cell table:style-name="Tabel9.A2" office:value-type="string">
            <text:p text:style-name="P60">Ja</text:p>
          </table:table-cell>
          <table:table-cell table:style-name="Tabel9.A2" office:value-type="string">
            <text:p text:style-name="P55">personNummer</text:p>
          </table:table-cell>
        </table:table-row>
        <table:table-row table:style-name="Tabel9.2">
          <table:table-cell table:style-name="Tabel9.A2" office:value-type="string">
            <text:p text:style-name="P26"><text:span text:style-name="T12">Personnummeret</text:span><text:span text:style-name="T12">s</text:span><text:span text:style-name="T12"> status</text:span></text:p>
          </table:table-cell>
          <table:table-cell table:style-name="Tabel9.A2" office:value-type="string">
            <text:p text:style-name="P52">gyldig/ugyldig</text:p>
          </table:table-cell>
          <table:table-cell table:style-name="Tabel9.A2" office:value-type="string">
            <text:p text:style-name="P60">Ja</text:p>
          </table:table-cell>
          <table:table-cell table:style-name="Tabel9.A2" office:value-type="string">
            <text:p text:style-name="P55">personNummerStatus</text:p>
          </table:table-cell>
        </table:table-row>
        <table:table-row table:style-name="Tabel9.2">
          <table:table-cell table:style-name="Tabel9.A2" office:value-type="string">
            <text:p text:style-name="P6"><text:span text:style-name="T13">Statsborgerskab. Det land en person har statsbo</text:span><text:span text:style-name="T13">r</text:span><text:span text:style-name="T13">gerskab.. I tilfælde af dobbelt statsborgerret bliver der registreret den foretrukne statsborgerret. I CPR er der altid kun én statsborgerret registreret, men med historik, hvis en sådan eksisterer. Såfremt dansk statsborgerret er den ene mulighed, vil det a</text:span><text:span text:style-name="T13">l</text:span><text:span text:style-name="T13">tid være dansk statsborgerret, der er registreret – pga. udsendelse af valgkort etc.</text:span></text:p>
          </table:table-cell>
          <table:table-cell table:style-name="Tabel9.A2" office:value-type="string">
            <text:p text:style-name="P5"><text:span text:style-name="T12">Landeidentifikations kode - 2 eller 3 karakterer eller 3 cifre - som beskrevet i ISO 3166 standarden eller 4 cifre som beskrevet i MyndighedsKode fra Det Centrale Personregister. Ex. 'DK', 'DNK', '208' er koderne for Danmark i ISO 3166 standarden og '5100' er koden for Da</text:span><text:span text:style-name="T12">n</text:span><text:span text:style-name="T12">mark i MyndighedsKode fra Det Centrale Perso</text:span><text:span text:style-name="T12">n</text:span><text:span text:style-name="T12">register</text:span></text:p>
          </table:table-cell>
          <table:table-cell table:style-name="Tabel9.A2" office:value-type="string">
            <text:p text:style-name="P60">Nej</text:p>
          </table:table-cell>
          <table:table-cell table:style-name="Tabel9.A2" office:value-type="string">
            <text:p text:style-name="P13">PersonNationalityCode</text:p>
          </table:table-cell>
        </table:table-row>
        <table:table-row table:style-name="Tabel9.2">
          <table:table-cell table:style-name="Tabel9.A2" office:value-type="string">
            <text:p text:style-name="P13">Personens folkeregisteradresse. </text:p>
          </table:table-cell>
          <table:table-cell table:style-name="Tabel9.A2" office:value-type="string">
            <text:p text:style-name="P52">Adresse</text:p>
          </table:table-cell>
          <table:table-cell table:style-name="Tabel9.A2" office:value-type="string">
            <text:p text:style-name="P60">Nej</text:p>
          </table:table-cell>
          <table:table-cell table:style-name="Tabel9.A2" office:value-type="string">
            <text:p text:style-name="P13">folkeregisterAdresse</text:p>
          </table:table-cell>
        </table:table-row>
      </table:table>
      <text:p text:style-name="P21">Tabel <text:sequence text:ref-name="refTable2" text:name="Table" style:num-format="1">3</text:sequence></text:p>
      <text:p text:style-name="P16"/>
      <text:p text:style-name="P57"><text:bookmark-start text:name="_Toc263321460"/><text:bookmark-start text:name="_Toc242843894"/>Tilstande<text:bookmark-end text:name="_Toc263321460"/><text:bookmark-end text:name="_Toc242843894"/></text:p>
      <text:p text:style-name="P16"/>
      <text:p text:style-name="P16"><text:span text:style-name="T10">Person</text:span><text:span text:style-name="T10"> har følgende tilstande</text:span><text:note text:id="ftn4" text:note-class="footnote"><text:note-citation>4</text:note-citation><text:note-body><text:p text:style-name="P31"><text:span text:style-name="T12">Tilstands generelle egen</text:span><text:span text:style-name="T12">skaber bevirker at tilstande er</text:span><text:span text:style-name="T12"> ’gældende fra’ tidspunkt</text:span><text:span text:style-name="T12">.</text:span></text:p></text:note-body></text:note><text:span text:style-name="T10">:</text:span></text:p>
      <text:p text:style-name="P17"/>
      <table:table table:name="Tabel10" table:style-name="Tabel10">
        <table:table-column table:style-name="Tabel10.A"/>
        <table:table-column table:style-name="Tabel10.B"/>
        <table:table-column table:style-name="Tabel10.C"/>
        <table:table-header-rows>
          <text:soft-page-break/>
          <table:table-row table:style-name="Tabel10.1">
            <table:table-cell table:style-name="Tabel10.A1" office:value-type="string">
              <text:p text:style-name="P22"><text:span text:style-name="T12">Bes</text:span><text:span text:style-name="T12">krivelse</text:span></text:p>
            </table:table-cell>
            <table:table-cell table:style-name="Tabel10.A1" office:value-type="string">
              <text:p text:style-name="P60">Værdisæt</text:p>
            </table:table-cell>
            <table:table-cell table:style-name="Tabel10.A1" office:value-type="string">
              <text:p text:style-name="P60">Betegnelse</text:p>
            </table:table-cell>
          </table:table-row>
        </table:table-header-rows>
        <table:table-row table:style-name="Tabel10.1">
          <table:table-cell table:style-name="Tabel10.A2" office:value-type="string">
            <text:p text:style-name="P55">Personens civilstand</text:p>
            <text:p text:style-name="P27"/>
          </table:table-cell>
          <table:table-cell table:style-name="Tabel10.A2" office:value-type="string">
            <text:p text:style-name="P55">ugift</text:p>
            <text:p text:style-name="P55">gift</text:p>
            <text:p text:style-name="P55">skilt</text:p>
            <text:p text:style-name="P55">enke</text:p>
            <text:p text:style-name="P55">registreretPartner</text:p>
            <text:p text:style-name="P55">ophævetPartnerskab</text:p>
            <text:p text:style-name="P55">længstlevende</text:p>
          </table:table-cell>
          <table:table-cell table:style-name="Tabel10.A2" office:value-type="string">
            <text:p text:style-name="P55">PersonCivilStatus</text:p>
          </table:table-cell>
        </table:table-row>
        <table:table-row table:style-name="Tabel10.1">
          <table:table-cell table:style-name="Tabel10.A2" office:value-type="string">
            <text:p text:style-name="P55">Angivelse af om personen er i live eller død. Hertil kommer forsvundet, der angiver at personens livsstatus er ukendt. Prænatal angiver at personen endnu ikke er født. </text:p>
          </table:table-cell>
          <table:table-cell table:style-name="Tabel10.A2" office:value-type="string">
            <text:p text:style-name="P55">prænatal</text:p>
            <text:p text:style-name="P55">født</text:p>
            <text:p text:style-name="P55">forsvundet</text:p>
            <text:p text:style-name="P55">død</text:p>
          </table:table-cell>
          <table:table-cell table:style-name="Tabel10.A2" office:value-type="string">
            <text:p text:style-name="P55">LivStatus</text:p>
          </table:table-cell>
        </table:table-row>
      </table:table>
      <text:p text:style-name="P21">Tabel <text:sequence text:ref-name="refTable3" text:name="Table" style:num-format="1">4</text:sequence></text:p>
      <text:p text:style-name="P16"/>
      <text:p text:style-name="P5"><text:span text:style-name="T9">PersonCivilStatus</text:span><text:span text:style-name="T9">:</text:span></text:p>
      <text:p text:style-name="P1">Tilstandsskift for Civilstand(PersonCivilStatus) er illustreret nedenfor. Vær opmærksom på, at CPR-kontoret kan tilbageføre tilstandsændringer i tilfælde af fejl. Et system, der abonnerer på tilstandsskift, skal altså kunne godtage disse tilbageføringer som valide tilstandsskift.</text:p>
      <text:p text:style-name="P16"/>
      <table:table table:name="Tabel11" table:style-name="Tabel11">
        <table:table-column table:style-name="Tabel11.A"/>
        <table:table-column table:style-name="Tabel11.B" table:number-columns-repeated="7"/>
        <table:table-row table:style-name="Tabel11.1">
          <table:table-cell table:style-name="Tabel11.A1" office:value-type="string">
            <text:p text:style-name="P18">Til</text:p>
            <text:p text:style-name="P18"/>
            <text:p text:style-name="P18"/>
            <text:p text:style-name="P18"/>
            <text:p text:style-name="P18"/>
            <text:p text:style-name="P18"/>
            <text:p text:style-name="P62">Fra</text:p>
          </table:table-cell>
          <table:table-cell table:style-name="Tabel11.B1" office:value-type="string">
            <text:p text:style-name="P65">ugift</text:p>
          </table:table-cell>
          <table:table-cell table:style-name="Tabel11.B1" office:value-type="string">
            <text:p text:style-name="P65">gift</text:p>
          </table:table-cell>
          <table:table-cell table:style-name="Tabel11.B1" office:value-type="string">
            <text:p text:style-name="P65">skilt</text:p>
          </table:table-cell>
          <table:table-cell table:style-name="Tabel11.B1" office:value-type="string">
            <text:p text:style-name="P65">enke</text:p>
          </table:table-cell>
          <table:table-cell table:style-name="Tabel11.B1" office:value-type="string">
            <text:p text:style-name="P38"><text:span text:style-name="T12">registreret</text:span><text:span text:style-name="T12">Partner</text:span></text:p>
          </table:table-cell>
          <table:table-cell table:style-name="Tabel11.B1" office:value-type="string">
            <text:p text:style-name="P38"><text:span text:style-name="T12">ophævetPar</text:span><text:span text:style-name="T12">t</text:span><text:span text:style-name="T12">nerskab</text:span></text:p>
          </table:table-cell>
          <table:table-cell table:style-name="Tabel11.B1" office:value-type="string">
            <text:p text:style-name="P65">længstlevende</text:p>
          </table:table-cell>
        </table:table-row>
        <table:table-row>
          <table:table-cell table:style-name="Tabel11.A1" office:value-type="string">
            <text:p text:style-name="P16"><text:span text:style-name="T12">U</text:span><text:span text:style-name="T12">gift</text:span></text:p>
          </table:table-cell>
          <table:table-cell table:style-name="Tabel11.B2" office:value-type="string">
            <text:p text:style-name="P19"/>
          </table:table-cell>
          <table:table-cell table:style-name="Tabel11.A1" office:value-type="string">
            <text:p text:style-name="P19">X</text:p>
          </table:table-cell>
          <table:table-cell table:style-name="Tabel11.A1" office:value-type="string">
            <text:p text:style-name="P19"/>
          </table:table-cell>
          <table:table-cell table:style-name="Tabel11.A1" office:value-type="string">
            <text:p text:style-name="P19"/>
          </table:table-cell>
          <table:table-cell table:style-name="Tabel11.A1" office:value-type="string">
            <text:p text:style-name="P19">X</text:p>
          </table:table-cell>
          <table:table-cell table:style-name="Tabel11.A1" office:value-type="string">
            <text:p text:style-name="P19"/>
          </table:table-cell>
          <table:table-cell table:style-name="Tabel11.A1" office:value-type="string">
            <text:p text:style-name="P19"/>
          </table:table-cell>
        </table:table-row>
        <table:table-row>
          <table:table-cell table:style-name="Tabel11.A1" office:value-type="string">
            <text:p text:style-name="P16"><text:span text:style-name="T12">G</text:span><text:span text:style-name="T12">ift</text:span></text:p>
          </table:table-cell>
          <table:table-cell table:style-name="Tabel11.A1" office:value-type="string">
            <text:p text:style-name="P19"/>
          </table:table-cell>
          <table:table-cell table:style-name="Tabel11.B2" office:value-type="string">
            <text:p text:style-name="P19"/>
          </table:table-cell>
          <table:table-cell table:style-name="Tabel11.A1" office:value-type="string">
            <text:p text:style-name="P19">X</text:p>
          </table:table-cell>
          <table:table-cell table:style-name="Tabel11.A1" office:value-type="string">
            <text:p text:style-name="P19">X</text:p>
          </table:table-cell>
          <table:table-cell table:style-name="Tabel11.A1" office:value-type="string">
            <text:p text:style-name="P19"/>
          </table:table-cell>
          <table:table-cell table:style-name="Tabel11.A1" office:value-type="string">
            <text:p text:style-name="P19"/>
          </table:table-cell>
          <table:table-cell table:style-name="Tabel11.A1" office:value-type="string">
            <text:p text:style-name="P19"/>
          </table:table-cell>
        </table:table-row>
        <table:table-row>
          <table:table-cell table:style-name="Tabel11.A1" office:value-type="string">
            <text:p text:style-name="P16"><text:span text:style-name="T12">S</text:span><text:span text:style-name="T12">kilt</text:span></text:p>
          </table:table-cell>
          <table:table-cell table:style-name="Tabel11.A1" office:value-type="string">
            <text:p text:style-name="P19"/>
          </table:table-cell>
          <table:table-cell table:style-name="Tabel11.A1" office:value-type="string">
            <text:p text:style-name="P19">X</text:p>
          </table:table-cell>
          <table:table-cell table:style-name="Tabel11.B2" office:value-type="string">
            <text:p text:style-name="P19"/>
          </table:table-cell>
          <table:table-cell table:style-name="Tabel11.A1" office:value-type="string">
            <text:p text:style-name="P19"/>
          </table:table-cell>
          <table:table-cell table:style-name="Tabel11.A1" office:value-type="string">
            <text:p text:style-name="P19">X</text:p>
          </table:table-cell>
          <table:table-cell table:style-name="Tabel11.A1" office:value-type="string">
            <text:p text:style-name="P19"/>
          </table:table-cell>
          <table:table-cell table:style-name="Tabel11.A1" office:value-type="string">
            <text:p text:style-name="P19"/>
          </table:table-cell>
        </table:table-row>
        <table:table-row>
          <table:table-cell table:style-name="Tabel11.A1" office:value-type="string">
            <text:p text:style-name="P16"><text:span text:style-name="T12">E</text:span><text:span text:style-name="T12">nke</text:span></text:p>
          </table:table-cell>
          <table:table-cell table:style-name="Tabel11.A1" office:value-type="string">
            <text:p text:style-name="P19"/>
          </table:table-cell>
          <table:table-cell table:style-name="Tabel11.C5" office:value-type="string">
            <text:p text:style-name="P19">X</text:p>
          </table:table-cell>
          <table:table-cell table:style-name="Tabel11.C5" office:value-type="string">
            <text:p text:style-name="P19"/>
          </table:table-cell>
          <table:table-cell table:style-name="Tabel11.B2" office:value-type="string">
            <text:p text:style-name="P19"/>
          </table:table-cell>
          <table:table-cell table:style-name="Tabel11.A1" office:value-type="string">
            <text:p text:style-name="P19">X</text:p>
          </table:table-cell>
          <table:table-cell table:style-name="Tabel11.A1" office:value-type="string">
            <text:p text:style-name="P19"/>
          </table:table-cell>
          <table:table-cell table:style-name="Tabel11.A1" office:value-type="string">
            <text:p text:style-name="P19"/>
          </table:table-cell>
        </table:table-row>
        <table:table-row>
          <table:table-cell table:style-name="Tabel11.A1" office:value-type="string">
            <text:p text:style-name="P62">registreretPartner</text:p>
          </table:table-cell>
          <table:table-cell table:style-name="Tabel11.A1" office:value-type="string">
            <text:p text:style-name="P19"/>
          </table:table-cell>
          <table:table-cell table:style-name="Tabel11.A1" office:value-type="string">
            <text:p text:style-name="P19"/>
          </table:table-cell>
          <table:table-cell table:style-name="Tabel11.A1" office:value-type="string">
            <text:p text:style-name="P19"/>
          </table:table-cell>
          <table:table-cell table:style-name="Tabel11.A1" office:value-type="string">
            <text:p text:style-name="P19"/>
          </table:table-cell>
          <table:table-cell table:style-name="Tabel11.B2" office:value-type="string">
            <text:p text:style-name="P19"/>
          </table:table-cell>
          <table:table-cell table:style-name="Tabel11.A1" office:value-type="string">
            <text:p text:style-name="P19">X</text:p>
          </table:table-cell>
          <table:table-cell table:style-name="Tabel11.A1" office:value-type="string">
            <text:p text:style-name="P19">X</text:p>
          </table:table-cell>
        </table:table-row>
        <table:table-row>
          <table:table-cell table:style-name="Tabel11.A1" office:value-type="string">
            <text:p text:style-name="P62">ophævetPartnerskab</text:p>
          </table:table-cell>
          <table:table-cell table:style-name="Tabel11.A1" office:value-type="string">
            <text:p text:style-name="P19"/>
          </table:table-cell>
          <table:table-cell table:style-name="Tabel11.A1" office:value-type="string">
            <text:p text:style-name="P19">X</text:p>
          </table:table-cell>
          <table:table-cell table:style-name="Tabel11.A1" office:value-type="string">
            <text:p text:style-name="P19"/>
          </table:table-cell>
          <table:table-cell table:style-name="Tabel11.A1" office:value-type="string">
            <text:p text:style-name="P19"/>
          </table:table-cell>
          <table:table-cell table:style-name="Tabel11.A1" office:value-type="string">
            <text:p text:style-name="P19">X</text:p>
          </table:table-cell>
          <table:table-cell table:style-name="Tabel11.B2" office:value-type="string">
            <text:p text:style-name="P19"/>
          </table:table-cell>
          <table:table-cell table:style-name="Tabel11.A1" office:value-type="string">
            <text:p text:style-name="P19"/>
          </table:table-cell>
        </table:table-row>
        <table:table-row>
          <table:table-cell table:style-name="Tabel11.A1" office:value-type="string">
            <text:p text:style-name="P62">længstlevende</text:p>
          </table:table-cell>
          <table:table-cell table:style-name="Tabel11.A1" office:value-type="string">
            <text:p text:style-name="P19"/>
          </table:table-cell>
          <table:table-cell table:style-name="Tabel11.A1" office:value-type="string">
            <text:p text:style-name="P19">X</text:p>
          </table:table-cell>
          <table:table-cell table:style-name="Tabel11.A1" office:value-type="string">
            <text:p text:style-name="P19"/>
          </table:table-cell>
          <table:table-cell table:style-name="Tabel11.A1" office:value-type="string">
            <text:p text:style-name="P19"/>
          </table:table-cell>
          <table:table-cell table:style-name="Tabel11.A1" office:value-type="string">
            <text:p text:style-name="P19">X</text:p>
          </table:table-cell>
          <table:table-cell table:style-name="Tabel11.A1" office:value-type="string">
            <text:p text:style-name="P19"/>
          </table:table-cell>
          <table:table-cell table:style-name="Tabel11.B2" office:value-type="string">
            <text:p text:style-name="P19"/>
          </table:table-cell>
        </table:table-row>
      </table:table>
      <text:p text:style-name="P21">Tabel <text:sequence text:ref-name="refTable4" text:name="Table" style:num-format="1">5</text:sequence></text:p>
      <text:p text:style-name="P16"/>
      <text:p text:style-name="P64">LivStatus</text:p>
      <text:p text:style-name="P16">Tilstandsskift for LivStatus er illustreret nedenfor. Vær opmærksom på, at CPR-kontoret kan tilbageføre tilstandsændringer i tilfælde af fejl. Et system, der abonnerer på tilstandsskift, skal altså kunne godtage disse tilbageføringer som valide tilstandsskift.</text:p>
      <text:p text:style-name="P16"/>
      <table:table table:name="Tabel12" table:style-name="Tabel12">
        <table:table-column table:style-name="Tabel12.A"/>
        <table:table-column table:style-name="Tabel12.B" table:number-columns-repeated="4"/>
        <table:table-row table:style-name="Tabel12.1">
          <table:table-cell table:style-name="Tabel12.A1" office:value-type="string">
            <text:p text:style-name="P18">Til</text:p>
            <text:p text:style-name="P62">Fra</text:p>
          </table:table-cell>
          <table:table-cell table:style-name="Tabel12.A1" office:value-type="string">
            <text:p text:style-name="P19">prænatal</text:p>
          </table:table-cell>
          <table:table-cell table:style-name="Tabel12.A1" office:value-type="string">
            <text:p text:style-name="P19">født</text:p>
          </table:table-cell>
          <table:table-cell table:style-name="Tabel12.A1" office:value-type="string">
            <text:p text:style-name="P19">forsvundet</text:p>
          </table:table-cell>
          <table:table-cell table:style-name="Tabel12.A1" office:value-type="string">
            <text:p text:style-name="P19">Død</text:p>
          </table:table-cell>
        </table:table-row>
        <table:table-row>
          <table:table-cell table:style-name="Tabel12.A1" office:value-type="string">
            <text:p text:style-name="P16"><text:span text:style-name="T12">P</text:span><text:span text:style-name="T12">rænatal</text:span></text:p>
          </table:table-cell>
          <table:table-cell table:style-name="Tabel12.B2" office:value-type="string">
            <text:p text:style-name="P19"/>
          </table:table-cell>
          <table:table-cell table:style-name="Tabel12.A1" office:value-type="string">
            <text:p text:style-name="P19">X</text:p>
          </table:table-cell>
          <table:table-cell table:style-name="Tabel12.A1" office:value-type="string">
            <text:p text:style-name="P19">X</text:p>
          </table:table-cell>
          <table:table-cell table:style-name="Tabel12.A1" office:value-type="string">
            <text:p text:style-name="P19">X</text:p>
          </table:table-cell>
        </table:table-row>
        <table:table-row>
          <table:table-cell table:style-name="Tabel12.A1" office:value-type="string">
            <text:p text:style-name="P16"><text:span text:style-name="T12">F</text:span><text:span text:style-name="T12">ødt</text:span></text:p>
          </table:table-cell>
          <table:table-cell table:style-name="Tabel12.A1" office:value-type="string">
            <text:p text:style-name="P19"/>
          </table:table-cell>
          <table:table-cell table:style-name="Tabel12.B2" office:value-type="string">
            <text:p text:style-name="P19"/>
          </table:table-cell>
          <table:table-cell table:style-name="Tabel12.A1" office:value-type="string">
            <text:p text:style-name="P19">X</text:p>
          </table:table-cell>
          <table:table-cell table:style-name="Tabel12.A1" office:value-type="string">
            <text:p text:style-name="P19">X</text:p>
          </table:table-cell>
        </table:table-row>
        <table:table-row>
          <table:table-cell table:style-name="Tabel12.A1" office:value-type="string">
            <text:p text:style-name="P62">forsvundet</text:p>
          </table:table-cell>
          <table:table-cell table:style-name="Tabel12.A1" office:value-type="string">
            <text:p text:style-name="P19"/>
          </table:table-cell>
          <table:table-cell table:style-name="Tabel12.A1" office:value-type="string">
            <text:p text:style-name="P19">X</text:p>
          </table:table-cell>
          <table:table-cell table:style-name="Tabel12.B2" office:value-type="string">
            <text:p text:style-name="P19"/>
          </table:table-cell>
          <table:table-cell table:style-name="Tabel12.A1" office:value-type="string">
            <text:p text:style-name="P19">X</text:p>
          </table:table-cell>
        </table:table-row>
        <table:table-row>
          <table:table-cell table:style-name="Tabel12.A1" office:value-type="string">
            <text:p text:style-name="P16"><text:span text:style-name="T12">D</text:span><text:span text:style-name="T12">ød</text:span></text:p>
          </table:table-cell>
          <table:table-cell table:style-name="Tabel12.A1" office:value-type="string">
            <text:p text:style-name="P19"/>
          </table:table-cell>
          <table:table-cell table:style-name="Tabel12.C5" office:value-type="string">
            <text:p text:style-name="P19"/>
          </table:table-cell>
          <table:table-cell table:style-name="Tabel12.C5" office:value-type="string">
            <text:p text:style-name="P19"/>
          </table:table-cell>
          <table:table-cell table:style-name="Tabel12.B2" office:value-type="string">
            <text:p text:style-name="P19"/>
          </table:table-cell>
        </table:table-row>
      </table:table>
      <text:p text:style-name="P21">Tabel <text:sequence text:ref-name="refTable5" text:name="Table" style:num-format="1">6</text:sequence></text:p>
      <text:p text:style-name="P20"/>
      <text:p text:style-name="P1">En bemærkning til tilstanden<text:span text:style-name="T9"> </text:span><text:span text:style-name="T9">Prænatal</text:span>: Den kan benyttes hvis der er behov for at udveksle information om et endnu ufødt barn, der dermed ikke har fået et personnummer. </text:p>
      <text:p text:style-name="P16"/>
      <text:p text:style-name="P16"><text:bookmark-start text:name="_Toc263321461"/><text:bookmark-start text:name="_Toc242843895"/><text:span text:style-name="Heading_20_2_20_Char">Relationer</text:span><text:bookmark-end text:name="_Toc263321461"/><text:bookmark-end text:name="_Toc242843895"/></text:p>
      <text:p text:style-name="P29"><text:soft-page-break/><text:span text:style-name="T10">Person</text:span><text:span text:style-name="T10"> har følgende relationer</text:span><text:note text:id="ftn5" text:note-class="footnote"><text:note-citation>5</text:note-citation><text:note-body><text:p text:style-name="P31"><text:span text:style-name="T12">Relationers generelle egenskaber bevirker at de har ’virkning’ og dermed kan skifte over tid</text:span><text:span text:style-name="T12">.</text:span></text:p></text:note-body></text:note><text:span text:style-name="T10">:</text:span></text:p>
      <table:table table:name="Tabel13" table:style-name="Tabel13">
        <table:table-column table:style-name="Tabel13.A"/>
        <table:table-column table:style-name="Tabel13.B"/>
        <table:table-column table:style-name="Tabel13.C"/>
        <table:table-column table:style-name="Tabel13.D"/>
        <table:table-header-rows>
          <table:table-row table:style-name="Tabel13.1">
            <table:table-cell table:style-name="Tabel13.A1" office:value-type="string">
              <text:p text:style-name="P76">Beskrivelse </text:p>
            </table:table-cell>
            <table:table-cell table:style-name="Tabel13.A1" office:value-type="string">
              <text:p text:style-name="P76">Objekttype </text:p>
            </table:table-cell>
            <table:table-cell table:style-name="Tabel13.A1" office:value-type="string">
              <text:p text:style-name="P76">Kardinalitet </text:p>
            </table:table-cell>
            <table:table-cell table:style-name="Tabel13.A1" office:value-type="string">
              <text:p text:style-name="P76">Betegnelse</text:p>
            </table:table-cell>
          </table:table-row>
        </table:table-header-rows>
        <table:table-row table:style-name="Tabel13.1">
          <table:table-cell table:style-name="Tabel13.A2" office:value-type="string">
            <text:p text:style-name="P24"><text:span text:style-name="T12">En person har relation til personer, som </text:span><text:span text:style-name="T12">er </text:span><text:span text:style-name="T12">denne </text:span><text:span text:style-name="T12">persons fader eller moder</text:span><text:note text:id="ftn6" text:note-class="footnote"><text:note-citation>6</text:note-citation><text:note-body><text:p text:style-name="P73">Ingen historik er tilgængelig for denne relation</text:p></text:note-body></text:note></text:p>
          </table:table-cell>
          <table:table-cell table:style-name="Tabel13.A2" office:value-type="string">
            <text:p text:style-name="P53">Person</text:p>
          </table:table-cell>
          <table:table-cell table:style-name="Tabel13.A2" office:value-type="string">
            <text:p text:style-name="P53">0..2</text:p>
          </table:table-cell>
          <table:table-cell table:style-name="Tabel13.A2" office:value-type="string">
            <text:p text:style-name="P24"><text:span text:style-name="T12">F</text:span><text:span text:style-name="T12">orælder</text:span></text:p>
          </table:table-cell>
        </table:table-row>
        <table:table-row table:style-name="Tabel13.1">
          <table:table-cell table:style-name="Tabel13.A2" office:value-type="string">
            <text:p text:style-name="P53">En person har relation til personer, som er denne persons børn</text:p>
          </table:table-cell>
          <table:table-cell table:style-name="Tabel13.A2" office:value-type="string">
            <text:p text:style-name="P53">Person</text:p>
          </table:table-cell>
          <table:table-cell table:style-name="Tabel13.A2" office:value-type="string">
            <text:p text:style-name="P53">0..n</text:p>
          </table:table-cell>
          <table:table-cell table:style-name="Tabel13.A2" office:value-type="string">
            <text:p text:style-name="P24"><text:span text:style-name="T12">B</text:span><text:span text:style-name="T12">ørn</text:span></text:p>
          </table:table-cell>
        </table:table-row>
        <table:table-row table:style-name="Tabel13.1">
          <table:table-cell table:style-name="Tabel13.A2" office:value-type="string">
            <text:p text:style-name="P53">En person har relation til personer, som er denne persons ægtefælle</text:p>
          </table:table-cell>
          <table:table-cell table:style-name="Tabel13.A2" office:value-type="string">
            <text:p text:style-name="P53">Person</text:p>
          </table:table-cell>
          <table:table-cell table:style-name="Tabel13.A2" office:value-type="string">
            <text:p text:style-name="P24"><text:span text:style-name="T12">0..</text:span><text:span text:style-name="T12">n</text:span></text:p>
          </table:table-cell>
          <table:table-cell table:style-name="Tabel13.A2" office:value-type="string">
            <text:p text:style-name="P24"><text:span text:style-name="T12">Æ</text:span><text:span text:style-name="T12">gtefælle</text:span></text:p>
          </table:table-cell>
        </table:table-row>
        <table:table-row table:style-name="Tabel13.1">
          <table:table-cell table:style-name="Tabel13.A2" office:value-type="string">
            <text:p text:style-name="P6"><text:span text:style-name="T13">Kontaktkanal: En angivelse af den eller de kontakt-kanaler (fx som telefonummer eller email-adresse) som en person kan kontaktes gennem. Denne info</text:span><text:span text:style-name="T13">r</text:span><text:span text:style-name="T13">mation overføres ikke fra CPR-registeret, men kan overføres når personen udveksles fx mellem fa</text:span><text:span text:style-name="T13">g</text:span><text:span text:style-name="T13">systemer. Hver kontaktkanal ledsages af et kontekst-felt, som beskriver forhold om brugen af kontaktk</text:span><text:span text:style-name="T13">a</text:span><text:span text:style-name="T13">nalen.</text:span></text:p>
          </table:table-cell>
          <table:table-cell table:style-name="Tabel13.A2" office:value-type="string">
            <text:p text:style-name="P54">KontaktKanal</text:p>
          </table:table-cell>
          <table:table-cell table:style-name="Tabel13.A2" office:value-type="string">
            <text:p text:style-name="P53">0..n</text:p>
          </table:table-cell>
          <table:table-cell table:style-name="Tabel13.A2" office:value-type="string">
            <text:p text:style-name="P53">KontaktKanal</text:p>
          </table:table-cell>
        </table:table-row>
        <table:table-row table:style-name="Tabel13.1">
          <table:table-cell table:style-name="Tabel13.A2" office:value-type="string">
            <text:p text:style-name="P6"><text:span text:style-name="T13">Dette personobjekt kan være en erstatning for et e</text:span><text:span text:style-name="T13">l</text:span><text:span text:style-name="T13">ler flere andre personobjekter. Hvis der fx har været oprettet dublerede personobjekter vil disse skulle konsolideres, men dog på en måde så dubletterne kan genfindes</text:span></text:p>
          </table:table-cell>
          <table:table-cell table:style-name="Tabel13.A2" office:value-type="string">
            <text:p text:style-name="P24"><text:span text:style-name="T13">FlerP</text:span><text:span text:style-name="T13">ersonRelation</text:span></text:p>
          </table:table-cell>
          <table:table-cell table:style-name="Tabel13.A2" office:value-type="string">
            <text:p text:style-name="P24"><text:span text:style-name="T12">0..</text:span><text:span text:style-name="T12">n</text:span></text:p>
          </table:table-cell>
          <table:table-cell table:style-name="Tabel13.A2" office:value-type="string">
            <text:p text:style-name="P53">erstatningFor</text:p>
          </table:table-cell>
        </table:table-row>
        <table:table-row table:style-name="Tabel13.1">
          <table:table-cell table:style-name="Tabel13.A2" office:value-type="string">
            <text:p text:style-name="P6"><text:span text:style-name="T13">Dette personobjekt kan være blevet erstattet af et andet personobjekt. Hvis der fx har været oprettet dublerede personobjekter, vil disse skulle konsolid</text:span><text:span text:style-name="T13">e</text:span><text:span text:style-name="T13">res </text:span><text:span text:style-name="T13">uden at dubletten</text:span><text:span text:style-name="T13"> slettes. I givet fald vil dubletten blive forsynet med en reference til det personobjekt, det er blevet erstattet af, og herefter passiveret.</text:span></text:p>
          </table:table-cell>
          <table:table-cell table:style-name="Tabel13.A2" office:value-type="string">
            <text:p text:style-name="P54">PersonRelation</text:p>
          </table:table-cell>
          <table:table-cell table:style-name="Tabel13.A2" office:value-type="string">
            <text:p text:style-name="P53">0..1</text:p>
          </table:table-cell>
          <table:table-cell table:style-name="Tabel13.A2" office:value-type="string">
            <text:p text:style-name="P53">erstattetAf</text:p>
          </table:table-cell>
        </table:table-row>
      </table:table>
      <text:p text:style-name="P21">Tabel <text:sequence text:ref-name="refTable6" text:name="Table" style:num-format="1">7</text:sequence></text:p>
      <text:p text:style-name="P57"><text:bookmark-start text:name="_Toc242843896"/></text:p>
      <text:p text:style-name="P16"/>
      <text:p text:style-name="P16"/>
      <text:p text:style-name="P59"><text:bookmark-start text:name="_Toc263321462"/>Operationer<text:bookmark-end text:name="_Toc242843896"/><text:bookmark-end text:name="_Toc263321462"/></text:p>
      <text:p text:style-name="P16"/>
      <text:p text:style-name="P16"><text:span text:style-name="T10">Person</text:span><text:span text:style-name="T10"> anvender nedenstående standardoperationer, som er beskrevet i dokumentet ”</text:span><text:span text:style-name="T11">Generelle egenskaber for </text:span><text:span text:style-name="T11">service</text:span><text:span text:style-name="T11">interfaces på sags- og dokumentområdet”.</text:span><text:span text:style-name="T10"> Kald af disse services skal n</text:span><text:span text:style-name="T10">a</text:span><text:span text:style-name="T10">turligvis underlægges en rettighedsstyring, nogle eksempler er forklaret i dokumentet.</text:span></text:p>
      <text:p text:style-name="P17"/>
      <text:p text:style-name="P16"/>
      <table:table table:name="Tabel14" table:style-name="Tabel14">
        <table:table-column table:style-name="Tabel14.A"/>
        <table:table-column table:style-name="Tabel14.B"/>
        <table:table-column table:style-name="Tabel14.C"/>
        <table:table-column table:style-name="Tabel14.D" table:number-columns-repeated="2"/>
        <table:table-header-rows>
          <table:table-row table:style-name="Tabel14.1">
            <table:table-cell table:style-name="Tabel14.A1" office:value-type="string">
              <text:p text:style-name="P60">Beskrivelse</text:p>
            </table:table-cell>
            <table:table-cell table:style-name="Tabel14.A1" office:value-type="string">
              <text:p text:style-name="P60">Input</text:p>
            </table:table-cell>
            <table:table-cell table:style-name="Tabel14.A1" office:value-type="string">
              <text:p text:style-name="P60">Output</text:p>
            </table:table-cell>
            <table:table-cell table:style-name="Tabel14.A1" office:value-type="string">
              <text:p text:style-name="P60">Parametre</text:p>
            </table:table-cell>
            <table:table-cell table:style-name="Tabel14.A1" office:value-type="string">
              <text:p text:style-name="P60">Betegnelse</text:p>
            </table:table-cell>
          </table:table-row>
        </table:table-header-rows>
        <table:table-row table:style-name="Tabel14.1">
          <table:table-cell table:style-name="Tabel14.A2" office:value-type="string">
            <text:p text:style-name="P53">Opretter et objekt af typen Person</text:p>
          </table:table-cell>
          <table:table-cell table:style-name="Tabel14.A2" office:value-type="string">
            <text:p text:style-name="P60">PersonOpret</text:p>
          </table:table-cell>
          <table:table-cell table:style-name="Tabel14.A2" office:value-type="string">
            <text:p text:style-name="P60">Person</text:p>
            <text:p text:style-name="P60">Standardretur</text:p>
          </table:table-cell>
          <table:table-cell table:style-name="Tabel14.A2" office:value-type="string">
            <text:p text:style-name="P25"/>
          </table:table-cell>
          <table:table-cell table:style-name="Tabel14.A2" office:value-type="string">
            <text:p text:style-name="P53">Opret</text:p>
          </table:table-cell>
        </table:table-row>
        <table:table-row table:style-name="Tabel14.1">
          <table:table-cell table:style-name="Tabel14.A2" office:value-type="string">
            <text:p text:style-name="P53">Importerer et objekt af typen Person</text:p>
          </table:table-cell>
          <table:table-cell table:style-name="Tabel14.A2" office:value-type="string">
            <text:p text:style-name="P60">PersonImport</text:p>
          </table:table-cell>
          <table:table-cell table:style-name="Tabel14.A2" office:value-type="string">
            <text:p text:style-name="P60">Person</text:p>
            <text:p text:style-name="P60">Standardretur</text:p>
          </table:table-cell>
          <table:table-cell table:style-name="Tabel14.A2" office:value-type="string">
            <text:p text:style-name="P28"/>
          </table:table-cell>
          <table:table-cell table:style-name="Tabel14.A2" office:value-type="string">
            <text:p text:style-name="P56">Importer</text:p>
          </table:table-cell>
        </table:table-row>
        <table:table-row table:style-name="Tabel14.1">
          <table:table-cell table:style-name="Tabel14.A2" office:value-type="string">
            <text:p text:style-name="P53">Finder og returnerer objektet Person (altid seneste registrering)</text:p>
          </table:table-cell>
          <table:table-cell table:style-name="Tabel14.A2" office:value-type="string">
            <text:p text:style-name="P60">PersonLæs</text:p>
          </table:table-cell>
          <table:table-cell table:style-name="Tabel14.A2" office:value-type="string">
            <text:p text:style-name="P60">Person</text:p>
            <text:p text:style-name="P60">Standardretur</text:p>
          </table:table-cell>
          <table:table-cell table:style-name="Tabel14.A2" office:value-type="string">
            <text:p text:style-name="P53">VirkTid</text:p>
          </table:table-cell>
          <table:table-cell table:style-name="Tabel14.A2" office:value-type="string">
            <text:p text:style-name="P53">Læs</text:p>
          </table:table-cell>
        </table:table-row>
        <table:table-row table:style-name="Tabel14.1">
          <table:table-cell table:style-name="Tabel14.A2" office:value-type="string">
            <text:p text:style-name="P24"><text:span text:style-name="T12">Retter objektet Person (altid seneste reg</text:span><text:span text:style-name="T12">i</text:span><text:span text:style-name="T12">strering)</text:span></text:p>
          </table:table-cell>
          <table:table-cell table:style-name="Tabel14.A2" office:value-type="string">
            <text:p text:style-name="P60">PersonRet</text:p>
          </table:table-cell>
          <table:table-cell table:style-name="Tabel14.A2" office:value-type="string">
            <text:p text:style-name="P60">Person</text:p>
            <text:p text:style-name="P60">Standardretur</text:p>
          </table:table-cell>
          <table:table-cell table:style-name="Tabel14.A2" office:value-type="string">
            <text:p text:style-name="P25"/>
          </table:table-cell>
          <table:table-cell table:style-name="Tabel14.A2" office:value-type="string">
            <text:p text:style-name="P53">Ret</text:p>
          </table:table-cell>
        </table:table-row>
        <table:table-row table:style-name="Tabel14.1">
          <table:table-cell table:style-name="Tabel14.A2" office:value-type="string">
            <text:p text:style-name="P24"><text:span text:style-name="T12">Sletter (logisk) objektet Person (altid sen</text:span><text:span text:style-name="T12">e</text:span><text:span text:style-name="T12">ste registrering)</text:span></text:p>
          </table:table-cell>
          <table:table-cell table:style-name="Tabel14.A2" office:value-type="string">
            <text:p text:style-name="P60">PersonSlet</text:p>
          </table:table-cell>
          <table:table-cell table:style-name="Tabel14.A2" office:value-type="string">
            <text:p text:style-name="P60">Person</text:p>
            <text:p text:style-name="P60">Standardretur</text:p>
          </table:table-cell>
          <table:table-cell table:style-name="Tabel14.A2" office:value-type="string">
            <text:p text:style-name="P25"/>
          </table:table-cell>
          <table:table-cell table:style-name="Tabel14.A2" office:value-type="string">
            <text:p text:style-name="P53">Slet</text:p>
          </table:table-cell>
        </table:table-row>
        <table:table-row table:style-name="Tabel14.1">
          <table:table-cell table:style-name="Tabel14.A2" office:value-type="string">
            <text:p text:style-name="P53">Passiverer objektet Person (altid seneste registrering)</text:p>
          </table:table-cell>
          <table:table-cell table:style-name="Tabel14.A2" office:value-type="string">
            <text:p text:style-name="P60">PersonPassiver</text:p>
          </table:table-cell>
          <table:table-cell table:style-name="Tabel14.A2" office:value-type="string">
            <text:p text:style-name="P60">Person</text:p>
            <text:p text:style-name="P60">Standardretur</text:p>
          </table:table-cell>
          <table:table-cell table:style-name="Tabel14.A2" office:value-type="string">
            <text:p text:style-name="P25"/>
          </table:table-cell>
          <table:table-cell table:style-name="Tabel14.A2" office:value-type="string">
            <text:p text:style-name="P53">Passiver</text:p>
          </table:table-cell>
        </table:table-row>
        <table:table-row table:style-name="Tabel14.1">
          <table:table-cell table:style-name="Tabel14.A2" office:value-type="string">
            <text:p text:style-name="P53">Finder og returnerer flere objekter af typen Person, der modsvarer søgekriterier inkl. parametre.</text:p>
          </table:table-cell>
          <table:table-cell table:style-name="Tabel14.A2" office:value-type="string">
            <text:p text:style-name="P60">Søgekriterie</text:p>
          </table:table-cell>
          <table:table-cell table:style-name="Tabel14.A2" office:value-type="string">
            <text:p text:style-name="P60">IDListe</text:p>
            <text:p text:style-name="P60">Standardretur</text:p>
          </table:table-cell>
          <table:table-cell table:style-name="Tabel14.A2" office:value-type="string">
            <text:p text:style-name="P53">VirkTid</text:p>
            <text:p text:style-name="P53">RegTid</text:p>
          </table:table-cell>
          <table:table-cell table:style-name="Tabel14.A2" office:value-type="string">
            <text:p text:style-name="P53">Søg</text:p>
          </table:table-cell>
        </table:table-row>
        <table:table-row table:style-name="Tabel14.1">
          <table:table-cell table:style-name="Tabel14.A2" office:value-type="string">
            <text:p text:style-name="P24"><text:span text:style-name="T12">Finder og returnerer flere objekter af typen Person, der modsvarer IDListe og parame</text:span><text:span text:style-name="T12">t</text:span><text:span text:style-name="T12">re.</text:span></text:p>
          </table:table-cell>
          <table:table-cell table:style-name="Tabel14.A2" office:value-type="string">
            <text:p text:style-name="P60">IDListe</text:p>
          </table:table-cell>
          <table:table-cell table:style-name="Tabel14.A2" office:value-type="string">
            <text:p text:style-name="P60">PersonListe</text:p>
            <text:p text:style-name="P60">Standardretur</text:p>
          </table:table-cell>
          <table:table-cell table:style-name="Tabel14.A2" office:value-type="string">
            <text:p text:style-name="P56">VirkTid</text:p>
            <text:p text:style-name="P56">RegTid</text:p>
          </table:table-cell>
          <table:table-cell table:style-name="Tabel14.A2" office:value-type="string">
            <text:p text:style-name="P56">List</text:p>
          </table:table-cell>
        </table:table-row>
      </table:table>
      <text:p text:style-name="P30">Tabel 7</text:p>
      <text:p text:style-name="P16"/>
      <text:p text:style-name="P1"/>
      <text:p text:style-name="P1">PersonOpret, PersonImport, PersonRet er en meddelelsesstruktur med oplysninger om objektet, dets attributter, tilstande og relationer.</text:p>
      <text:p text:style-name="P1"/>
      <text:p text:style-name="P1">PersonOpret, PersonRet, PersonSlet og PersonPassiver vil som udgangspunkt ikke være tilgængelige som operationer mod de autoritative registre som fx CPR. Et decentralt register eller et fagsystem vil ofte implementere PersonRet når f.eks. kontaktkanaler opdateres.</text:p>
      <text:p text:style-name="P1"/>
      <text:p text:style-name="P1">PersonLæs er en meddelelsesstruktur med objektet i sin helhed i seneste</text:p>
      <text:p text:style-name="P1">registrering.</text:p>
      <text:p text:style-name="P1"/>
      <text:p text:style-name="P1">PersonID er en meddelelsesstruktur med identifikation af objektet.</text:p>
      <text:p text:style-name="P1"/>
      <text:p text:style-name="P1">Søgekriterie er en struktur med forskellige værdier til udsøgning af</text:p>
      <text:p text:style-name="P1">objekter.</text:p>
      <text:p text:style-name="P1"/>
      <text:p text:style-name="P1">IDListe er en liste af objektidentifikationer.</text:p>
      <text:p text:style-name="P1"/>
      <text:p text:style-name="P1">StandardRetur er en meddelelsesstruktur med information om hvordan operationen er gennemført, advarsler og fejlmeddelelser. StandardRetur er fælles for alle objekter.<text:bookmark-start text:name="ContentEnd"/><text:bookmark-end text:name="ContentEnd"/></text:p>
      <text:p text:style-name="P1"/>
      <text:p text:style-name="P1"/>
      <text:p text:style-name="P1"/>
      <text:p text:style-name="Heading_20_1"><draw:frame draw:style-name="fr4" draw:name="5" text:anchor-type="paragraph" fo:min-width="0.041cm" draw:z-index="16"><draw:text-box fo:min-height="0cm"><text:p text:style-name="Heading_20_1"><text:bookmark-start text:name="_Toc263321463"/>Adresse<text:bookmark-end text:name="_Toc263321463"/></text:p></draw:text-box></draw:frame></text:p>
      <text:p text:style-name="P1"/>
      <text:p text:style-name="P1"/>
      <text:p text:style-name="P1"/>
      <text:p text:style-name="P1"/>
      <text:p text:style-name="P1">Klassen Adresse benyttes til at udveksle oplysninger om adresser, som eksempelvis folkeregisteradresse. </text:p>
      <text:p text:style-name="P1"/>
      <text:p text:style-name="P5"><text:span text:style-name="T8">Adresse er </text:span><text:span text:style-name="T8">en abstrakt klasse, der specialiseres i </text:span><text:span text:style-name="T8">klasserne Adressedanmark, AdresseGrønland og AdresseVerden</text:span><text:span text:style-name="T8">. En abstrakt klasse agerer som samlende begreb for en række klasser, men kaldes abstrakt når der ikke må findes nogen objekter af denne type</text:span><text:span text:style-name="T8">,</text:span><text:span text:style-name="T8"> som ikke samtidigt er en af underklasserne. </text:span></text:p>
      <text:p text:style-name="P1"/>
      <text:p text:style-name="P58"><draw:frame draw:style-name="fr6" draw:name="Picture 6" text:anchor-type="as-char" svg:width="10.772cm" svg:height="7.812cm" draw:z-index="22"><draw:image xlink:href="Pictures/20000148000037D000002871C5E9F5F2.wmf" xlink:type="simple" xlink:show="embed" xlink:actuate="onLoad"/></draw:frame></text:p>
      <text:p text:style-name="P57"><text:bookmark-start text:name="_Toc263321464"/>Attributter<text:note text:id="ftn7" text:note-class="footnote"><text:note-citation>7</text:note-citation><text:note-body><text:p text:style-name="P31"><text:span text:style-name="T12">De</text:span> <text:span text:style-name="T12">generelle egenskaber bevirker at </text:span><text:span text:style-name="T12">attributterne samlet </text:span><text:span text:style-name="T12">har ’virkning’ og dermed kan skifte over tid</text:span><text:span text:style-name="T12">. UUID og objek</text:span><text:span text:style-name="T12">t</text:span><text:span text:style-name="T12">type kan dog ikke ændres og har således heller ikke virknings-registreringer knyttet til sig.</text:span></text:p></text:note-body></text:note>:<text:bookmark-end text:name="_Toc263321464"/></text:p>
      <text:p text:style-name="P1"/>
      <text:p text:style-name="P11">Fælles attributter for alla klasser af typen Adresse:</text:p>
      <text:p text:style-name="P1"/>
      <table:table table:name="Tabel15" table:style-name="Tabel15">
        <table:table-column table:style-name="Tabel15.A"/>
        <table:table-column table:style-name="Tabel15.B"/>
        <table:table-column table:style-name="Tabel15.C"/>
        <table:table-column table:style-name="Tabel15.D"/>
        <table:table-header-rows>
          <table:table-row table:style-name="Tabel15.1">
            <table:table-cell table:style-name="Tabel15.A1" office:value-type="string">
              <text:p text:style-name="P60">Beskrivelse</text:p>
            </table:table-cell>
            <table:table-cell table:style-name="Tabel15.A1" office:value-type="string">
              <text:p text:style-name="P60">Værdisæt</text:p>
            </table:table-cell>
            <table:table-cell table:style-name="Tabel15.A1" office:value-type="string">
              <text:p text:style-name="P60">Obl.</text:p>
            </table:table-cell>
            <table:table-cell table:style-name="Tabel15.A1" office:value-type="string">
              <text:p text:style-name="P60">Betegnelse</text:p>
            </table:table-cell>
          </table:table-row>
        </table:table-header-rows>
        <table:table-row table:style-name="Tabel15.2">
          <table:table-cell table:style-name="Tabel15.A2" office:value-type="string">
            <text:p text:style-name="P50">Note</text:p>
          </table:table-cell>
          <table:table-cell table:style-name="Tabel15.A2" office:value-type="string">
            <text:p text:style-name="P55">Tekst</text:p>
          </table:table-cell>
          <table:table-cell table:style-name="Tabel15.A2" office:value-type="string">
            <text:p text:style-name="P60">Nej</text:p>
          </table:table-cell>
          <table:table-cell table:style-name="Tabel15.A2" office:value-type="string">
            <text:p text:style-name="P13">note</text:p>
          </table:table-cell>
        </table:table-row>
        <table:table-row table:style-name="Tabel15.2">
          <table:table-cell table:style-name="Tabel15.A2" office:value-type="string">
            <text:p text:style-name="P50">Ukendt adresse</text:p>
          </table:table-cell>
          <table:table-cell table:style-name="Tabel15.A2" office:value-type="string">
            <text:p text:style-name="P55">ja/nej</text:p>
          </table:table-cell>
          <table:table-cell table:style-name="Tabel15.A2" office:value-type="string">
            <text:p text:style-name="P60">Ja</text:p>
          </table:table-cell>
          <table:table-cell table:style-name="Tabel15.A2" office:value-type="string">
            <text:p text:style-name="P13">ukendtAdresse</text:p>
          </table:table-cell>
        </table:table-row>
      </table:table>
      <text:p text:style-name="P1"/>
      <text:p text:style-name="P5"><text:span text:style-name="T1">Attributter specifikke for </text:span><text:span text:style-name="T1">klassen </text:span><text:span text:style-name="T1">AdresseDanmark:</text:span></text:p>
      <text:p text:style-name="P1"/>
      <table:table table:name="Tabel16" table:style-name="Tabel16">
        <table:table-column table:style-name="Tabel16.A"/>
        <table:table-column table:style-name="Tabel16.B"/>
        <table:table-column table:style-name="Tabel16.C"/>
        <table:table-column table:style-name="Tabel16.D"/>
        <table:table-header-rows>
          <table:table-row table:style-name="Tabel16.1">
            <table:table-cell table:style-name="Tabel16.A1" office:value-type="string">
              <text:p text:style-name="P60">Beskrivelse</text:p>
            </table:table-cell>
            <table:table-cell table:style-name="Tabel16.A1" office:value-type="string">
              <text:p text:style-name="P60">Værdisæt</text:p>
            </table:table-cell>
            <table:table-cell table:style-name="Tabel16.A1" office:value-type="string">
              <text:p text:style-name="P60">Obl.</text:p>
            </table:table-cell>
            <table:table-cell table:style-name="Tabel16.A1" office:value-type="string">
              <text:p text:style-name="P60">Betegnelse</text:p>
            </table:table-cell>
          </table:table-row>
        </table:table-header-rows>
        <table:table-row table:style-name="Tabel16.2">
          <table:table-cell table:style-name="Tabel16.A2" office:value-type="string">
            <text:p text:style-name="P55">Dansk adresse</text:p>
          </table:table-cell>
          <table:table-cell table:style-name="Tabel16.A2" office:value-type="string">
            <text:p text:style-name="P52">Se OIOXML</text:p>
          </table:table-cell>
          <table:table-cell table:style-name="Tabel16.A2" office:value-type="string">
            <text:p text:style-name="P60">Ja</text:p>
          </table:table-cell>
          <table:table-cell table:style-name="Tabel16.A2" office:value-type="string">
            <text:p text:style-name="P55">AddressComplete</text:p>
          </table:table-cell>
        </table:table-row>
        <table:table-row table:style-name="Tabel16.2">
          <table:table-cell table:style-name="Tabel16.A2" office:value-type="string">
            <text:p text:style-name="P50">Adressepunkt</text:p>
          </table:table-cell>
          <table:table-cell table:style-name="Tabel16.A2" office:value-type="string">
            <text:p text:style-name="P55">Se OIOXML</text:p>
          </table:table-cell>
          <table:table-cell table:style-name="Tabel16.A2" office:value-type="string">
            <text:p text:style-name="P60">Nej</text:p>
          </table:table-cell>
          <table:table-cell table:style-name="Tabel16.A2" office:value-type="string">
            <text:p text:style-name="P13">adressePunkt</text:p>
          </table:table-cell>
        </table:table-row>
        <table:table-row table:style-name="Tabel16.2">
          <table:table-cell table:style-name="Tabel16.A2" office:value-type="string">
            <text:p text:style-name="P52">Speciel vejkode (9900 - 9999) i dansk folkeregister</text:p>
          </table:table-cell>
          <table:table-cell table:style-name="Tabel16.A2" office:value-type="string">
            <text:p text:style-name="P27"/>
          </table:table-cell>
          <table:table-cell table:style-name="Tabel16.A2" office:value-type="string">
            <text:p text:style-name="P23"/>
          </table:table-cell>
          <table:table-cell table:style-name="Tabel16.A2" office:value-type="string">
            <text:p text:style-name="P13"/>
          </table:table-cell>
        </table:table-row>
      </table:table>
      <text:p text:style-name="P1"/>
      <text:p text:style-name="P5"><text:span text:style-name="T1">Attributter specifikke for </text:span><text:span text:style-name="T1">klassen </text:span><text:span text:style-name="T1">AdresseGrønland:</text:span></text:p>
      <text:p text:style-name="P1"/>
      <table:table table:name="Tabel17" table:style-name="Tabel17">
        <table:table-column table:style-name="Tabel17.A"/>
        <table:table-column table:style-name="Tabel17.B"/>
        <table:table-column table:style-name="Tabel17.C"/>
        <table:table-column table:style-name="Tabel17.D"/>
        <table:table-header-rows>
          <text:soft-page-break/>
          <table:table-row table:style-name="Tabel17.1">
            <table:table-cell table:style-name="Tabel17.A1" office:value-type="string">
              <text:p text:style-name="P60">Beskrivelse</text:p>
            </table:table-cell>
            <table:table-cell table:style-name="Tabel17.A1" office:value-type="string">
              <text:p text:style-name="P60">Værdisæt</text:p>
            </table:table-cell>
            <table:table-cell table:style-name="Tabel17.A1" office:value-type="string">
              <text:p text:style-name="P60">Obl.</text:p>
            </table:table-cell>
            <table:table-cell table:style-name="Tabel17.A1" office:value-type="string">
              <text:p text:style-name="P60">Betegnelse</text:p>
            </table:table-cell>
          </table:table-row>
        </table:table-header-rows>
        <table:table-row table:style-name="Tabel17.2">
          <table:table-cell table:style-name="Tabel17.A2" office:value-type="string">
            <text:p text:style-name="P6"><text:span text:style-name="T14">Grønlan</text:span><text:span text:style-name="T14">d</text:span><text:span text:style-name="T14">sk adresse</text:span></text:p>
          </table:table-cell>
          <table:table-cell table:style-name="Tabel17.A2" office:value-type="string">
            <text:p text:style-name="P55">Se OIOXML</text:p>
          </table:table-cell>
          <table:table-cell table:style-name="Tabel17.A2" office:value-type="string">
            <text:p text:style-name="P60">Ja</text:p>
          </table:table-cell>
          <table:table-cell table:style-name="Tabel17.A2" office:value-type="string">
            <text:p text:style-name="P6"><text:span text:style-name="T13">AddressCompleteGree</text:span><text:span text:style-name="T13">n</text:span><text:span text:style-name="T13">land</text:span></text:p>
          </table:table-cell>
        </table:table-row>
        <table:table-row table:style-name="Tabel17.2">
          <table:table-cell table:style-name="Tabel17.A2" office:value-type="string">
            <text:p text:style-name="P6"><text:span text:style-name="T12">Speciel vejkode (9900 - 9999) i grønlandsk folker</text:span><text:span text:style-name="T12">e</text:span><text:span text:style-name="T12">gister</text:span></text:p>
          </table:table-cell>
          <table:table-cell table:style-name="Tabel17.A2" office:value-type="string">
            <text:p text:style-name="P27"/>
          </table:table-cell>
          <table:table-cell table:style-name="Tabel17.A2" office:value-type="string">
            <text:p text:style-name="P23"/>
          </table:table-cell>
          <table:table-cell table:style-name="Tabel17.A2" office:value-type="string">
            <text:p text:style-name="P13"/>
          </table:table-cell>
        </table:table-row>
      </table:table>
      <text:p text:style-name="P1"/>
      <text:p text:style-name="P5"><text:span text:style-name="T1">Attributter specifikke for </text:span><text:span text:style-name="T1">klassen </text:span><text:span text:style-name="T1">AdresseVerden:</text:span></text:p>
      <text:p text:style-name="P1"/>
      <table:table table:name="Tabel18" table:style-name="Tabel18">
        <table:table-column table:style-name="Tabel18.A"/>
        <table:table-column table:style-name="Tabel18.B"/>
        <table:table-column table:style-name="Tabel18.C"/>
        <table:table-column table:style-name="Tabel18.D"/>
        <table:table-header-rows>
          <table:table-row table:style-name="Tabel18.1">
            <table:table-cell table:style-name="Tabel18.A1" office:value-type="string">
              <text:p text:style-name="P60">Beskrivelse</text:p>
            </table:table-cell>
            <table:table-cell table:style-name="Tabel18.A1" office:value-type="string">
              <text:p text:style-name="P60">Værdisæt</text:p>
            </table:table-cell>
            <table:table-cell table:style-name="Tabel18.A1" office:value-type="string">
              <text:p text:style-name="P60">Obl.</text:p>
            </table:table-cell>
            <table:table-cell table:style-name="Tabel18.A1" office:value-type="string">
              <text:p text:style-name="P60">Betegnelse</text:p>
            </table:table-cell>
          </table:table-row>
        </table:table-header-rows>
        <table:table-row table:style-name="Tabel18.2">
          <table:table-cell table:style-name="Tabel18.A2" office:value-type="string">
            <text:p text:style-name="P55">Udenlandsk adresse</text:p>
          </table:table-cell>
          <table:table-cell table:style-name="Tabel18.A2" office:value-type="string">
            <text:p text:style-name="P52">Se OIOXML</text:p>
          </table:table-cell>
          <table:table-cell table:style-name="Tabel18.A2" office:value-type="string">
            <text:p text:style-name="P60">Ja</text:p>
          </table:table-cell>
          <table:table-cell table:style-name="Tabel18.A2" office:value-type="string">
            <text:p text:style-name="P55">ForeignAddressStructure</text:p>
          </table:table-cell>
        </table:table-row>
      </table:table>
      <text:p text:style-name="P1"/>
      <text:p text:style-name="P1"/>
      <text:p text:style-name="P1"/>
      <text:p text:style-name="P1"/>
      <text:p text:style-name="P1"/>
      <text:p text:style-name="Heading_20_1"><draw:frame draw:style-name="fr4" draw:name="6" text:anchor-type="paragraph" fo:min-width="0.041cm" draw:z-index="17"><draw:text-box fo:min-height="0cm"><text:p text:style-name="Heading_20_1"><text:bookmark-start text:name="_Toc263321465"/>Kontaktkanal<text:bookmark-end text:name="_Toc263321465"/></text:p></draw:text-box></draw:frame></text:p>
      <text:p text:style-name="P1"/>
      <text:p text:style-name="P1"/>
      <text:p text:style-name="P1"/>
      <text:p text:style-name="P1"/>
      <text:p text:style-name="P1">En kontaktkanal angiver en mulighed for at kontakte personen, som har en anden karakter end for eksempel folkeregisteradressen. Kontaktkanal kan eksempelvis anvendes til at angive mobilnummer eller firmatelefon som træffekanal for forældre til institutionsbørn. Kontaktkanalerne er af karakter mere uformelle og mere kontekst-afhængige end de autoritative kontaktkanaler. Derfor er der mulighed for at tilknytte en note om fx ”træffes bedst på dette nummer mellem 9 og 16” eller at formidle, at kanalen kun må benyttes under særlige hensyn via angivelse af begrænseAnvendelse. Syntaksen understøtter en implementering, som ikke viser kontaktkanalen før beskeden i "begrænset anvendelse" er blevet læst.</text:p>
      <text:p text:style-name="P1"/>
      <text:p text:style-name="P5"><text:span text:style-name="T8">Kontaktkanel er </text:span><text:span text:style-name="T8">en abstrakt klasse, der specialiseres i </text:span><text:span text:style-name="T8">klasserne Mail, Telefon og AndenKo</text:span><text:span text:style-name="T8">n</text:span><text:span text:style-name="T8">taktKanal</text:span><text:span text:style-name="T8">. En abstrakt klasse agerer som samlende begreb for en række klasser, men kaldes abstrakt når der ikke må findes nogen objekter af denne type</text:span><text:span text:style-name="T8">,</text:span><text:span text:style-name="T8"> som ikke samtidigt er en af u</text:span><text:span text:style-name="T8">n</text:span><text:span text:style-name="T8">derklasserne. </text:span></text:p>
      <text:p text:style-name="P12"><draw:frame draw:style-name="fr6" draw:name="Picture 1" text:anchor-type="as-char" svg:width="13.811cm" svg:height="7.622cm" draw:z-index="24"><draw:image xlink:href="Pictures/2000013C000047BB0000276382172247.wmf" xlink:type="simple" xlink:show="embed" xlink:actuate="onLoad"/></draw:frame></text:p>
      <text:p text:style-name="P57"><text:bookmark-start text:name="_Toc263321466"/>Attributter<text:note text:id="ftn8" text:note-class="footnote"><text:note-citation>8</text:note-citation><text:note-body><text:p text:style-name="P31"><text:span text:style-name="T12">De</text:span> <text:span text:style-name="T12">generelle egenskaber bevirker at </text:span><text:span text:style-name="T12">attributterne samlet </text:span><text:span text:style-name="T12">har ’virkning’ og dermed kan skifte over tid</text:span><text:span text:style-name="T12">. UUID og objek</text:span><text:span text:style-name="T12">t</text:span><text:span text:style-name="T12">type kan dog ikke ændres og har således heller ikke virknings-registreringer knyttet til sig.</text:span></text:p></text:note-body></text:note>:<text:bookmark-end text:name="_Toc263321466"/></text:p>
      <text:p text:style-name="P1"/>
      <text:p text:style-name="P11">Fælles attributter for alla kontaktkanal-klasser:</text:p>
      <text:p text:style-name="P1"/>
      <table:table table:name="Tabel19" table:style-name="Tabel19">
        <table:table-column table:style-name="Tabel19.A"/>
        <table:table-column table:style-name="Tabel19.B"/>
        <table:table-column table:style-name="Tabel19.C"/>
        <table:table-column table:style-name="Tabel19.D"/>
        <table:table-header-rows>
          <table:table-row table:style-name="Tabel19.1">
            <table:table-cell table:style-name="Tabel19.A1" office:value-type="string">
              <text:p text:style-name="P60">Beskrivelse</text:p>
            </table:table-cell>
            <table:table-cell table:style-name="Tabel19.A1" office:value-type="string">
              <text:p text:style-name="P60">Værdisæt</text:p>
            </table:table-cell>
            <table:table-cell table:style-name="Tabel19.A1" office:value-type="string">
              <text:p text:style-name="P60">Obl.</text:p>
            </table:table-cell>
            <table:table-cell table:style-name="Tabel19.A1" office:value-type="string">
              <text:p text:style-name="P60">Betegnelse</text:p>
            </table:table-cell>
          </table:table-row>
        </table:table-header-rows>
        <table:table-row table:style-name="Tabel19.2">
          <table:table-cell table:style-name="Tabel19.A2" office:value-type="string">
            <text:p text:style-name="P6"><text:span text:style-name="T14">Note</text:span><text:span text:style-name="T14"> af generel karakter for kanalen, fx træffetid</text:span></text:p>
          </table:table-cell>
          <table:table-cell table:style-name="Tabel19.A2" office:value-type="string">
            <text:p text:style-name="P55">Tekst</text:p>
          </table:table-cell>
          <table:table-cell table:style-name="Tabel19.A2" office:value-type="string">
            <text:p text:style-name="P60">Nej</text:p>
          </table:table-cell>
          <table:table-cell table:style-name="Tabel19.A2" office:value-type="string">
            <text:p text:style-name="P13">note</text:p>
          </table:table-cell>
        </table:table-row>
        <table:table-row table:style-name="Tabel19.2">
          <table:table-cell table:style-name="Tabel19.A2" office:value-type="string">
            <text:p text:style-name="P6"><text:span text:style-name="T14">Begrænset anvendelse: Kontaktkanalen må kun br</text:span><text:span text:style-name="T14">u</text:span><text:span text:style-name="T14">ges </text:span><text:span text:style-name="T14">under særlige hensyn </text:span><text:span text:style-name="T14">– teksten angiver hvornår</text:span></text:p>
          </table:table-cell>
          <table:table-cell table:style-name="Tabel19.A2" office:value-type="string">
            <text:p text:style-name="P55">Tekst</text:p>
          </table:table-cell>
          <table:table-cell table:style-name="Tabel19.A2" office:value-type="string">
            <text:p text:style-name="P60">Nej</text:p>
          </table:table-cell>
          <table:table-cell table:style-name="Tabel19.A2" office:value-type="string">
            <text:p text:style-name="P13">begrænsetAnvendelse</text:p>
          </table:table-cell>
        </table:table-row>
      </table:table>
      <text:p text:style-name="P1"/>
      <text:p text:style-name="P5"><text:span text:style-name="T1">Attributter specifikke for </text:span><text:span text:style-name="T1">klassen Mail:</text:span></text:p>
      <text:p text:style-name="P1"/>
      <table:table table:name="Tabel20" table:style-name="Tabel20">
        <table:table-column table:style-name="Tabel20.A"/>
        <table:table-column table:style-name="Tabel20.B"/>
        <table:table-column table:style-name="Tabel20.C"/>
        <table:table-column table:style-name="Tabel20.D"/>
        <table:table-header-rows>
          <table:table-row table:style-name="Tabel20.1">
            <table:table-cell table:style-name="Tabel20.A1" office:value-type="string">
              <text:p text:style-name="P60">Beskrivelse</text:p>
            </table:table-cell>
            <table:table-cell table:style-name="Tabel20.A1" office:value-type="string">
              <text:p text:style-name="P60">Værdisæt</text:p>
            </table:table-cell>
            <table:table-cell table:style-name="Tabel20.A1" office:value-type="string">
              <text:p text:style-name="P60">Obl.</text:p>
            </table:table-cell>
            <table:table-cell table:style-name="Tabel20.A1" office:value-type="string">
              <text:p text:style-name="P60">Betegnelse</text:p>
            </table:table-cell>
          </table:table-row>
        </table:table-header-rows>
        <table:table-row table:style-name="Tabel20.2">
          <table:table-cell table:style-name="Tabel20.A2" office:value-type="string">
            <text:p text:style-name="P55">E-mail adresse</text:p>
          </table:table-cell>
          <table:table-cell table:style-name="Tabel20.A2" office:value-type="string">
            <text:p text:style-name="P52">Tekst</text:p>
          </table:table-cell>
          <table:table-cell table:style-name="Tabel20.A2" office:value-type="string">
            <text:p text:style-name="P60">Ja</text:p>
          </table:table-cell>
          <table:table-cell table:style-name="Tabel20.A2" office:value-type="string">
            <text:p text:style-name="P55">mailAdresse</text:p>
          </table:table-cell>
        </table:table-row>
      </table:table>
      <text:p text:style-name="P1"/>
      <text:p text:style-name="P5"><text:span text:style-name="T1">Attributter specifikke for </text:span><text:span text:style-name="T1">klassen </text:span><text:span text:style-name="T1">Telefon:</text:span></text:p>
      <text:p text:style-name="P1"><text:soft-page-break/></text:p>
      <table:table table:name="Tabel21" table:style-name="Tabel21">
        <table:table-column table:style-name="Tabel21.A"/>
        <table:table-column table:style-name="Tabel21.B"/>
        <table:table-column table:style-name="Tabel21.C"/>
        <table:table-column table:style-name="Tabel21.D"/>
        <table:table-header-rows>
          <table:table-row table:style-name="Tabel21.1">
            <table:table-cell table:style-name="Tabel21.A1" office:value-type="string">
              <text:p text:style-name="P60">Beskrivelse</text:p>
            </table:table-cell>
            <table:table-cell table:style-name="Tabel21.A1" office:value-type="string">
              <text:p text:style-name="P60">Værdisæt</text:p>
            </table:table-cell>
            <table:table-cell table:style-name="Tabel21.A1" office:value-type="string">
              <text:p text:style-name="P60">Obl.</text:p>
            </table:table-cell>
            <table:table-cell table:style-name="Tabel21.A1" office:value-type="string">
              <text:p text:style-name="P60">Betegnelse</text:p>
            </table:table-cell>
          </table:table-row>
        </table:table-header-rows>
        <table:table-row table:style-name="Tabel21.2">
          <table:table-cell table:style-name="Tabel21.A2" office:value-type="string">
            <text:p text:style-name="P55">Telefonnummer</text:p>
          </table:table-cell>
          <table:table-cell table:style-name="Tabel21.A2" office:value-type="string">
            <text:p text:style-name="P52">Tekst</text:p>
          </table:table-cell>
          <table:table-cell table:style-name="Tabel21.A2" office:value-type="string">
            <text:p text:style-name="P60">Ja</text:p>
          </table:table-cell>
          <table:table-cell table:style-name="Tabel21.A2" office:value-type="string">
            <text:p text:style-name="P55">telefonNummer</text:p>
          </table:table-cell>
        </table:table-row>
      </table:table>
      <text:p text:style-name="P11"/>
      <text:p text:style-name="P5"><text:span text:style-name="T1">Attributter specifikke for </text:span><text:span text:style-name="T1">klassen </text:span><text:span text:style-name="T1">AndenKontaktkanal:</text:span></text:p>
      <text:p text:style-name="P1"/>
      <table:table table:name="Tabel22" table:style-name="Tabel22">
        <table:table-column table:style-name="Tabel22.A"/>
        <table:table-column table:style-name="Tabel22.B"/>
        <table:table-column table:style-name="Tabel22.C"/>
        <table:table-column table:style-name="Tabel22.D"/>
        <table:table-header-rows>
          <table:table-row table:style-name="Tabel22.1">
            <table:table-cell table:style-name="Tabel22.A1" office:value-type="string">
              <text:p text:style-name="P60">Beskrivelse</text:p>
            </table:table-cell>
            <table:table-cell table:style-name="Tabel22.A1" office:value-type="string">
              <text:p text:style-name="P60">Værdisæt</text:p>
            </table:table-cell>
            <table:table-cell table:style-name="Tabel22.A1" office:value-type="string">
              <text:p text:style-name="P60">Obl.</text:p>
            </table:table-cell>
            <table:table-cell table:style-name="Tabel22.A1" office:value-type="string">
              <text:p text:style-name="P60">Betegnelse</text:p>
            </table:table-cell>
          </table:table-row>
        </table:table-header-rows>
        <table:table-row table:style-name="Tabel22.2">
          <table:table-cell table:style-name="Tabel22.A2" office:value-type="string">
            <text:p text:style-name="P55">Beskrivelse af en anden kontaktkanal, fx en Skype-adresse</text:p>
          </table:table-cell>
          <table:table-cell table:style-name="Tabel22.A2" office:value-type="string">
            <text:p text:style-name="P52">Tekst</text:p>
          </table:table-cell>
          <table:table-cell table:style-name="Tabel22.A2" office:value-type="string">
            <text:p text:style-name="P60">Ja</text:p>
          </table:table-cell>
          <table:table-cell table:style-name="Tabel22.A2" office:value-type="string">
            <text:p text:style-name="P55">note</text:p>
          </table:table-cell>
        </table:table-row>
      </table:table>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INMittelschrift" svg:font-family="DINMittelschrif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style:use-window-font-color="true" style:font-name="Verdana" fo:font-size="10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text-properties style:font-name="Verdana"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Base_20_Font" style:next-style-name="Broedtekst" style:default-outline-level="1" style:class="text">
      <style:paragraph-properties fo:margin-left="0cm" fo:margin-right="0cm" fo:orphans="2" fo:widows="2" fo:text-indent="0cm" style:auto-text-indent="false" fo:break-before="page" fo:keep-with-next="always"/>
      <style:text-properties style:font-name="Verdana" fo:font-size="15pt" fo:font-weight="bold" style:letter-kerning="true" style:font-name-complex="Arial" style:font-size-complex="15pt" style:font-weight-complex="bold"/>
    </style:style>
    <style:style style:name="Heading_20_2" style:display-name="Heading 2" style:family="paragraph" style:parent-style-name="Base_20_Font" style:next-style-name="Broedtekst" style:default-outline-level="2" style:class="text">
      <style:paragraph-properties fo:margin-left="0cm" fo:margin-right="0cm" fo:margin-top="0.353cm" fo:margin-bottom="0cm" fo:orphans="2" fo:widows="2" fo:text-indent="0cm" style:auto-text-indent="false" fo:keep-with-next="always"/>
      <style:text-properties style:font-name="Verdana" fo:font-weight="bold" style:font-name-complex="Arial" style:font-style-complex="italic" style:font-weight-complex="bold"/>
    </style:style>
    <style:style style:name="Heading_20_3" style:display-name="Heading 3" style:family="paragraph" style:parent-style-name="Base_20_Font" style:next-style-name="Broedtekst" style:default-outline-level="3" style:class="text">
      <style:paragraph-properties fo:margin-left="0cm" fo:margin-right="0cm" fo:margin-top="0.353cm" fo:margin-bottom="0cm" fo:orphans="2" fo:widows="2" fo:text-indent="0cm" style:auto-text-indent="false" fo:keep-with-next="always"/>
      <style:text-properties style:font-name="Verdana" fo:font-size="10pt" fo:font-weight="bold" style:font-name-complex="Arial" style:font-size-complex="13pt" style:font-weight-complex="bold"/>
    </style:style>
    <style:style style:name="Heading_20_4" style:display-name="Heading 4" style:family="paragraph" style:parent-style-name="Normal" style:next-style-name="Broedtekst" style:default-outline-level="4" style:class="text">
      <style:paragraph-properties fo:margin-left="0cm" fo:margin-right="0cm" fo:margin-top="0.353cm" fo:margin-bottom="0cm" fo:orphans="2" fo:widows="2" fo:text-indent="0cm" style:auto-text-indent="false" fo:keep-with-next="always"/>
      <style:text-properties fo:font-size="11pt" fo:font-weight="bold" style:font-size-complex="14pt" style:font-weight-complex="bold"/>
    </style:style>
    <style:style style:name="Heading_20_5" style:display-name="Heading 5" style:family="paragraph" style:parent-style-name="Normal" style:next-style-name="Broedtekst" style:default-outline-level="5" style:class="text">
      <style:paragraph-properties fo:margin-left="0cm" fo:margin-right="0cm" fo:margin-top="0.353cm" fo:margin-bottom="0cm" fo:orphans="2" fo:widows="2" fo:text-indent="0cm" style:auto-text-indent="false"/>
      <style:text-properties fo:font-size="11pt" fo:font-style="italic" style:font-size-complex="13pt" style:font-style-complex="italic" style:font-weight-complex="bold"/>
    </style:style>
    <style:style style:name="Heading_20_6" style:display-name="Heading 6" style:family="paragraph" style:parent-style-name="Normal" style:next-style-name="Normal" style:default-outline-level="6" style:class="text">
      <style:paragraph-properties fo:margin-left="0cm" fo:margin-right="0cm" fo:margin-top="0.423cm" fo:margin-bottom="0.106cm" fo:orphans="2" fo:widows="2" fo:text-indent="0cm" style:auto-text-indent="false"/>
      <style:text-properties fo:font-size="11pt" fo:font-weight="bold" style:font-size-complex="11pt" style:font-weight-complex="bold"/>
    </style:style>
    <style:style style:name="Heading_20_7" style:display-name="Heading 7" style:family="paragraph" style:parent-style-name="Normal" style:next-style-name="Normal" style:default-outline-level="7" style:class="text">
      <style:paragraph-properties fo:margin-left="0cm" fo:margin-right="0cm" fo:margin-top="0.423cm" fo:margin-bottom="0.106cm" fo:orphans="2" fo:widows="2" fo:text-indent="0cm" style:auto-text-indent="false"/>
    </style:style>
    <style:style style:name="Heading_20_8" style:display-name="Heading 8" style:family="paragraph" style:parent-style-name="Normal" style:next-style-name="Normal" style:default-outline-level="8" style:class="text">
      <style:paragraph-properties fo:margin-left="0cm" fo:margin-right="0cm" fo:margin-top="0.423cm" fo:margin-bottom="0.106cm" fo:orphans="2" fo:widows="2" fo:text-indent="0cm" style:auto-text-indent="false"/>
      <style:text-properties fo:font-style="italic" style:font-style-complex="italic"/>
    </style:style>
    <style:style style:name="Heading_20_9" style:display-name="Heading 9" style:family="paragraph" style:parent-style-name="Normal" style:next-style-name="Normal" style:default-outline-level="9" style:class="text">
      <style:paragraph-properties fo:margin-left="0cm" fo:margin-right="0cm" fo:margin-top="0.423cm" fo:margin-bottom="0.106cm" fo:orphans="2" fo:widows="2" fo:text-indent="0cm" style:auto-text-indent="false"/>
      <style:text-properties style:font-name="Arial" fo:font-size="11pt" style:font-name-complex="Arial" style:font-size-complex="11pt"/>
    </style:style>
    <style:style style:name="Base_20_Font" style:display-name="Base Font" style:family="paragraph">
      <style:text-properties style:font-name="Arial" fo:font-size="12pt" style:language-asian="en" style:country-asian="US" style:font-size-complex="12pt"/>
    </style:style>
    <style:style style:name="Broedtekst" style:family="paragraph" style:parent-style-name="Normal">
      <style:text-properties fo:font-size="11pt"/>
    </style:style>
    <style:style style:name="caption" style:family="paragraph" style:parent-style-name="Normal" style:next-style-name="Normal">
      <style:text-properties fo:font-weight="bold" style:font-size-complex="10pt" style:font-weight-complex="bold"/>
    </style:style>
    <style:style style:name="indrykning" style:family="paragraph" style:parent-style-name="Broedtekst">
      <style:paragraph-properties fo:margin-left="0cm" fo:margin-right="0cm" fo:margin-top="0.353cm" fo:margin-bottom="0cm" fo:orphans="2" fo:widows="2" fo:text-indent="0cm" style:auto-text-indent="false"/>
    </style:style>
    <style:style style:name="header" style:family="paragraph" style:parent-style-name="Base_20_Font">
      <style:paragraph-properties fo:margin-left="0cm" fo:margin-right="0cm" fo:orphans="2" fo:widows="2" fo:text-indent="0cm" style:auto-text-indent="false">
        <style:tab-stops>
          <style:tab-stop style:position="7.62cm" style:type="center"/>
          <style:tab-stop style:position="15.24cm" style:type="right"/>
        </style:tab-stops>
      </style:paragraph-properties>
      <style:text-properties fo:font-size="15pt" fo:letter-spacing="0.035cm" fo:language="en" fo:country="US" style:font-size-complex="15pt"/>
    </style:style>
    <style:style style:name="Index" style:family="paragraph" style:parent-style-name="Standard" style:class="index">
      <style:paragraph-properties text:number-lines="false" text:line-number="0"/>
    </style:style>
    <style:style style:name="Contents_20_5" style:display-name="Contents 5" style:family="paragraph" style:parent-style-name="Normal" style:class="index">
      <style:paragraph-properties fo:margin-left="0cm" fo:margin-right="4.101cm" fo:orphans="2" fo:widows="2" fo:text-indent="0cm" style:auto-text-indent="false">
        <style:tab-stops/>
      </style:paragraph-properties>
      <style:text-properties style:font-name="DINMittelschrift"/>
    </style:style>
    <style:style style:name="indhold_20_overskrift" style:display-name="indhold overskrift" style:family="paragraph" style:parent-style-name="Base_20_Font">
      <style:paragraph-properties fo:margin-left="0cm" fo:margin-right="0cm" fo:margin-top="1.517cm" fo:margin-bottom="0.988cm" fo:orphans="2" fo:widows="2" fo:text-indent="0cm" style:auto-text-indent="false"/>
      <style:text-properties fo:font-size="15pt" fo:font-weight="bold" style:font-size-complex="15pt"/>
    </style:style>
    <style:style style:name="Subtitle" style:family="paragraph" style:parent-style-name="Base_20_Font" style:class="chapter">
      <style:paragraph-properties fo:margin-left="0cm" fo:margin-right="0cm" fo:orphans="2" fo:widows="2" fo:text-indent="0cm" style:auto-text-indent="false">
        <style:tab-stops>
          <style:tab-stop style:position="6.033cm"/>
        </style:tab-stops>
      </style:paragraph-properties>
      <style:text-properties fo:font-size="16pt" style:font-size-complex="16pt"/>
    </style:style>
    <style:style style:name="footer" style:family="paragraph" style:parent-style-name="Normal">
      <style:paragraph-properties fo:margin-left="0cm" fo:margin-right="0cm" fo:orphans="2" fo:widows="2" fo:text-indent="0cm" style:auto-text-indent="false">
        <style:tab-stops>
          <style:tab-stop style:position="7.62cm" style:type="center"/>
          <style:tab-stop style:position="15.24cm" style:type="right"/>
        </style:tab-stops>
      </style:paragraph-properties>
    </style:style>
    <style:style style:name="Title" style:family="paragraph" style:parent-style-name="Base_20_Font" style:class="chapter">
      <style:paragraph-properties fo:margin-left="0cm" fo:margin-right="0cm" fo:orphans="2" fo:widows="2" fo:text-indent="0cm" style:auto-text-indent="false" fo:keep-with-next="always"/>
      <style:text-properties fo:font-size="20pt" fo:font-weight="bold" style:font-size-complex="20pt"/>
    </style:style>
    <style:style style:name="Kolofon_20_virksomhedsnavn" style:display-name="Kolofon virksomhedsnavn" style:family="paragraph" style:parent-style-name="Normal">
      <style:paragraph-properties fo:margin-left="0cm" fo:margin-right="2cm" fo:orphans="2" fo:widows="2" fo:text-indent="0cm" style:auto-text-indent="false"/>
      <style:text-properties fo:color="#000000" style:font-name="Arial" style:font-size-complex="10pt"/>
    </style:style>
    <style:style style:name="Bagside_20_overskrift" style:display-name="Bagside overskrift" style:family="paragraph" style:parent-style-name="Broedtekst">
      <style:paragraph-properties fo:margin-left="3.501cm" fo:margin-right="0cm" fo:orphans="2" fo:widows="2" fo:text-indent="0cm" style:auto-text-indent="false"/>
      <style:text-properties fo:font-weight="bold"/>
    </style:style>
    <style:style style:name="Bagside_20_underoverskrift" style:display-name="Bagside underoverskrift" style:family="paragraph" style:parent-style-name="Broedtekst" style:next-style-name="Bagside_20_broedtekst">
      <style:paragraph-properties fo:margin-left="3.501cm" fo:margin-right="0cm" fo:margin-top="0cm" fo:margin-bottom="0.353cm" fo:orphans="2" fo:widows="2" fo:text-indent="0cm" style:auto-text-indent="false"/>
      <style:text-properties fo:font-style="italic"/>
    </style:style>
    <style:style style:name="Bagside_20_broedtekst" style:display-name="Bagside broedtekst" style:family="paragraph" style:parent-style-name="Broedtekst">
      <style:paragraph-properties fo:margin-left="3.501cm" fo:margin-right="0cm" fo:orphans="2" fo:widows="2" fo:text-indent="0cm" style:auto-text-indent="false"/>
    </style:style>
    <style:style style:name="Contents_20_1" style:display-name="Contents 1" style:family="paragraph" style:parent-style-name="Base_20_Font" style:class="index">
      <style:paragraph-properties fo:margin-left="0cm" fo:margin-right="4.101cm" fo:margin-top="0.459cm" fo:margin-bottom="0cm" fo:orphans="2" fo:widows="2" fo:text-indent="0cm" style:auto-text-indent="false">
        <style:tab-stops/>
      </style:paragraph-properties>
    </style:style>
    <style:style style:name="Contents_20_2" style:display-name="Contents 2" style:family="paragraph" style:parent-style-name="Base_20_Font" style:class="index">
      <style:paragraph-properties fo:margin-left="0cm" fo:margin-right="4.101cm" fo:orphans="2" fo:widows="2" fo:text-indent="0cm" style:auto-text-indent="false">
        <style:tab-stops/>
      </style:paragraph-properties>
      <style:text-properties fo:font-size="10pt"/>
    </style:style>
    <style:style style:name="Contents_20_3" style:display-name="Contents 3" style:family="paragraph" style:parent-style-name="Base_20_Font" style:class="index">
      <style:paragraph-properties fo:margin-left="0cm" fo:margin-right="4.101cm" fo:orphans="2" fo:widows="2" fo:text-indent="0cm" style:auto-text-indent="false">
        <style:tab-stops/>
      </style:paragraph-properties>
      <style:text-properties fo:font-size="10pt"/>
    </style:style>
    <style:style style:name="Kolofon_5f_data" style:display-name="Kolofon_data" style:family="paragraph" style:parent-style-name="Normal">
      <style:text-properties fo:color="#000000" fo:letter-spacing="0.014cm" style:language-asian="da" style:country-asian="DK"/>
    </style:style>
    <style:style style:name="MVTU_5f_Brødtekst" style:display-name="MVTU_Brødtekst" style:family="paragraph" style:parent-style-name="Normal">
      <style:paragraph-properties fo:margin-left="0cm" fo:margin-right="0cm" fo:margin-top="0cm" fo:margin-bottom="0.212cm" style:line-height-at-least="0.459cm" fo:orphans="2" fo:widows="2" fo:text-indent="0cm" style:auto-text-indent="false"/>
      <style:text-properties fo:font-size="11pt" fo:letter-spacing="0.004cm" style:letter-kerning="true" style:language-asian="da" style:country-asian="DK" style:font-size-complex="11pt"/>
    </style:style>
    <style:style style:name="Normal_20__2b__20_Verdana" style:display-name="Normal + Verdana" style:family="paragraph" style:parent-style-name="Normal"/>
    <style:style style:name="BilledtekstX" style:family="paragraph" style:parent-style-name="caption">
      <style:paragraph-properties fo:margin-left="0cm" fo:margin-right="0cm" fo:text-align="center" style:justify-single-word="false" fo:orphans="2" fo:widows="2" fo:text-indent="0cm" style:auto-text-indent="false"/>
      <style:text-properties fo:font-size="8pt"/>
    </style:style>
    <style:style style:name="footnote_20_symbol" style:display-name="footnote symbol" style:family="paragraph" style:parent-style-name="Normal">
      <style:paragraph-properties fo:margin-left="0cm" fo:margin-right="0cm" fo:margin-top="0cm" fo:margin-bottom="0.212cm" fo:orphans="2" fo:widows="2" fo:text-indent="0cm" style:auto-text-indent="false"/>
      <style:text-properties style:font-size-complex="10pt"/>
    </style:style>
    <style:style style:name="Word_20_Normal" style:display-name="Word Normal" style:family="paragraph">
      <style:paragraph-properties fo:margin-left="0cm" fo:margin-right="0cm" fo:orphans="2" fo:widows="2" fo:text-indent="0cm" style:auto-text-indent="false" style:text-autospace="none"/>
      <style:text-properties style:font-name="Arial Unicode MS" style:font-name-asian="Arial Unicode MS"/>
    </style:style>
    <style:style style:name="Normal_20__28_Web_29_" style:display-name="Normal (Web)" style:family="paragraph" style:parent-style-name="Normal">
      <style:paragraph-properties fo:margin-left="0cm" fo:margin-right="0cm" fo:margin-top="0.176cm" fo:margin-bottom="0.176cm" fo:orphans="2" fo:widows="2" fo:text-indent="0cm" style:auto-text-indent="false"/>
      <style:text-properties style:font-name="Times New Roman" fo:font-size="12pt" fo:language="en" fo:country="US"/>
    </style:style>
    <style:style style:name="annotation_20_text" style:display-name="annotation text" style:family="paragraph" style:parent-style-name="Normal">
      <style:text-properties style:font-size-complex="10pt"/>
    </style:style>
    <style:style style:name="annotation_20_subject" style:display-name="annotation subject" style:family="paragraph" style:parent-style-name="annotation_20_text" style:next-style-name="annotation_20_text">
      <style:text-properties fo:font-weight="bold" style:font-weight-complex="bold"/>
    </style:style>
    <style:style style:name="Balloon_20_Text" style:display-name="Balloon Text" style:family="paragraph" style:parent-style-name="Normal">
      <style:text-properties style:font-name="Tahoma" fo:font-size="8pt" style:font-name-complex="Tahoma" style:font-size-complex="8pt"/>
    </style:style>
    <style:style style:name="Revision" style:family="paragraph">
      <style:text-properties style:font-name="Verdana" style:language-asian="en" style:country-asian="US" style:font-size-complex="12pt"/>
    </style:style>
    <style:style style:name="X3AS7TABSTYLE" style:family="paragraph" style:parent-style-name="footer">
      <style:paragraph-properties>
        <style:tab-stops>
          <style:tab-stop style:position="25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Kolofon_20_tekst" style:display-name="Kolofon tekst" style:family="text" style:parent-style-name="Base_20_Font_20_Char_20_Char">
      <style:text-properties fo:color="#000000" style:font-name="Arial" fo:font-size="10pt"/>
    </style:style>
    <style:style style:name="Base_20_Font_20_Char_20_Char" style:display-name="Base Font Char Char" style:family="text" style:parent-style-name="Default_20_Paragraph_20_Font">
      <style:text-properties style:font-name="Arial" fo:font-size="12pt" fo:language="da" fo:country="DK" style:language-asian="en" style:country-asian="US" style:font-size-complex="12pt" style:language-complex="ar" style:country-complex="SA"/>
    </style:style>
    <style:style style:name="Undertitel_20_Char" style:display-name="Undertitel Char" style:family="text" style:parent-style-name="Base_20_Font_20_Char_20_Char">
      <style:text-properties fo:font-size="16pt" style:font-size-complex="16pt"/>
    </style:style>
    <style:style style:name="Kolofon_5f_data_20_Char" style:display-name="Kolofon_data Char" style:family="text" style:parent-style-name="Default_20_Paragraph_20_Font">
      <style:text-properties fo:color="#000000" fo:font-size="12pt" fo:letter-spacing="0.014cm" fo:language="da" fo:country="DK" style:language-asian="da" style:country-asian="DK" style:font-size-complex="12pt" style:language-complex="ar" style:country-complex="SA"/>
    </style:style>
    <style:style style:name="page_20_number" style:display-name="page number" style:family="text" style:parent-style-name="Default_20_Paragraph_20_Font">
      <style:text-properties style:font-name="Arial" fo:font-size="8pt"/>
    </style:style>
    <style:style style:name="Header_20_Char" style:display-name="Header Char" style:family="text" style:parent-style-name="Base_20_Font_20_Char_20_Char">
      <style:text-properties fo:font-size="15pt" fo:letter-spacing="0.035cm" fo:language="en" fo:country="US" style:font-size-complex="15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itle_20_Char" style:display-name="Title Char" style:family="text" style:parent-style-name="Default_20_Paragraph_20_Font">
      <style:text-properties style:font-name="Arial" fo:font-size="20pt" fo:language="da" fo:country="DK" fo:font-weight="bold" style:language-asian="en" style:country-asian="US" style:font-size-complex="20pt" style:language-complex="ar" style:country-complex="SA"/>
    </style:style>
    <style:style style:name="Broedtekst_20_Tegn" style:display-name="Broedtekst Tegn" style:family="text" style:parent-style-name="Default_20_Paragraph_20_Font">
      <style:text-properties fo:font-size="11pt" fo:language="da" fo:country="DK" style:language-asian="en" style:country-asian="US" style:font-size-complex="12pt" style:language-complex="ar" style:country-complex="SA"/>
    </style:style>
    <style:style style:name="Normal_20__2b__20_Verdana_20_Tegn" style:display-name="Normal + Verdana Tegn" style:family="text" style:parent-style-name="Default_20_Paragraph_20_Font">
      <style:text-properties fo:font-size="12pt" fo:language="en" fo:country="US" style:language-asian="en" style:country-asian="US" style:font-size-complex="12pt" style:language-complex="ar" style:country-complex="SA"/>
    </style:style>
    <style:style style:name="Heading_20_1_20_Char" style:display-name="Heading 1 Char" style:family="text" style:parent-style-name="Default_20_Paragraph_20_Font">
      <style:text-properties style:font-name="Arial" fo:font-size="15pt" fo:language="da" fo:country="DK" fo:font-weight="bold" style:letter-kerning="true" style:language-asian="en" style:country-asian="US" style:font-name-complex="Arial" style:font-size-complex="15pt" style:language-complex="ar" style:country-complex="SA" style:font-weight-complex="bold"/>
    </style:style>
    <style:style style:name="Heading_20_2_20_Char" style:display-name="Heading 2 Char" style:family="text" style:parent-style-name="Default_20_Paragraph_20_Font">
      <style:text-properties style:font-name="Arial" fo:font-size="12pt" fo:language="da" fo:country="DK" fo:font-weight="bold" style:language-asian="en" style:country-asian="US" style:font-name-complex="Arial" style:font-size-complex="12pt" style:language-complex="ar" style:country-complex="SA" style:font-style-complex="italic" style:font-weight-complex="bold"/>
    </style:style>
    <style:style style:name="Heading_20_3_20_Char" style:display-name="Heading 3 Char" style:family="text" style:parent-style-name="Default_20_Paragraph_20_Font">
      <style:text-properties style:font-name="Arial" fo:language="da" fo:country="DK" fo:font-weight="bold" style:language-asian="en" style:country-asian="US" style:font-name-complex="Arial" style:font-size-complex="13pt" style:language-complex="ar" style:country-complex="SA" style:font-weight-complex="bold"/>
    </style:style>
    <style:style style:name="Footnote_20_Text_20_Char" style:display-name="Footnote Text Char" style:family="text" style:parent-style-name="Default_20_Paragraph_20_Font">
      <style:text-properties style:font-name="Verdana" fo:language="da" fo:country="DK" style:language-asian="en" style:country-asian="US" style:language-complex="ar" style:country-complex="SA"/>
    </style:style>
    <style:style style:name="footnote_20_anchor" style:display-name="footnote anchor" style:family="text" style:parent-style-name="Default_20_Paragraph_20_Font">
      <style:text-properties style:text-position="super 58%" style:font-name="Verdana" style:font-name-complex="Times New Roman"/>
    </style:style>
    <style:style style:name="Emphasis" style:family="text">
      <style:text-properties fo:color="#ffffff" fo:language="da" fo:country="DK" fo:font-style="italic"/>
    </style:style>
    <style:style style:name="Strong" style:family="text" style:parent-style-name="Default_20_Paragraph_20_Font">
      <style:text-properties fo:font-weight="bold" style:font-weight-complex="bold"/>
    </style:style>
    <style:style style:name="annotation_20_reference" style:display-name="annotation reference" style:family="text" style:parent-style-name="Default_20_Paragraph_20_Font">
      <style:text-properties fo:font-size="8pt" style:font-size-complex="8pt"/>
    </style:style>
    <style:style style:name="Comment_20_Text_20_Char" style:display-name="Comment Text Char" style:family="text" style:parent-style-name="Default_20_Paragraph_20_Font">
      <style:text-properties style:font-name="Verdana" style:language-asian="en" style:country-asian="US"/>
    </style:style>
    <style:style style:name="Comment_20_Subject_20_Char" style:display-name="Comment Subject Char" style:family="text" style:parent-style-name="Comment_20_Text_20_Char">
      <style:text-properties fo:font-weight="bold" style:font-weight-complex="bold"/>
    </style:style>
    <style:style style:name="Balloon_20_Text_20_Char" style:display-name="Balloon Text Char" style:family="text" style:parent-style-name="Default_20_Paragraph_20_Font">
      <style:text-properties style:font-name="Tahoma" fo:font-size="8pt" style:language-asian="en" style:country-asian="US" style:font-name-complex="Tahoma" style:font-size-complex="8pt"/>
    </style:style>
    <style:style style:name="Footer_20_Char" style:display-name="Footer Char" style:family="text" style:parent-style-name="Default_20_Paragraph_20_Font">
      <style:text-properties style:font-name="Verdana" fo:language="da" fo:country="DK" style:font-size-complex="12pt"/>
    </style:style>
    <style:style style:name="FollowedHyperlink" style:family="text" style:parent-style-name="Default_20_Paragraph_20_Font">
      <style:text-properties fo:color="#606420" style:text-underline-style="solid" style:text-underline-width="auto" style:text-underline-color="font-color"/>
    </style:style>
    <style:style style:name="X3AS7TOCHyperlink" style:family="text" style:parent-style-name="Default_20_Paragraph_20_Font">
      <style:text-properties fo:color="#000000" style:text-underline-style="none"/>
    </style:style>
    <style:style style:name="BulletSymbol" style:family="text">
      <style:text-properties style:font-name="Symbol"/>
    </style:style>
    <style:style style:name="MonoElementm0m0m13m0m0m" style:family="text"/>
    <style:style style:name="MonoElementm1m0m13m0m0m" style:family="text">
      <style:text-properties style:font-name="Wingdings" style:font-name-complex="Courier New"/>
    </style:style>
    <style:style style:name="MonoElementm2m0m13m0m0m" style:family="text">
      <style:text-properties fo:font-variant="normal" fo:text-transform="none" style:text-outline="false" style:font-name="DINMittelschrift" fo:font-size="10pt" fo:letter-spacing="normal" fo:font-style="normal" fo:text-shadow="none" style:text-underline-style="none" fo:font-weight="normal" style:letter-kerning="true" style:font-name-complex="Times New Roman" style:font-size-complex="10pt" style:font-style-complex="normal" style:font-weight-complex="normal" style:text-emphasize="none" style:font-relief="engraved" text:display="true"/>
    </style:style>
    <style:style style:name="MonoElementm3m0m13m0m0m" style:family="text"/>
    <style:style style:name="MonoElementm4m0m13m0m0m" style:family="text">
      <style:text-properties style:font-name="Wingdings" style:font-name-complex="Courier New"/>
    </style:style>
    <style:style style:name="MonoElementm5m0m13m0m0m" style:family="text">
      <style:text-properties style:use-window-font-color="true" style:font-name="Symbol" style:letter-kerning="true"/>
    </style:style>
    <style:style style:name="MonoElementm6m0m13m0m0m" style:family="text">
      <style:text-properties style:font-name="Wingdings" style:font-name-complex="Courier New"/>
    </style:style>
    <style:style style:name="MonoElementm7m0m13m0m0m" style:family="text"/>
    <style:style style:name="MonoElementm8m0m13m0m0m" style:family="text">
      <style:text-properties style:font-name="Wingdings" style:font-name-complex="Courier New"/>
    </style:style>
    <style:style style:name="MonoElementm9m0m13m0m0m" style:family="text"/>
    <style:style style:name="MonoElementm10m0m13m0m0m" style:family="text">
      <style:text-properties style:font-name="Wingdings" style:font-name-complex="Courier New"/>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anchor"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orphans="2" fo:widows="2" fo:text-indent="0cm" style:auto-text-indent="false">
        <style:tab-stops>
          <style:tab-stop style:position="7.62cm" style:type="center"/>
          <style:tab-stop style:position="15.24cm" style:type="right"/>
        </style:tab-stops>
      </style:paragraph-properties>
    </style:style>
    <style:style style:name="MP2" style:family="paragraph" style:parent-style-name="header">
      <style:paragraph-properties fo:margin-left="0cm" fo:margin-right="0cm" fo:margin-top="0cm" fo:margin-bottom="0cm" fo:orphans="2" fo:widows="2" fo:text-indent="0cm" style:auto-text-indent="false">
        <style:tab-stops>
          <style:tab-stop style:position="7.62cm" style:type="center"/>
          <style:tab-stop style:position="15.24cm" style:type="right"/>
        </style:tab-stops>
      </style:paragraph-properties>
    </style:style>
    <style:style style:name="MP3" style:family="paragraph" style:parent-style-name="footer">
      <style:paragraph-properties fo:margin-left="0cm" fo:margin-right="0.635cm" fo:orphans="2" fo:widows="2" fo:text-indent="0.635cm" style:auto-text-indent="false">
        <style:tab-stops>
          <style:tab-stop style:position="7.62cm" style:type="center"/>
          <style:tab-stop style:position="15.24cm" style:type="right"/>
        </style:tab-stops>
      </style:paragraph-properties>
    </style:style>
    <style:style style:name="MP4" style:family="paragraph" style:parent-style-name="footer">
      <style:paragraph-properties fo:margin-left="0cm" fo:margin-right="0cm" fo:margin-top="0cm" fo:margin-bottom="0cm" fo:orphans="2" fo:widows="2" fo:text-indent="0cm" style:auto-text-indent="false"/>
    </style:style>
    <style:style style:name="MP5" style:family="paragraph" style:parent-style-name="footer">
      <style:paragraph-properties fo:margin-left="0cm" fo:margin-right="0cm" fo:orphans="2" fo:widows="2" fo:text-indent="0cm" style:auto-text-indent="false">
        <style:tab-stops>
          <style:tab-stop style:position="7.62cm" style:type="center"/>
          <style:tab-stop style:position="15.24cm" style:type="right"/>
        </style:tab-stops>
      </style:paragraph-properties>
    </style:style>
    <style:style style:name="MP6" style:family="paragraph" style:parent-style-name="footer">
      <style:paragraph-properties fo:margin-left="0cm" fo:margin-right="0cm" fo:orphans="2" fo:widows="2" fo:text-indent="0cm" style:auto-text-indent="false">
        <style:tab-stops>
          <style:tab-stop style:position="2cm"/>
          <style:tab-stop style:position="7.62cm" style:type="center"/>
          <style:tab-stop style:position="15.24cm" style:type="right"/>
        </style:tab-stops>
      </style:paragraph-properties>
    </style:style>
    <style:style style:name="MP7" style:family="paragraph" style:parent-style-name="header">
      <style:paragraph-properties fo:margin-left="0cm" fo:margin-right="0cm" fo:orphans="2" fo:widows="2" fo:text-indent="0cm" style:auto-text-indent="false">
        <style:tab-stops>
          <style:tab-stop style:position="7.62cm" style:type="center"/>
          <style:tab-stop style:position="15.24cm" style:type="right"/>
        </style:tab-stops>
      </style:paragraph-properties>
      <style:text-properties fo:language="da" fo:country="DK" style:language-asian="da" style:country-asian="DK"/>
    </style:style>
    <style:style style:name="MP8" style:family="paragraph" style:parent-style-name="Footer">
      <style:paragraph-properties fo:margin-left="0cm" fo:margin-right="0cm" fo:margin-top="0cm" fo:margin-bottom="0cm" fo:orphans="2" fo:widows="2" fo:text-indent="0cm" style:auto-text-indent="false"/>
    </style:style>
    <style:style style:name="MT1" style:family="text"/>
    <style:style style:name="Mfr1" style:family="graphic" style:parent-style-name="Frame">
      <style:graphic-properties style:wrap="parallel" style:number-wrapped-paragraphs="no-limit" style:vertical-pos="from-top" style:vertical-rel="paragraph-content" style:horizontal-pos="right" style:horizontal-rel="paragraph-content" fo:padding="0.15cm" fo:border="none"/>
    </style:style>
    <style:style style:name="Mfr2" style:family="graphic" style:parent-style-name="Graphics">
      <style:graphic-properties fo:margin-left="0.319cm" fo:margin-right="0.319cm" fo:margin-top="0cm" fo:margin-bottom="0cm"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3cm" fo:page-height="29.704cm" style:num-format="1" style:print-orientation="portrait" fo:margin-top="0cm" fo:margin-bottom="0.513cm" fo:margin-left="1.905cm" fo:margin-right="1.905cm" style:writing-mode="lr-tb" style:footnote-max-height="0cm">
        <style:columns fo:column-count="1" fo:column-gap="0cm"/>
        <style:footnote-sep style:width="0.005cm" style:adjustment="left" style:rel-width="30%" style:color="#000000"/>
      </style:page-layout-properties>
      <style:header-style>
        <style:header-footer-properties fo:min-height="0cm" fo:margin-left="0cm" fo:margin-right="0cm" fo:margin-bottom="0cm" style:dynamic-spacing="false"/>
      </style:header-style>
      <style:footer-style>
        <style:header-footer-properties fo:min-height="1.238cm" fo:margin-left="0cm" fo:margin-right="0cm" fo:margin-top="0cm" style:dynamic-spacing="false"/>
      </style:footer-style>
    </style:page-layout>
    <style:page-layout style:name="Mpm2">
      <style:page-layout-properties fo:page-width="21.003cm" fo:page-height="29.704cm" style:num-format="1" style:print-orientation="portrait" fo:margin-top="0cm" fo:margin-bottom="0.513cm" fo:margin-left="1.905cm" fo:margin-right="1.905cm" style:writing-mode="lr-tb" style:footnote-max-height="0cm">
        <style:columns fo:column-count="1" fo:column-gap="0cm"/>
        <style:footnote-sep style:width="0.005cm" style:adjustment="left" style:rel-width="30%" style:color="#000000"/>
      </style:page-layout-properties>
      <style:header-style/>
      <style:footer-style>
        <style:header-footer-properties fo:min-height="1.238cm" fo:margin-left="0cm" fo:margin-right="0cm" fo:margin-top="0cm" style:dynamic-spacing="false"/>
      </style:footer-style>
    </style:page-layout>
    <style:page-layout style:name="Mpm3">
      <style:page-layout-properties fo:page-width="21.003cm" fo:page-height="29.704cm" style:num-format="1" style:print-orientation="portrait" fo:margin-top="1.251cm" fo:margin-bottom="1.251cm" fo:margin-left="0cm" fo:margin-right="0cm" style:writing-mode="lr-tb" style:footnote-max-height="0cm">
        <style:footnote-sep style:width="0.005cm" style:adjustment="left" style:rel-width="24%" style:color="#000000"/>
      </style:page-layout-properties>
      <style:header-style/>
      <style:footer-style>
        <style:header-footer-properties fo:min-height="0cm" fo:margin-left="0cm" fo:margin-right="0cm" fo:margin-top="0cm" style:dynamic-spacing="false"/>
      </style:footer-style>
    </style:page-layout>
    <style:page-layout style:name="Mpm4">
      <style:page-layout-properties fo:page-width="21.003cm" fo:page-height="29.704cm" style:num-format="1" style:print-orientation="portrait" fo:margin-top="1.251cm" fo:margin-bottom="1.251cm" fo:margin-left="0cm" fo:margin-right="0cm" style:writing-mode="lr-tb" style:footnote-max-height="0cm">
        <style:footnote-sep style:width="0.005cm" style:adjustment="left" style:rel-width="24%" style:color="#000000"/>
      </style:page-layout-properties>
      <style:header-style>
        <style:header-footer-properties fo:min-height="0cm" fo:margin-left="0cm" fo:margin-right="0cm" fo:margin-bottom="0cm" style:dynamic-spacing="false"/>
      </style:header-style>
      <style:footer-style/>
    </style:page-layout>
    <style:page-layout style:name="Mpm5">
      <style:page-layout-properties fo:page-width="21.003cm" fo:page-height="29.704cm" style:num-format="1" style:print-orientation="portrait" fo:margin-top="0cm" fo:margin-bottom="0cm" fo:margin-left="0cm" fo:margin-right="0cm" style:writing-mode="lr-tb" style:footnote-max-height="0cm">
        <style:footnote-sep style:width="0.005cm" style:adjustment="left" style:rel-width="24%" style:color="#000000"/>
      </style:page-layout-properties>
      <style:header-style/>
      <style:footer-style>
        <style:header-footer-properties fo:min-height="0cm" fo:margin-left="0cm" fo:margin-right="0cm" fo:margin-top="0cm" style:dynamic-spacing="false"/>
      </style:footer-style>
    </style:page-layout>
    <style:page-layout style:name="Mpm6">
      <style:page-layout-properties fo:page-width="21.003cm" fo:page-height="29.704cm" style:num-format="1" style:print-orientation="portrait" fo:margin-top="0cm" fo:margin-bottom="0cm" fo:margin-left="0cm" fo:margin-right="0cm" style:writing-mode="lr-tb" style:footnote-max-height="0cm">
        <style:footnote-sep style:width="0.005cm" style:adjustment="left" style:rel-width="24%" style:color="#000000"/>
      </style:page-layout-properties>
      <style:header-style>
        <style:header-footer-properties fo:min-height="0cm" fo:margin-left="0cm" fo:margin-right="0cm" fo:margin-bottom="0cm" style:dynamic-spacing="false"/>
      </style:header-style>
      <style:footer-style/>
    </style:page-layout>
    <style:page-layout style:name="Mpm7">
      <style:page-layout-properties fo:page-width="21.003cm" fo:page-height="29.704cm" style:num-format="1" style:print-orientation="portrait" fo:margin-top="1.251cm" fo:margin-bottom="1.401cm" fo:margin-left="0cm" fo:margin-right="0cm" style:writing-mode="lr-tb" style:footnote-max-height="0cm">
        <style:footnote-sep style:width="0.005cm" style:adjustment="left" style:rel-width="24%" style:color="#000000"/>
      </style:page-layout-properties>
      <style:header-style/>
      <style:footer-style>
        <style:header-footer-properties fo:min-height="0.15cm" fo:margin-left="0cm" fo:margin-right="0cm" fo:margin-top="0cm" style:dynamic-spacing="false"/>
      </style:footer-style>
    </style:page-layout>
    <style:page-layout style:name="Mpm8">
      <style:page-layout-properties fo:page-width="21.003cm" fo:page-height="29.704cm" style:num-format="1" style:print-orientation="portrait" fo:margin-top="1.251cm" fo:margin-bottom="1.401cm" fo:margin-left="0cm" fo:margin-right="0cm" style:writing-mode="lr-tb" style:footnote-max-height="0cm">
        <style:footnote-sep style:width="0.005cm" style:adjustment="left" style:rel-width="24%" style:color="#000000"/>
      </style:page-layout-properties>
      <style:header-style>
        <style:header-footer-properties fo:min-height="0.45cm" fo:margin-left="0cm" fo:margin-right="0cm" fo:margin-bottom="0cm" style:dynamic-spacing="false"/>
      </style:header-style>
      <style:footer-style/>
    </style:page-layout>
    <style:page-layout style:name="Mpm9">
      <style:page-layout-properties fo:page-width="21.003cm" fo:page-height="29.704cm" style:num-format="1" style:print-orientation="portrait" fo:margin-top="1.251cm" fo:margin-bottom="1.251cm" fo:margin-left="2.54cm" fo:margin-right="2.54cm" style:writing-mode="lr-tb" style:footnote-max-height="0cm">
        <style:footnote-sep style:width="0.005cm" style:adjustment="left" style:rel-width="32%" style:color="#000000"/>
      </style:page-layout-properties>
      <style:header-style/>
      <style:footer-style>
        <style:header-footer-properties fo:min-height="1.289cm" fo:margin-left="0cm" fo:margin-right="0cm" fo:margin-top="0cm" style:dynamic-spacing="false"/>
      </style:footer-style>
    </style:page-layout>
    <style:page-layout style:name="Mpm10">
      <style:page-layout-properties fo:page-width="21.003cm" fo:page-height="29.704cm" style:num-format="1" style:print-orientation="portrait" fo:margin-top="1.251cm" fo:margin-bottom="1.251cm" fo:margin-left="2.54cm" fo:margin-right="2.54cm" style:writing-mode="lr-tb" style:footnote-max-height="0cm">
        <style:footnote-sep style:width="0.005cm" style:adjustment="left" style:rel-width="32%" style:color="#000000"/>
      </style:page-layout-properties>
      <style:header-style>
        <style:header-footer-properties fo:min-height="1.289cm" fo:margin-left="0cm" fo:margin-right="0cm" fo:margin-bottom="0cm" style:dynamic-spacing="false"/>
      </style:header-style>
      <style:footer-style>
        <style:header-footer-properties fo:min-height="1.289cm" fo:margin-left="0cm" fo:margin-right="0cm" fo:margin-top="0cm" style:dynamic-spacing="false"/>
      </style:footer-style>
    </style:page-layout>
  </office:automatic-styles>
  <office:master-styles>
    <style:master-page style:name="Standard" style:page-layout-name="Mpm1">
      <style:header>
        <text:p text:style-name="MP1"/>
      </style:header>
      <style:header-left>
        <text:p text:style-name="MP2"/>
      </style:header-left>
      <style:footer>
        <text:p text:style-name="footer"><draw:frame draw:style-name="Mfr1" draw:name="Ramme1" text:anchor-type="paragraph" svg:y="0cm" fo:min-width="0.041cm" draw:z-index="0"><draw:text-box fo:min-height="0cm"><text:p text:style-name="footer"><text:span text:style-name="page_20_number"><text:page-number style:num-format="1" text:select-page="current">20</text:page-number></text:span></text:p></draw:text-box></draw:frame></text:p>
        <text:p text:style-name="MP3"><text:tab/>Udkast 0.8 pr 9. juni 2010</text:p>
      </style:footer>
      <style:footer-left>
        <text:p text:style-name="footer"><draw:frame draw:style-name="Mfr1" draw:name="1" text:anchor-type="paragraph" svg:y="0cm" fo:min-width="0.041cm" draw:z-index="0"><draw:text-box fo:min-height="0cm"><text:p text:style-name="footer"><text:span text:style-name="page_20_number"><text:page-number style:num-format="1" text:select-page="current">20</text:page-number></text:span></text:p></draw:text-box></draw:frame></text:p>
        <text:p text:style-name="MP3"><text:tab/>Udkast 0.8 pr 9. juni 2010</text:p>
        <text:p text:style-name="MP4"/>
      </style:footer-left>
    </style:master-page>
    <style:master-page style:name="First_20_Page" style:display-name="First Page" style:page-layout-name="Mpm2" style:next-style-name="Standard">
      <style:footer>
        <text:p text:style-name="MP5">Side <text:page-number style:num-format="1" text:select-page="current">20</text:page-number> <text:s text:c="6"/><text:tab/>Udkast 0.8 pr 9. juni 2010</text:p>
        <text:p text:style-name="MP5"/>
      </style:footer>
    </style:master-page>
    <style:master-page style:name="First_5f_H_5f_MonoElementm0m0m2m0m0m27m0m0m" style:display-name="First_H_MonoElementm0m0m2m0m0m27m0m0m" style:page-layout-name="Mpm3" style:next-style-name="H_5f_MonoElementm0m0m2m0m0m27m0m0m">
      <style:footer>
        <text:p text:style-name="MP6"><text:tab/>Udkast 0.8 pr 9. juni 2010</text:p>
      </style:footer>
    </style:master-page>
    <style:master-page style:name="H_5f_MonoElementm0m0m2m0m0m27m0m0m" style:display-name="H_MonoElementm0m0m2m0m0m27m0m0m" style:page-layout-name="Mpm4">
      <style:header>
        <text:p text:style-name="Header"/>
      </style:header>
      <style:header-left>
        <text:p text:style-name="MP7"><draw:frame draw:style-name="Mfr2" draw:name="Picture 39" text:anchor-type="paragraph" svg:x="16cm" svg:y="3.56cm" svg:width="0.392cm" svg:height="0.392cm" draw:z-index="0"><draw:image xlink:href="Pictures/100002010000000D0000000D5A19C82F.png" xlink:type="simple" xlink:show="embed" xlink:actuate="onLoad"/></draw:frame></text:p>
      </style:header-left>
    </style:master-page>
    <style:master-page style:name="First_5f_H_5f_MonoElementm0m0m4m0m0m27m0m0m" style:display-name="First_H_MonoElementm0m0m4m0m0m27m0m0m" style:page-layout-name="Mpm5" style:next-style-name="H_5f_MonoElementm0m0m4m0m0m27m0m0m">
      <style:footer>
        <text:p text:style-name="MP5"/>
      </style:footer>
    </style:master-page>
    <style:master-page style:name="H_5f_MonoElementm0m0m4m0m0m27m0m0m" style:display-name="H_MonoElementm0m0m4m0m0m27m0m0m" style:page-layout-name="Mpm6">
      <style:header>
        <text:p text:style-name="Header"/>
      </style:header>
      <style:header-left>
        <text:p text:style-name="MP7"><draw:frame draw:style-name="Mfr2" draw:name="Picture 391" text:anchor-type="paragraph" svg:x="16cm" svg:y="3.56cm" svg:width="0.392cm" svg:height="0.392cm" draw:z-index="0"><draw:image xlink:href="Pictures/100002010000000D0000000D5A19C82F.png" xlink:type="simple" xlink:show="embed" xlink:actuate="onLoad"/></draw:frame></text:p>
      </style:header-left>
    </style:master-page>
    <style:master-page style:name="First_5f_H_5f_MonoElementm0m0m6m0m0m27m0m0m" style:display-name="First_H_MonoElementm0m0m6m0m0m27m0m0m" style:page-layout-name="Mpm7" style:next-style-name="H_5f_MonoElementm0m0m6m0m0m27m0m0m">
      <style:footer>
        <text:p text:style-name="MP5"><text:s text:c="21"/>Udkast 0.8 pr 9. juni 2010</text:p>
        <text:p text:style-name="MP5"/>
      </style:footer>
    </style:master-page>
    <style:master-page style:name="H_5f_MonoElementm0m0m6m0m0m27m0m0m" style:display-name="H_MonoElementm0m0m6m0m0m27m0m0m" style:page-layout-name="Mpm8">
      <style:header>
        <text:p text:style-name="Header"/>
      </style:header>
      <style:header-left>
        <text:p text:style-name="MP7"><draw:frame draw:style-name="Mfr2" draw:name="Picture 392" text:anchor-type="paragraph" svg:x="16cm" svg:y="3.56cm" svg:width="0.392cm" svg:height="0.392cm" draw:z-index="0"><draw:image xlink:href="Pictures/100002010000000D0000000D5A19C82F.png" xlink:type="simple" xlink:show="embed" xlink:actuate="onLoad"/></draw:frame></text:p>
      </style:header-left>
    </style:master-page>
    <style:master-page style:name="First_5f_H_5f_MonoElementm2m0m25m0m0m27m0m0m" style:display-name="First_H_MonoElementm2m0m25m0m0m27m0m0m" style:page-layout-name="Mpm9" style:next-style-name="H_5f_MonoElementm2m0m25m0m0m27m0m0m">
      <style:footer>
        <text:p text:style-name="MP5">Side <text:page-number style:num-format="1" text:select-page="current">20</text:page-number> <text:s text:c="6"/><text:tab/>Udkast 0.8 pr 9. juni 2010</text:p>
        <text:p text:style-name="MP5"/>
      </style:footer>
    </style:master-page>
    <style:master-page style:name="H_5f_MonoElementm2m0m25m0m0m27m0m0m" style:display-name="H_MonoElementm2m0m25m0m0m27m0m0m" style:page-layout-name="Mpm10">
      <style:header>
        <text:p text:style-name="Header"/>
      </style:header>
      <style:header-left>
        <text:p text:style-name="MP1"/>
      </style:header-left>
      <style:footer>
        <text:p text:style-name="MP8"/>
      </style:footer>
      <style:footer-left>
        <text:p text:style-name="footer"><draw:frame draw:style-name="Mfr1" draw:name="2" text:anchor-type="paragraph" svg:y="0cm" fo:min-width="0.041cm" draw:z-index="0"><draw:text-box fo:min-height="0cm"><text:p text:style-name="footer"><text:span text:style-name="page_20_number"><text:page-number style:num-format="1" text:select-page="current">20</text:page-number></text:span></text:p></draw:text-box></draw:frame></text:p>
        <text:p text:style-name="MP3"><text:tab/>Udkast 0.8 pr 9. juni 2010</text:p>
        <text:p text:style-name="MP8"/>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8$Build-9502</meta:generator>
    <meta:initial-creator>Peter Nørregaard</meta:initial-creator>
    <meta:creation-date>2010-06-02T17:13:00Z</meta:creation-date>
    <dc:creator>Peter Nørregaard</dc:creator>
    <dc:date>2010-06-03T07:49:00Z</dc:date>
    <meta:print-date>2010-06-02T17:35:00Z</meta:print-date>
    <meta:editing-cycles>4</meta:editing-cycles>
    <meta:editing-duration>PT0H30M0S</meta:editing-duration>
    <meta:document-statistic meta:table-count="22" meta:image-count="6" meta:object-count="0" meta:page-count="20" meta:paragraph-count="490" meta:word-count="3586" meta:character-count="25216"/>
    <meta:user-defined meta:name="CurrentLanguage">Danish</meta:user-defined>
    <meta:user-defined meta:name="NetpubID">itst_a4_dk_01</meta:user-defined>
    <meta:user-defined meta:name="NumberOfPictureTreated">0</meta:user-defined>
    <meta:user-defined meta:name="bkmAuthor"/>
    <meta:user-defined meta:name="bkmContactAddress">Holsteinsgade 63</meta:user-defined>
    <meta:user-defined meta:name="bkmContactCity">København Ø</meta:user-defined>
    <meta:user-defined meta:name="bkmContactCountry">Danmark</meta:user-defined>
    <meta:user-defined meta:name="bkmContactEmail">itst@itst.dk</meta:user-defined>
    <meta:user-defined meta:name="bkmContactFax">3545 0010</meta:user-defined>
    <meta:user-defined meta:name="bkmContactName">IT- &amp; Telestyrelsen</meta:user-defined>
    <meta:user-defined meta:name="bkmContactPhone">3545 0000</meta:user-defined>
    <meta:user-defined meta:name="bkmContactUrl">http://www.itst.dk</meta:user-defined>
    <meta:user-defined meta:name="bkmContactZipcode">2100</meta:user-defined>
    <meta:user-defined meta:name="bkmCopyright"/>
    <meta:user-defined meta:name="bkmIsbnDigital"/>
    <meta:user-defined meta:name="bkmIsbnNumber"> </meta:user-defined>
    <meta:user-defined meta:name="bkmIssnNumber"/>
    <meta:user-defined meta:name="bkmKeywords"/>
    <meta:user-defined meta:name="bkmNotes"/>
    <meta:user-defined meta:name="bkmOplag"/>
    <meta:user-defined meta:name="bkmOtherContributors"/>
    <meta:user-defined meta:name="bkmOtherIdent"/>
    <meta:user-defined meta:name="bkmPhoto"/>
    <meta:user-defined meta:name="bkmPublVersion"/>
    <meta:user-defined meta:name="bkmPublVersionDate"/>
    <meta:user-defined meta:name="bkmPublisher">IT- &amp; Telestyrelsen</meta:user-defined>
    <meta:user-defined meta:name="bkmResInstitution"/>
    <meta:user-defined meta:name="bkmResume">Udestår</meta:user-defined>
    <meta:user-defined meta:name="bkmSeriesTitle"/>
    <meta:user-defined meta:name="bkmSubTitle"/>
    <meta:user-defined meta:name="bkmTitle">Standard for Person(Part)</meta:user-defined>
    <meta:user-defined meta:name="bkmTrykkerinavn"/>
  </office:meta>
</office:document-meta>
</file>